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37in"/>
    </style:style>
    <style:style style:name="co4" style:family="table-column">
      <style:table-column-properties fo:break-before="auto" style:column-width="1.028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019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 style:data-style-name="N6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99"/>
    <style:style style:name="ce7" style:family="table-cell" style:parent-style-name="Default" style:data-style-name="N99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V+</text:p>
          </table:table-cell>
          <table:table-cell office:value-type="string" calcext:value-type="string">
            <text:p>V-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V+</text:p>
          </table:table-cell>
          <table:table-cell/>
          <table:table-cell office:value-type="string" calcext:value-type="string">
            <text:p>Drop V+ Side</text:p>
          </table:table-cell>
          <table:table-cell table:number-columns-repeated="8"/>
          <table:table-cell office:value-type="string" calcext:value-type="string">
            <text:p>Drop V- Side</text:p>
          </table:table-cell>
          <table:table-cell table:number-columns-repeated="8"/>
        </table:table-row>
        <table:table-row table:style-name="ro1">
          <table:table-cell office:value-type="float" office:value="2.2248" calcext:value-type="float">
            <text:p>2.2248</text:p>
          </table:table-cell>
          <table:table-cell office:value-type="float" office:value="2200" calcext:value-type="float">
            <text:p>2200</text:p>
          </table:table-cell>
          <table:table-cell table:formula="of:=([.$A$2])*([.$A$4]/([.B2]+[.$A$4]))" office:value-type="float" office:value="0.0967304347826087" calcext:value-type="float">
            <text:p>0.0967304348</text:p>
          </table:table-cell>
          <table:table-cell table:formula="of:=[.C2]/2" office:value-type="float" office:value="0.0483652173913044" calcext:value-type="float">
            <text:p>0.0483652174</text:p>
          </table:table-cell>
          <table:table-cell table:formula="of:=-[.C2]/2" office:value-type="float" office:value="-0.0483652173913044" calcext:value-type="float">
            <text:p>-0.04836521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formula="of:=([.$G$2]*[.H2])/(1500+[.H2])" office:value-type="float" office:value="6" calcext:value-type="float">
            <text:p>6</text:p>
          </table:table-cell>
          <table:table-cell table:formula="of:=[.I2]/2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2300" calcext:value-type="float">
            <text:p>2300</text:p>
          </table:table-cell>
          <table:table-cell table:formula="of:=([.$A$2])*([.$A$4]/([.B3]+[.$A$4]))" office:value-type="float" office:value="0.0927" calcext:value-type="float">
            <text:p>0.0927</text:p>
          </table:table-cell>
          <table:table-cell table:formula="of:=[.C3]/2" office:value-type="float" office:value="0.04635" calcext:value-type="float">
            <text:p>0.04635</text:p>
          </table:table-cell>
          <table:table-cell table:formula="of:=-[.C3]/2" office:value-type="float" office:value="-0.04635" calcext:value-type="float">
            <text:p>-0.04635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formula="of:=([.$G$2]*[.H3])/(1500+[.H3])" office:value-type="float" office:value="7.5" calcext:value-type="float">
            <text:p>7.5</text:p>
          </table:table-cell>
          <table:table-cell table:formula="of:=[.I3]/2" office:value-type="float" office:value="3.75" calcext:value-type="float">
            <text:p>3.75</text:p>
          </table:table-cell>
          <table:table-cell/>
          <table:table-cell office:value-type="string" calcext:value-type="string">
            <text:p>Add res between V+ and pot (Rpn)</text:p>
          </table:table-cell>
          <table:table-cell table:number-columns-repeated="8"/>
          <table:table-cell office:value-type="string" calcext:value-type="string">
            <text:p>Add res between V- and pot (Rpn)</text:p>
          </table:table-cell>
          <table:table-cell table:number-columns-repeated="8"/>
        </table:table-row>
        <table:table-row table:style-name="ro1">
          <table:table-cell table:style-name="ce1" office:value-type="float" office:value="100" calcext:value-type="float">
            <text:p>1.00E+002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table:formula="of:=([.$A$2])*([.$A$4]/([.B4]+[.$A$4]))" office:value-type="float" office:value="0.088992" calcext:value-type="float">
            <text:p>0.088992</text:p>
          </table:table-cell>
          <table:table-cell table:style-name="ce2" table:formula="of:=[.C4]/2" office:value-type="float" office:value="0.044496" calcext:value-type="float">
            <text:p>0.044496</text:p>
          </table:table-cell>
          <table:table-cell table:style-name="ce2" table:formula="of:=-[.C4]/2" office:value-type="float" office:value="-0.044496" calcext:value-type="float">
            <text:p>-0.04449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([.$G$2]*[.H4])/(1500+[.H4])" office:value-type="float" office:value="8.57142857142857" calcext:value-type="float">
            <text:p>8.5714285714</text:p>
          </table:table-cell>
          <table:table-cell table:formula="of:=[.I4]/2" office:value-type="float" office:value="4.28571428571429" calcext:value-type="float">
            <text:p>4.2857142857</text:p>
          </table:table-cell>
          <table:table-cell/>
          <table:table-cell office:value-type="string" calcext:value-type="string">
            <text:p>(V+) + abs(V-)/(POT_total) + Rp = Irs (current through series Res)</text:p>
          </table:table-cell>
          <table:table-cell table:number-columns-repeated="8"/>
          <table:table-cell office:value-type="string" calcext:value-type="string">
            <text:p>(V+) + abs(V-)/(POT_total) + Rn = Irs (current through series Res)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20" calcext:value-type="float">
            <text:p>2420</text:p>
          </table:table-cell>
          <table:table-cell table:formula="of:=([.$A$2])*([.$A$4]/([.B5]+[.$A$4]))" office:value-type="float" office:value="0.0882857142857143" calcext:value-type="float">
            <text:p>0.0882857143</text:p>
          </table:table-cell>
          <table:table-cell table:formula="of:=[.C5]/2" office:value-type="float" office:value="0.0441428571428571" calcext:value-type="float">
            <text:p>0.0441428571</text:p>
          </table:table-cell>
          <table:table-cell table:formula="of:=-[.C5]/2" office:value-type="float" office:value="-0.0441428571428571" calcext:value-type="float">
            <text:p>-0.0441428571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formula="of:=([.$G$2]*[.H5])/(1500+[.H5])" office:value-type="float" office:value="9.375" calcext:value-type="float">
            <text:p>9.375</text:p>
          </table:table-cell>
          <table:table-cell table:formula="of:=[.I5]/2" office:value-type="float" office:value="4.6875" calcext:value-type="float">
            <text:p>4.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([.$A$2])*([.$A$4]/([.B6]+[.$A$4]))" office:value-type="float" office:value="0.0855692307692308" calcext:value-type="float">
            <text:p>0.0855692308</text:p>
          </table:table-cell>
          <table:table-cell table:formula="of:=[.C6]/2" office:value-type="float" office:value="0.0427846153846154" calcext:value-type="float">
            <text:p>0.0427846154</text:p>
          </table:table-cell>
          <table:table-cell table:formula="of:=-[.C6]/2" office:value-type="float" office:value="-0.0427846153846154" calcext:value-type="float">
            <text:p>-0.0427846154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formula="of:=([.$G$2]*[.H6])/(1500+[.H6])" office:value-type="float" office:value="10" calcext:value-type="float">
            <text:p>10</text:p>
          </table:table-cell>
          <table:table-cell table:formula="of:=[.I6]/2" office:value-type="float" office:value="5" calcext:value-type="float">
            <text:p>5</text:p>
          </table:table-cell>
          <table:table-cell/>
          <table:table-cell office:value-type="string" calcext:value-type="string">
            <text:p>Irs * Rpn = Vdrop</text:p>
          </table:table-cell>
          <table:table-cell table:number-columns-repeated="8"/>
          <table:table-cell office:value-type="string" calcext:value-type="string">
            <text:p>Irs * Rpn = Vdrop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47" calcext:value-type="float">
            <text:p>2347</text:p>
          </table:table-cell>
          <table:table-cell table:formula="of:=([.$A$2])*([.$A$4]/([.B7]+[.$A$4]))" office:value-type="float" office:value="0.0909194932570494" calcext:value-type="float">
            <text:p>0.0909194933</text:p>
          </table:table-cell>
          <table:table-cell table:formula="of:=[.C7]/2" office:value-type="float" office:value="0.0454597466285247" calcext:value-type="float">
            <text:p>0.0454597466</text:p>
          </table:table-cell>
          <table:table-cell table:formula="of:=-[.C7]/2" office:value-type="float" office:value="-0.0454597466285247" calcext:value-type="float">
            <text:p>-0.0454597466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table:formula="of:=([.$G$2]*[.H7])/(1500+[.H7])" office:value-type="float" office:value="10.5" calcext:value-type="float">
            <text:p>10.5</text:p>
          </table:table-cell>
          <table:table-cell table:formula="of:=[.I7]/2" office:value-type="float" office:value="5.25" calcext:value-type="float">
            <text:p>5.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70" calcext:value-type="float">
            <text:p>2270</text:p>
          </table:table-cell>
          <table:table-cell table:formula="of:=([.$A$2])*([.$A$4]/([.B8]+[.$A$4]))" office:value-type="float" office:value="0.093873417721519" calcext:value-type="float">
            <text:p>0.0938734177</text:p>
          </table:table-cell>
          <table:table-cell table:formula="of:=[.C8]/2" office:value-type="float" office:value="0.0469367088607595" calcext:value-type="float">
            <text:p>0.0469367089</text:p>
          </table:table-cell>
          <table:table-cell table:formula="of:=-[.C8]/2" office:value-type="float" office:value="-0.0469367088607595" calcext:value-type="float">
            <text:p>-0.0469367089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formula="of:=([.$G$2]*[.H8])/(1500+[.H8])" office:value-type="float" office:value="10.9090909090909" calcext:value-type="float">
            <text:p>10.9090909091</text:p>
          </table:table-cell>
          <table:table-cell table:formula="of:=[.I8]/2" office:value-type="float" office:value="5.45454545454545" calcext:value-type="float">
            <text:p>5.4545454545</text:p>
          </table:table-cell>
          <table:table-cell/>
          <table:table-cell office:value-type="string" calcext:value-type="string">
            <text:p>(V+)- Vdrop = adj <text:s/>V+</text:p>
          </table:table-cell>
          <table:table-cell table:number-columns-repeated="8"/>
          <table:table-cell office:value-type="string" calcext:value-type="string">
            <text:p>(V-) + Vdrop = adj <text:s/>V-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000" calcext:value-type="float">
            <text:p>33000</text:p>
          </table:table-cell>
          <table:table-cell table:formula="of:=([.$A$2])*([.$A$4]/([.B9]+[.$A$4]))" office:value-type="float" office:value="0.0067214501510574" calcext:value-type="float">
            <text:p>0.0067214502</text:p>
          </table:table-cell>
          <table:table-cell table:formula="of:=[.C9]/2" office:value-type="float" office:value="0.0033607250755287" calcext:value-type="float">
            <text:p>0.0033607251</text:p>
          </table:table-cell>
          <table:table-cell table:formula="of:=-[.C9]/2" office:value-type="float" office:value="-0.0033607250755287" calcext:value-type="float">
            <text:p>-0.003360725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table:formula="of:=([.$G$2]*[.H9])/(1500+[.H9])" office:value-type="float" office:value="11.25" calcext:value-type="float">
            <text:p>11.25</text:p>
          </table:table-cell>
          <table:table-cell table:formula="of:=[.I9]/2" office:value-type="float" office:value="5.625" calcext:value-type="float">
            <text:p>5.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000" calcext:value-type="float">
            <text:p>34000</text:p>
          </table:table-cell>
          <table:table-cell table:formula="of:=([.$A$2])*([.$A$4]/([.B10]+[.$A$4]))" office:value-type="float" office:value="0.00652434017595308" calcext:value-type="float">
            <text:p>0.0065243402</text:p>
          </table:table-cell>
          <table:table-cell table:formula="of:=[.C10]/2" office:value-type="float" office:value="0.00326217008797654" calcext:value-type="float">
            <text:p>0.0032621701</text:p>
          </table:table-cell>
          <table:table-cell table:formula="of:=-[.C10]/2" office:value-type="float" office:value="-0.00326217008797654" calcext:value-type="float">
            <text:p>-0.0032621701</text:p>
          </table:table-cell>
          <table:table-cell table:number-columns-repeated="2"/>
          <table:table-cell office:value-type="float" office:value="4600" calcext:value-type="float">
            <text:p>4600</text:p>
          </table:table-cell>
          <table:table-cell table:formula="of:=([.$G$2]*[.H10])/(1500+[.H10])" office:value-type="float" office:value="11.3114754098361" calcext:value-type="float">
            <text:p>11.3114754098</text:p>
          </table:table-cell>
          <table:table-cell table:formula="of:=[.I10]/2" office:value-type="float" office:value="5.65573770491803" calcext:value-type="float">
            <text:p>5.6557377049</text:p>
          </table:table-cell>
          <table:table-cell/>
          <table:table-cell table:style-name="ce4" office:value-type="string" calcext:value-type="string">
            <text:p>V+</text:p>
          </table:table-cell>
          <table:table-cell table:style-name="ce4" office:value-type="string" calcext:value-type="string">
            <text:p>V-</text:p>
          </table:table-cell>
          <table:table-cell table:style-name="ce4" office:value-type="string" calcext:value-type="string">
            <text:p>Rpot_max</text:p>
          </table:table-cell>
          <table:table-cell table:style-name="ce4" office:value-type="string" calcext:value-type="string">
            <text:p>Rp</text:p>
          </table:table-cell>
          <table:table-cell office:value-type="string" calcext:value-type="string">
            <text:p>Irs</text:p>
          </table:table-cell>
          <table:table-cell office:value-type="string" calcext:value-type="string">
            <text:p>Vdrop</text:p>
          </table:table-cell>
          <table:table-cell office:value-type="string" calcext:value-type="string">
            <text:p>Voltage swing </text:p>
          </table:table-cell>
          <table:table-cell office:value-type="string" calcext:value-type="string">
            <text:p>Adj V+ Max</text:p>
          </table:table-cell>
          <table:table-cell/>
          <table:table-cell table:style-name="ce4" office:value-type="string" calcext:value-type="string">
            <text:p>V+</text:p>
          </table:table-cell>
          <table:table-cell table:style-name="ce4" office:value-type="string" calcext:value-type="string">
            <text:p>V-</text:p>
          </table:table-cell>
          <table:table-cell table:style-name="ce4" office:value-type="string" calcext:value-type="string">
            <text:p>Rpot_max</text:p>
          </table:table-cell>
          <table:table-cell table:style-name="ce4" office:value-type="string" calcext:value-type="string">
            <text:p>Rn</text:p>
          </table:table-cell>
          <table:table-cell office:value-type="string" calcext:value-type="string">
            <text:p>Irs</text:p>
          </table:table-cell>
          <table:table-cell office:value-type="string" calcext:value-type="string">
            <text:p>Vdrop</text:p>
          </table:table-cell>
          <table:table-cell office:value-type="string" calcext:value-type="string">
            <text:p>Voltage swing </text:p>
          </table:table-cell>
          <table:table-cell office:value-type="string" calcext:value-type="string">
            <text:p>Adj V- Min</text:p>
          </table:table-cell>
          <table:table-cell/>
        </table:table-row>
        <table:table-row table:style-name="ro1">
          <table:table-cell/>
          <table:table-cell office:value-type="float" office:value="36000" calcext:value-type="float">
            <text:p>36000</text:p>
          </table:table-cell>
          <table:table-cell table:formula="of:=([.$A$2])*([.$A$4]/([.B11]+[.$A$4]))" office:value-type="float" office:value="0.00616288088642659" calcext:value-type="float">
            <text:p>0.0061628809</text:p>
          </table:table-cell>
          <table:table-cell table:formula="of:=[.C11]/2" office:value-type="float" office:value="0.0030814404432133" calcext:value-type="float">
            <text:p>0.0030814404</text:p>
          </table:table-cell>
          <table:table-cell table:formula="of:=-[.C11]/2" office:value-type="float" office:value="-0.0030814404432133" calcext:value-type="float">
            <text:p>-0.0030814404</text:p>
          </table:table-cell>
          <table:table-cell table:number-columns-repeated="2"/>
          <table:table-cell office:value-type="float" office:value="4700" calcext:value-type="float">
            <text:p>4700</text:p>
          </table:table-cell>
          <table:table-cell table:formula="of:=([.$G$2]*[.H11])/(1500+[.H11])" office:value-type="float" office:value="11.3709677419355" calcext:value-type="float">
            <text:p>11.3709677419</text:p>
          </table:table-cell>
          <table:table-cell table:formula="of:=[.I11]/2" office:value-type="float" office:value="5.68548387096774" calcext:value-type="float">
            <text:p>5.6854838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0000" calcext:value-type="float">
            <text:p>10000</text:p>
          </table:table-cell>
          <table:table-cell office:value-type="float" office:value="31500" calcext:value-type="float">
            <text:p>31500</text:p>
          </table:table-cell>
          <table:table-cell table:formula="of:=[.$M$12]/([.$N$11]+[.O11])" office:value-type="float" office:value="0.000240963855421687" calcext:value-type="float">
            <text:p>0.0002409639</text:p>
          </table:table-cell>
          <table:table-cell table:formula="of:=[.O11]*[.P11]" office:value-type="float" office:value="7.59036144578313" calcext:value-type="float">
            <text:p>7.5903614458</text:p>
          </table:table-cell>
          <table:table-cell table:formula="of:=[.$M$12]-[.Q11]" office:value-type="float" office:value="2.40963855421687" calcext:value-type="float">
            <text:p>2.4096385542</text:p>
          </table:table-cell>
          <table:table-cell table:formula="of:=[.$L$11]-[.Q11]" office:value-type="float" office:value="-2.59036144578313" calcext:value-type="float">
            <text:p>-2.59036144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[.$V$12]/([.$N$11]+[.X11])" office:value-type="float" office:value="0.00272727272727273" calcext:value-type="float">
            <text:p>0.0027272727</text:p>
          </table:table-cell>
          <table:table-cell table:formula="of:=[.X11]*[.Y11]" office:value-type="float" office:value="2.72727272727273" calcext:value-type="float">
            <text:p>2.7272727273</text:p>
          </table:table-cell>
          <table:table-cell table:formula="of:=[.$V$12]-[.Z11]" office:value-type="float" office:value="27.2727272727273" calcext:value-type="float">
            <text:p>27.2727272727</text:p>
          </table:table-cell>
          <table:table-cell table:formula="of:=[.$V$11]+[.Z11]" office:value-type="float" office:value="-12.2727272727273" calcext:value-type="float">
            <text:p>-12.2727272727</text:p>
          </table:table-cell>
          <table:table-cell/>
        </table:table-row>
        <table:table-row table:style-name="ro1">
          <table:table-cell/>
          <table:table-cell office:value-type="float" office:value="38000" calcext:value-type="float">
            <text:p>38000</text:p>
          </table:table-cell>
          <table:table-cell table:formula="of:=([.$A$2])*([.$A$4]/([.B12]+[.$A$4]))" office:value-type="float" office:value="0.00583937007874016" calcext:value-type="float">
            <text:p>0.0058393701</text:p>
          </table:table-cell>
          <table:table-cell table:formula="of:=[.C12]/2" office:value-type="float" office:value="0.00291968503937008" calcext:value-type="float">
            <text:p>0.002919685</text:p>
          </table:table-cell>
          <table:table-cell table:formula="of:=-[.C12]/2" office:value-type="float" office:value="-0.00291968503937008" calcext:value-type="float">
            <text:p>-0.002919685</text:p>
          </table:table-cell>
          <table:table-cell table:number-columns-repeated="2"/>
          <table:table-cell office:value-type="float" office:value="4800" calcext:value-type="float">
            <text:p>4800</text:p>
          </table:table-cell>
          <table:table-cell table:formula="of:=([.$G$2]*[.H12])/(1500+[.H12])" office:value-type="float" office:value="11.4285714285714" calcext:value-type="float">
            <text:p>11.4285714286</text:p>
          </table:table-cell>
          <table:table-cell table:formula="of:=[.I12]/2" office:value-type="float" office:value="5.71428571428571" calcext:value-type="float">
            <text:p>5.7142857143</text:p>
          </table:table-cell>
          <table:table-cell/>
          <table:table-cell office:value-type="string" calcext:value-type="string">
            <text:p>Vol rail to rail</text:p>
          </table:table-cell>
          <table:table-cell table:formula="of:=[.L11]+ABS([.M11])" office:value-type="float" office:value="10" calcext:value-type="float">
            <text:p>10</text:p>
          </table:table-cell>
          <table:table-cell/>
          <table:table-cell office:value-type="float" office:value="3100" calcext:value-type="float">
            <text:p>3100</text:p>
          </table:table-cell>
          <table:table-cell table:formula="of:=[.$M$12]/([.$N$11]+[.O12])" office:value-type="float" office:value="0.000763358778625954" calcext:value-type="float">
            <text:p>0.0007633588</text:p>
          </table:table-cell>
          <table:table-cell table:formula="of:=[.O12]*[.P12]" office:value-type="float" office:value="2.36641221374046" calcext:value-type="float">
            <text:p>2.3664122137</text:p>
          </table:table-cell>
          <table:table-cell table:formula="of:=[.$M$12]-[.Q12]" office:value-type="float" office:value="7.63358778625954" calcext:value-type="float">
            <text:p>7.6335877863</text:p>
          </table:table-cell>
          <table:table-cell table:formula="of:=[.$L$11]-[.Q12]" office:value-type="float" office:value="2.63358778625954" calcext:value-type="float">
            <text:p>2.6335877863</text:p>
          </table:table-cell>
          <table:table-cell/>
          <table:table-cell office:value-type="string" calcext:value-type="string">
            <text:p>Vol rail to rail</text:p>
          </table:table-cell>
          <table:table-cell table:formula="of:=[.U11]+ABS([.V11])" office:value-type="float" office:value="30" calcext:value-type="float">
            <text:p>30</text:p>
          </table:table-cell>
          <table:table-cell/>
          <table:table-cell office:value-type="float" office:value="1100" calcext:value-type="float">
            <text:p>1100</text:p>
          </table:table-cell>
          <table:table-cell table:formula="of:=[.$V$12]/([.$N$11]+[.X12])" office:value-type="float" office:value="0.0027027027027027" calcext:value-type="float">
            <text:p>0.0027027027</text:p>
          </table:table-cell>
          <table:table-cell table:formula="of:=[.X12]*[.Y12]" office:value-type="float" office:value="2.97297297297297" calcext:value-type="float">
            <text:p>2.972972973</text:p>
          </table:table-cell>
          <table:table-cell table:formula="of:=[.$V$12]-[.Z12]" office:value-type="float" office:value="27.027027027027" calcext:value-type="float">
            <text:p>27.027027027</text:p>
          </table:table-cell>
          <table:table-cell table:formula="of:=[.$V$11]+[.Z12]" office:value-type="float" office:value="-12.027027027027" calcext:value-type="float">
            <text:p>-12.027027027</text:p>
          </table:table-cell>
          <table:table-cell/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table:formula="of:=([.$A$2])*([.$A$4]/([.B13]+[.$A$4]))" office:value-type="float" office:value="0.00554812967581047" calcext:value-type="float">
            <text:p>0.0055481297</text:p>
          </table:table-cell>
          <table:table-cell table:formula="of:=[.C13]/2" office:value-type="float" office:value="0.00277406483790524" calcext:value-type="float">
            <text:p>0.0027740648</text:p>
          </table:table-cell>
          <table:table-cell table:formula="of:=-[.C13]/2" office:value-type="float" office:value="-0.00277406483790524" calcext:value-type="float">
            <text:p>-0.0027740648</text:p>
          </table:table-cell>
          <table:table-cell table:number-columns-repeated="2"/>
          <table:table-cell office:value-type="float" office:value="4900" calcext:value-type="float">
            <text:p>4900</text:p>
          </table:table-cell>
          <table:table-cell table:formula="of:=([.$G$2]*[.H13])/(1500+[.H13])" office:value-type="float" office:value="11.484375" calcext:value-type="float">
            <text:p>11.484375</text:p>
          </table:table-cell>
          <table:table-cell table:formula="of:=[.I13]/2" office:value-type="float" office:value="5.7421875" calcext:value-type="float">
            <text:p>5.7421875</text:p>
          </table:table-cell>
          <table:table-cell/>
          <table:table-cell office:value-type="string" calcext:value-type="string">
            <text:p>Also know as Voltage swing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table:formula="of:=[.$M$12]/([.$N$11]+[.O13])" office:value-type="float" office:value="0.000892857142857143" calcext:value-type="float">
            <text:p>0.0008928571</text:p>
          </table:table-cell>
          <table:table-cell table:formula="of:=[.O13]*[.P13]" office:value-type="float" office:value="1.07142857142857" calcext:value-type="float">
            <text:p>1.0714285714</text:p>
          </table:table-cell>
          <table:table-cell table:formula="of:=[.$M$12]-[.Q13]" office:value-type="float" office:value="8.92857142857143" calcext:value-type="float">
            <text:p>8.9285714286</text:p>
          </table:table-cell>
          <table:table-cell table:formula="of:=[.$L$11]-[.Q13]" office:value-type="float" office:value="3.92857142857143" calcext:value-type="float">
            <text:p>3.9285714286</text:p>
          </table:table-cell>
          <table:table-cell/>
          <table:table-cell office:value-type="string" calcext:value-type="string">
            <text:p>Also know as Voltage swing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table:formula="of:=[.$V$12]/([.$N$11]+[.X13])" office:value-type="float" office:value="0.00267857142857143" calcext:value-type="float">
            <text:p>0.0026785714</text:p>
          </table:table-cell>
          <table:table-cell table:formula="of:=[.X13]*[.Y13]" office:value-type="float" office:value="3.21428571428571" calcext:value-type="float">
            <text:p>3.2142857143</text:p>
          </table:table-cell>
          <table:table-cell table:formula="of:=[.$V$12]-[.Z13]" office:value-type="float" office:value="26.7857142857143" calcext:value-type="float">
            <text:p>26.7857142857</text:p>
          </table:table-cell>
          <table:table-cell table:formula="of:=[.$V$11]+[.Z13]" office:value-type="float" office:value="-11.7857142857143" calcext:value-type="float">
            <text:p>-11.7857142857</text:p>
          </table:table-cell>
          <table:table-cell/>
        </table:table-row>
        <table:table-row table:style-name="ro1">
          <table:table-cell/>
          <table:table-cell office:value-type="float" office:value="41000" calcext:value-type="float">
            <text:p>41000</text:p>
          </table:table-cell>
          <table:table-cell table:formula="of:=([.$A$2])*([.$A$4]/([.B14]+[.$A$4]))" office:value-type="float" office:value="0.00541313868613139" calcext:value-type="float">
            <text:p>0.0054131387</text:p>
          </table:table-cell>
          <table:table-cell table:formula="of:=[.C14]/2" office:value-type="float" office:value="0.00270656934306569" calcext:value-type="float">
            <text:p>0.0027065693</text:p>
          </table:table-cell>
          <table:table-cell table:formula="of:=-[.C14]/2" office:value-type="float" office:value="-0.00270656934306569" calcext:value-type="float">
            <text:p>-0.0027065693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formula="of:=([.$G$2]*[.H14])/(1500+[.H14])" office:value-type="float" office:value="11.5384615384615" calcext:value-type="float">
            <text:p>11.5384615385</text:p>
          </table:table-cell>
          <table:table-cell table:formula="of:=[.I14]/2" office:value-type="float" office:value="5.76923076923077" calcext:value-type="float">
            <text:p>5.7692307692</text:p>
          </table:table-cell>
          <table:table-cell table:number-columns-repeated="4"/>
          <table:table-cell office:value-type="float" office:value="1300" calcext:value-type="float">
            <text:p>1300</text:p>
          </table:table-cell>
          <table:table-cell table:formula="of:=[.$M$12]/([.$N$11]+[.O14])" office:value-type="float" office:value="0.000884955752212389" calcext:value-type="float">
            <text:p>0.0008849558</text:p>
          </table:table-cell>
          <table:table-cell table:formula="of:=[.O14]*[.P14]" office:value-type="float" office:value="1.15044247787611" calcext:value-type="float">
            <text:p>1.1504424779</text:p>
          </table:table-cell>
          <table:table-cell table:formula="of:=[.$M$12]-[.Q14]" office:value-type="float" office:value="8.84955752212389" calcext:value-type="float">
            <text:p>8.8495575221</text:p>
          </table:table-cell>
          <table:table-cell table:formula="of:=[.$L$11]-[.Q14]" office:value-type="float" office:value="3.84955752212389" calcext:value-type="float">
            <text:p>3.8495575221</text:p>
          </table:table-cell>
          <table:table-cell table:number-columns-repeated="4"/>
          <table:table-cell office:value-type="float" office:value="1300" calcext:value-type="float">
            <text:p>1300</text:p>
          </table:table-cell>
          <table:table-cell table:formula="of:=[.$V$12]/([.$N$11]+[.X14])" office:value-type="float" office:value="0.00265486725663717" calcext:value-type="float">
            <text:p>0.0026548673</text:p>
          </table:table-cell>
          <table:table-cell table:formula="of:=[.X14]*[.Y14]" office:value-type="float" office:value="3.45132743362832" calcext:value-type="float">
            <text:p>3.4513274336</text:p>
          </table:table-cell>
          <table:table-cell table:formula="of:=[.$V$12]-[.Z14]" office:value-type="float" office:value="26.5486725663717" calcext:value-type="float">
            <text:p>26.5486725664</text:p>
          </table:table-cell>
          <table:table-cell table:formula="of:=[.$V$11]+[.Z14]" office:value-type="float" office:value="-11.5486725663717" calcext:value-type="float">
            <text:p>-11.5486725664</text:p>
          </table:table-cell>
          <table:table-cell/>
        </table:table-row>
        <table:table-row table:style-name="ro1">
          <table:table-cell/>
          <table:table-cell office:value-type="float" office:value="42000" calcext:value-type="float">
            <text:p>42000</text:p>
          </table:table-cell>
          <table:table-cell table:formula="of:=([.$A$2])*([.$A$4]/([.B15]+[.$A$4]))" office:value-type="float" office:value="0.00528456057007126" calcext:value-type="float">
            <text:p>0.0052845606</text:p>
          </table:table-cell>
          <table:table-cell table:formula="of:=[.C15]/2" office:value-type="float" office:value="0.00264228028503563" calcext:value-type="float">
            <text:p>0.0026422803</text:p>
          </table:table-cell>
          <table:table-cell table:formula="of:=-[.C15]/2" office:value-type="float" office:value="-0.00264228028503563" calcext:value-type="float">
            <text:p>-0.0026422803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formula="of:=([.$G$2]*[.H15])/(1500+[.H15])" office:value-type="float" office:value="11.7857142857143" calcext:value-type="float">
            <text:p>11.7857142857</text:p>
          </table:table-cell>
          <table:table-cell table:formula="of:=[.I15]/2" office:value-type="float" office:value="5.89285714285714" calcext:value-type="float">
            <text:p>5.8928571429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formula="of:=[.$M$12]/([.$N$11]+[.O15])" office:value-type="float" office:value="0.00087719298245614" calcext:value-type="float">
            <text:p>0.000877193</text:p>
          </table:table-cell>
          <table:table-cell table:formula="of:=[.O15]*[.P15]" office:value-type="float" office:value="1.2280701754386" calcext:value-type="float">
            <text:p>1.2280701754</text:p>
          </table:table-cell>
          <table:table-cell table:formula="of:=[.$M$12]-[.Q15]" office:value-type="float" office:value="8.7719298245614" calcext:value-type="float">
            <text:p>8.7719298246</text:p>
          </table:table-cell>
          <table:table-cell table:formula="of:=[.$L$11]-[.Q15]" office:value-type="float" office:value="3.7719298245614" calcext:value-type="float">
            <text:p>3.7719298246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formula="of:=[.$V$12]/([.$N$11]+[.X15])" office:value-type="float" office:value="0.00263157894736842" calcext:value-type="float">
            <text:p>0.0026315789</text:p>
          </table:table-cell>
          <table:table-cell table:formula="of:=[.X15]*[.Y15]" office:value-type="float" office:value="3.68421052631579" calcext:value-type="float">
            <text:p>3.6842105263</text:p>
          </table:table-cell>
          <table:table-cell table:formula="of:=[.$V$12]-[.Z15]" office:value-type="float" office:value="26.3157894736842" calcext:value-type="float">
            <text:p>26.3157894737</text:p>
          </table:table-cell>
          <table:table-cell table:formula="of:=[.$V$11]+[.Z15]" office:value-type="float" office:value="-11.3157894736842" calcext:value-type="float">
            <text:p>-11.3157894737</text:p>
          </table:table-cell>
          <table:table-cell/>
        </table:table-row>
        <table:table-row table:style-name="ro1">
          <table:table-cell/>
          <table:table-cell office:value-type="float" office:value="43000" calcext:value-type="float">
            <text:p>43000</text:p>
          </table:table-cell>
          <table:table-cell table:formula="of:=([.$A$2])*([.$A$4]/([.B16]+[.$A$4]))" office:value-type="float" office:value="0.00516194895591647" calcext:value-type="float">
            <text:p>0.005161949</text:p>
          </table:table-cell>
          <table:table-cell table:formula="of:=[.C16]/2" office:value-type="float" office:value="0.00258097447795824" calcext:value-type="float">
            <text:p>0.0025809745</text:p>
          </table:table-cell>
          <table:table-cell table:formula="of:=-[.C16]/2" office:value-type="float" office:value="-0.00258097447795824" calcext:value-type="float">
            <text:p>-0.0025809745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formula="of:=([.$G$2]*[.H16])/(1500+[.H16])" office:value-type="float" office:value="12" calcext:value-type="float">
            <text:p>12</text:p>
          </table:table-cell>
          <table:table-cell table:formula="of:=[.I16]/2" office:value-type="float" office:value="6" calcext:value-type="float">
            <text:p>6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formula="of:=[.$M$12]/([.$N$11]+[.O16])" office:value-type="float" office:value="0.000869565217391304" calcext:value-type="float">
            <text:p>0.0008695652</text:p>
          </table:table-cell>
          <table:table-cell table:formula="of:=[.O16]*[.P16]" office:value-type="float" office:value="1.30434782608696" calcext:value-type="float">
            <text:p>1.3043478261</text:p>
          </table:table-cell>
          <table:table-cell table:formula="of:=[.$M$12]-[.Q16]" office:value-type="float" office:value="8.69565217391304" calcext:value-type="float">
            <text:p>8.6956521739</text:p>
          </table:table-cell>
          <table:table-cell table:formula="of:=[.$L$11]-[.Q16]" office:value-type="float" office:value="3.69565217391304" calcext:value-type="float">
            <text:p>3.6956521739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formula="of:=[.$V$12]/([.$N$11]+[.X16])" office:value-type="float" office:value="0.00260869565217391" calcext:value-type="float">
            <text:p>0.0026086957</text:p>
          </table:table-cell>
          <table:table-cell table:formula="of:=[.X16]*[.Y16]" office:value-type="float" office:value="3.91304347826087" calcext:value-type="float">
            <text:p>3.9130434783</text:p>
          </table:table-cell>
          <table:table-cell table:formula="of:=[.$V$12]-[.Z16]" office:value-type="float" office:value="26.0869565217391" calcext:value-type="float">
            <text:p>26.0869565217</text:p>
          </table:table-cell>
          <table:table-cell table:formula="of:=[.$V$11]+[.Z16]" office:value-type="float" office:value="-11.0869565217391" calcext:value-type="float">
            <text:p>-11.0869565217</text:p>
          </table:table-cell>
          <table:table-cell/>
        </table:table-row>
        <table:table-row table:style-name="ro1">
          <table:table-cell/>
          <table:table-cell office:value-type="float" office:value="44000" calcext:value-type="float">
            <text:p>44000</text:p>
          </table:table-cell>
          <table:table-cell table:formula="of:=([.$A$2])*([.$A$4]/([.B17]+[.$A$4]))" office:value-type="float" office:value="0.00504489795918367" calcext:value-type="float">
            <text:p>0.005044898</text:p>
          </table:table-cell>
          <table:table-cell table:formula="of:=[.C17]/2" office:value-type="float" office:value="0.00252244897959184" calcext:value-type="float">
            <text:p>0.002522449</text:p>
          </table:table-cell>
          <table:table-cell table:formula="of:=-[.C17]/2" office:value-type="float" office:value="-0.00252244897959184" calcext:value-type="float">
            <text:p>-0.002522449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table:formula="of:=([.$G$2]*[.H17])/(1500+[.H17])" office:value-type="float" office:value="12.1875" calcext:value-type="float">
            <text:p>12.1875</text:p>
          </table:table-cell>
          <table:table-cell table:formula="of:=[.I17]/2" office:value-type="float" office:value="6.09375" calcext:value-type="float">
            <text:p>6.09375</text:p>
          </table:table-cell>
          <table:table-cell table:number-columns-repeated="4"/>
          <table:table-cell office:value-type="float" office:value="1600" calcext:value-type="float">
            <text:p>1600</text:p>
          </table:table-cell>
          <table:table-cell table:formula="of:=[.$M$12]/([.$N$11]+[.O17])" office:value-type="float" office:value="0.000862068965517241" calcext:value-type="float">
            <text:p>0.000862069</text:p>
          </table:table-cell>
          <table:table-cell table:formula="of:=[.O17]*[.P17]" office:value-type="float" office:value="1.37931034482759" calcext:value-type="float">
            <text:p>1.3793103448</text:p>
          </table:table-cell>
          <table:table-cell table:formula="of:=[.$M$12]-[.Q17]" office:value-type="float" office:value="8.62068965517241" calcext:value-type="float">
            <text:p>8.6206896552</text:p>
          </table:table-cell>
          <table:table-cell table:formula="of:=[.$L$11]-[.Q17]" office:value-type="float" office:value="3.62068965517241" calcext:value-type="float">
            <text:p>3.6206896552</text:p>
          </table:table-cell>
          <table:table-cell table:number-columns-repeated="4"/>
          <table:table-cell office:value-type="float" office:value="1600" calcext:value-type="float">
            <text:p>1600</text:p>
          </table:table-cell>
          <table:table-cell table:formula="of:=[.$V$12]/([.$N$11]+[.X17])" office:value-type="float" office:value="0.00258620689655172" calcext:value-type="float">
            <text:p>0.0025862069</text:p>
          </table:table-cell>
          <table:table-cell table:formula="of:=[.X17]*[.Y17]" office:value-type="float" office:value="4.13793103448276" calcext:value-type="float">
            <text:p>4.1379310345</text:p>
          </table:table-cell>
          <table:table-cell table:formula="of:=[.$V$12]-[.Z17]" office:value-type="float" office:value="25.8620689655172" calcext:value-type="float">
            <text:p>25.8620689655</text:p>
          </table:table-cell>
          <table:table-cell table:formula="of:=[.$V$11]+[.Z17]" office:value-type="float" office:value="-10.8620689655172" calcext:value-type="float">
            <text:p>-10.8620689655</text:p>
          </table:table-cell>
          <table:table-cell/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table:formula="of:=([.$A$2])*([.$A$4]/([.B18]+[.$A$4]))" office:value-type="float" office:value="0.0049330376940133" calcext:value-type="float">
            <text:p>0.0049330377</text:p>
          </table:table-cell>
          <table:table-cell table:formula="of:=[.C18]/2" office:value-type="float" office:value="0.00246651884700665" calcext:value-type="float">
            <text:p>0.0024665188</text:p>
          </table:table-cell>
          <table:table-cell table:formula="of:=-[.C18]/2" office:value-type="float" office:value="-0.00246651884700665" calcext:value-type="float">
            <text:p>-0.0024665188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table:formula="of:=([.$G$2]*[.H18])/(1500+[.H18])" office:value-type="float" office:value="12.3529411764706" calcext:value-type="float">
            <text:p>12.3529411765</text:p>
          </table:table-cell>
          <table:table-cell table:formula="of:=[.I18]/2" office:value-type="float" office:value="6.17647058823529" calcext:value-type="float">
            <text:p>6.1764705882</text:p>
          </table:table-cell>
          <table:table-cell table:number-columns-repeated="4"/>
          <table:table-cell office:value-type="float" office:value="1700" calcext:value-type="float">
            <text:p>1700</text:p>
          </table:table-cell>
          <table:table-cell table:formula="of:=[.$M$12]/([.$N$11]+[.O18])" office:value-type="float" office:value="0.000854700854700855" calcext:value-type="float">
            <text:p>0.0008547009</text:p>
          </table:table-cell>
          <table:table-cell table:formula="of:=[.O18]*[.P18]" office:value-type="float" office:value="1.45299145299145" calcext:value-type="float">
            <text:p>1.452991453</text:p>
          </table:table-cell>
          <table:table-cell table:formula="of:=[.$M$12]-[.Q18]" office:value-type="float" office:value="8.54700854700855" calcext:value-type="float">
            <text:p>8.547008547</text:p>
          </table:table-cell>
          <table:table-cell table:formula="of:=[.$L$11]-[.Q18]" office:value-type="float" office:value="3.54700854700855" calcext:value-type="float">
            <text:p>3.547008547</text:p>
          </table:table-cell>
          <table:table-cell table:number-columns-repeated="4"/>
          <table:table-cell office:value-type="float" office:value="1700" calcext:value-type="float">
            <text:p>1700</text:p>
          </table:table-cell>
          <table:table-cell table:formula="of:=[.$V$12]/([.$N$11]+[.X18])" office:value-type="float" office:value="0.00256410256410256" calcext:value-type="float">
            <text:p>0.0025641026</text:p>
          </table:table-cell>
          <table:table-cell table:formula="of:=[.X18]*[.Y18]" office:value-type="float" office:value="4.35897435897436" calcext:value-type="float">
            <text:p>4.358974359</text:p>
          </table:table-cell>
          <table:table-cell table:formula="of:=[.$V$12]-[.Z18]" office:value-type="float" office:value="25.6410256410256" calcext:value-type="float">
            <text:p>25.641025641</text:p>
          </table:table-cell>
          <table:table-cell table:formula="of:=[.$V$11]+[.Z18]" office:value-type="float" office:value="-10.6410256410256" calcext:value-type="float">
            <text:p>-10.641025641</text:p>
          </table:table-cell>
          <table:table-cell/>
        </table:table-row>
        <table:table-row table:style-name="ro1">
          <table:table-cell/>
          <table:table-cell office:value-type="float" office:value="46000" calcext:value-type="float">
            <text:p>46000</text:p>
          </table:table-cell>
          <table:table-cell table:formula="of:=([.$A$2])*([.$A$4]/([.B19]+[.$A$4]))" office:value-type="float" office:value="0.00482603036876356" calcext:value-type="float">
            <text:p>0.0048260304</text:p>
          </table:table-cell>
          <table:table-cell table:formula="of:=[.C19]/2" office:value-type="float" office:value="0.00241301518438178" calcext:value-type="float">
            <text:p>0.0024130152</text:p>
          </table:table-cell>
          <table:table-cell table:formula="of:=-[.C19]/2" office:value-type="float" office:value="-0.00241301518438178" calcext:value-type="float">
            <text:p>-0.0024130152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table:formula="of:=([.$G$2]*[.H19])/(1500+[.H19])" office:value-type="float" office:value="12.5" calcext:value-type="float">
            <text:p>12.5</text:p>
          </table:table-cell>
          <table:table-cell table:formula="of:=[.I19]/2" office:value-type="float" office:value="6.25" calcext:value-type="float">
            <text:p>6.25</text:p>
          </table:table-cell>
          <table:table-cell table:number-columns-repeated="4"/>
          <table:table-cell office:value-type="float" office:value="1800" calcext:value-type="float">
            <text:p>1800</text:p>
          </table:table-cell>
          <table:table-cell table:formula="of:=[.$M$12]/([.$N$11]+[.O19])" office:value-type="float" office:value="0.000847457627118644" calcext:value-type="float">
            <text:p>0.0008474576</text:p>
          </table:table-cell>
          <table:table-cell table:formula="of:=[.O19]*[.P19]" office:value-type="float" office:value="1.52542372881356" calcext:value-type="float">
            <text:p>1.5254237288</text:p>
          </table:table-cell>
          <table:table-cell table:formula="of:=[.$M$12]-[.Q19]" office:value-type="float" office:value="8.47457627118644" calcext:value-type="float">
            <text:p>8.4745762712</text:p>
          </table:table-cell>
          <table:table-cell table:formula="of:=[.$L$11]-[.Q19]" office:value-type="float" office:value="3.47457627118644" calcext:value-type="float">
            <text:p>3.4745762712</text:p>
          </table:table-cell>
          <table:table-cell table:number-columns-repeated="4"/>
          <table:table-cell office:value-type="float" office:value="1800" calcext:value-type="float">
            <text:p>1800</text:p>
          </table:table-cell>
          <table:table-cell table:formula="of:=[.$V$12]/([.$N$11]+[.X19])" office:value-type="float" office:value="0.00254237288135593" calcext:value-type="float">
            <text:p>0.0025423729</text:p>
          </table:table-cell>
          <table:table-cell table:formula="of:=[.X19]*[.Y19]" office:value-type="float" office:value="4.57627118644068" calcext:value-type="float">
            <text:p>4.5762711864</text:p>
          </table:table-cell>
          <table:table-cell table:formula="of:=[.$V$12]-[.Z19]" office:value-type="float" office:value="25.4237288135593" calcext:value-type="float">
            <text:p>25.4237288136</text:p>
          </table:table-cell>
          <table:table-cell table:formula="of:=[.$V$11]+[.Z19]" office:value-type="float" office:value="-10.4237288135593" calcext:value-type="float">
            <text:p>-10.4237288136</text:p>
          </table:table-cell>
          <table:table-cell/>
        </table:table-row>
        <table:table-row table:style-name="ro1">
          <table:table-cell/>
          <table:table-cell office:value-type="float" office:value="47000" calcext:value-type="float">
            <text:p>47000</text:p>
          </table:table-cell>
          <table:table-cell table:formula="of:=([.$A$2])*([.$A$4]/([.B20]+[.$A$4]))" office:value-type="float" office:value="0.00472356687898089" calcext:value-type="float">
            <text:p>0.0047235669</text:p>
          </table:table-cell>
          <table:table-cell table:formula="of:=[.C20]/2" office:value-type="float" office:value="0.00236178343949045" calcext:value-type="float">
            <text:p>0.0023617834</text:p>
          </table:table-cell>
          <table:table-cell table:formula="of:=-[.C20]/2" office:value-type="float" office:value="-0.00236178343949045" calcext:value-type="float">
            <text:p>-0.002361783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table:formula="of:=([.$G$2]*[.H20])/(1500+[.H20])" office:value-type="float" office:value="12.6315789473684" calcext:value-type="float">
            <text:p>12.6315789474</text:p>
          </table:table-cell>
          <table:table-cell table:formula="of:=[.I20]/2" office:value-type="float" office:value="6.31578947368421" calcext:value-type="float">
            <text:p>6.3157894737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formula="of:=[.$M$12]/([.$N$11]+[.O20])" office:value-type="float" office:value="0.000840336134453782" calcext:value-type="float">
            <text:p>0.0008403361</text:p>
          </table:table-cell>
          <table:table-cell table:formula="of:=[.O20]*[.P20]" office:value-type="float" office:value="1.59663865546219" calcext:value-type="float">
            <text:p>1.5966386555</text:p>
          </table:table-cell>
          <table:table-cell table:formula="of:=[.$M$12]-[.Q20]" office:value-type="float" office:value="8.40336134453782" calcext:value-type="float">
            <text:p>8.4033613445</text:p>
          </table:table-cell>
          <table:table-cell table:formula="of:=[.$L$11]-[.Q20]" office:value-type="float" office:value="3.40336134453781" calcext:value-type="float">
            <text:p>3.4033613445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formula="of:=[.$V$12]/([.$N$11]+[.X20])" office:value-type="float" office:value="0.00252100840336134" calcext:value-type="float">
            <text:p>0.0025210084</text:p>
          </table:table-cell>
          <table:table-cell table:formula="of:=[.X20]*[.Y20]" office:value-type="float" office:value="4.78991596638655" calcext:value-type="float">
            <text:p>4.7899159664</text:p>
          </table:table-cell>
          <table:table-cell table:formula="of:=[.$V$12]-[.Z20]" office:value-type="float" office:value="25.2100840336134" calcext:value-type="float">
            <text:p>25.2100840336</text:p>
          </table:table-cell>
          <table:table-cell table:formula="of:=[.$V$11]+[.Z20]" office:value-type="float" office:value="-10.2100840336134" calcext:value-type="float">
            <text:p>-10.2100840336</text:p>
          </table:table-cell>
          <table:table-cell/>
        </table:table-row>
        <table:table-row table:style-name="ro1">
          <table:table-cell/>
          <table:table-cell office:value-type="float" office:value="10090.9" calcext:value-type="float">
            <text:p>10090.9</text:p>
          </table:table-cell>
          <table:table-cell table:formula="of:=([.$A$2])*([.$A$4]/([.B21]+[.$A$4]))" office:value-type="float" office:value="0.0218312415978962" calcext:value-type="float">
            <text:p>0.0218312416</text:p>
          </table:table-cell>
          <table:table-cell table:formula="of:=[.C21]/2" office:value-type="float" office:value="0.0109156207989481" calcext:value-type="float">
            <text:p>0.0109156208</text:p>
          </table:table-cell>
          <table:table-cell table:formula="of:=-[.C21]/2" office:value-type="float" office:value="-0.0109156207989481" calcext:value-type="float">
            <text:p>-0.0109156208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table:formula="of:=([.$G$2]*[.H21])/(1500+[.H21])" office:value-type="float" office:value="12.5" calcext:value-type="float">
            <text:p>12.5</text:p>
          </table:table-cell>
          <table:table-cell table:formula="of:=[.I21]/2" office:value-type="float" office:value="6.25" calcext:value-type="float">
            <text:p>6.2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table:formula="of:=[.$M$12]/([.$N$11]+[.O21])" office:value-type="float" office:value="0.000833333333333333" calcext:value-type="float">
            <text:p>0.0008333333</text:p>
          </table:table-cell>
          <table:table-cell table:formula="of:=[.O21]*[.P21]" office:value-type="float" office:value="1.66666666666667" calcext:value-type="float">
            <text:p>1.6666666667</text:p>
          </table:table-cell>
          <table:table-cell table:formula="of:=[.$M$12]-[.Q21]" office:value-type="float" office:value="8.33333333333333" calcext:value-type="float">
            <text:p>8.3333333333</text:p>
          </table:table-cell>
          <table:table-cell table:formula="of:=[.$L$11]-[.Q21]" office:value-type="float" office:value="3.33333333333333" calcext:value-type="float">
            <text:p>3.3333333333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table:formula="of:=[.$V$12]/([.$N$11]+[.X21])" office:value-type="float" office:value="0.0025" calcext:value-type="float">
            <text:p>0.0025</text:p>
          </table:table-cell>
          <table:table-cell table:formula="of:=[.X21]*[.Y21]" office:value-type="float" office:value="5" calcext:value-type="float">
            <text:p>5</text:p>
          </table:table-cell>
          <table:table-cell table:formula="of:=[.$V$12]-[.Z21]" office:value-type="float" office:value="25" calcext:value-type="float">
            <text:p>25</text:p>
          </table:table-cell>
          <table:table-cell table:formula="of:=[.$V$11]+[.Z21]" office:value-type="float" office:value="-10" calcext:value-type="float">
            <text:p>-10</text:p>
          </table:table-cell>
          <table:table-cell/>
        </table:table-row>
        <table:table-row table:style-name="ro1">
          <table:table-cell/>
          <table:table-cell office:value-type="float" office:value="11090" calcext:value-type="float">
            <text:p>11090</text:p>
          </table:table-cell>
          <table:table-cell table:formula="of:=([.$A$2])*([.$A$4]/([.B22]+[.$A$4]))" office:value-type="float" office:value="0.0198820375335121" calcext:value-type="float">
            <text:p>0.0198820375</text:p>
          </table:table-cell>
          <table:table-cell table:formula="of:=[.C22]/2" office:value-type="float" office:value="0.00994101876675603" calcext:value-type="float">
            <text:p>0.0099410188</text:p>
          </table:table-cell>
          <table:table-cell table:formula="of:=-[.C22]/2" office:value-type="float" office:value="-0.00994101876675603" calcext:value-type="float">
            <text:p>-0.0099410188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table:formula="of:=([.$G$2]*[.H22])/(1500+[.H22])" office:value-type="float" office:value="12.6315789473684" calcext:value-type="float">
            <text:p>12.6315789474</text:p>
          </table:table-cell>
          <table:table-cell table:formula="of:=[.I22]/2" office:value-type="float" office:value="6.31578947368421" calcext:value-type="float">
            <text:p>6.3157894737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table:formula="of:=[.$M$12]/([.$N$11]+[.O22])" office:value-type="float" office:value="0.000769230769230769" calcext:value-type="float">
            <text:p>0.0007692308</text:p>
          </table:table-cell>
          <table:table-cell table:formula="of:=[.O22]*[.P22]" office:value-type="float" office:value="2.30769230769231" calcext:value-type="float">
            <text:p>2.3076923077</text:p>
          </table:table-cell>
          <table:table-cell table:formula="of:=[.$M$12]-[.Q22]" office:value-type="float" office:value="7.69230769230769" calcext:value-type="float">
            <text:p>7.6923076923</text:p>
          </table:table-cell>
          <table:table-cell table:formula="of:=[.$L$11]-[.Q22]" office:value-type="float" office:value="2.69230769230769" calcext:value-type="float">
            <text:p>2.6923076923</text:p>
          </table:table-cell>
          <table:table-cell table:number-columns-repeated="4"/>
          <table:table-cell office:value-type="float" office:value="1511" calcext:value-type="float">
            <text:p>1511</text:p>
          </table:table-cell>
          <table:table-cell table:formula="of:=[.$V$12]/([.$N$11]+[.X22])" office:value-type="float" office:value="0.00260620276257493" calcext:value-type="float">
            <text:p>0.0026062028</text:p>
          </table:table-cell>
          <table:table-cell table:formula="of:=[.X22]*[.Y22]" office:value-type="float" office:value="3.93797237425072" calcext:value-type="float">
            <text:p>3.9379723743</text:p>
          </table:table-cell>
          <table:table-cell table:formula="of:=[.$V$12]-[.Z22]" office:value-type="float" office:value="26.0620276257493" calcext:value-type="float">
            <text:p>26.0620276257</text:p>
          </table:table-cell>
          <table:table-cell table:formula="of:=[.$V$11]+[.Z22]" office:value-type="float" office:value="-11.0620276257493" calcext:value-type="float">
            <text:p>-11.0620276257</text:p>
          </table:table-cell>
          <table:table-cell/>
        </table:table-row>
        <table:table-row table:style-name="ro1">
          <table:table-cell/>
          <table:table-cell office:value-type="float" office:value="10075" calcext:value-type="float">
            <text:p>10075</text:p>
          </table:table-cell>
          <table:table-cell table:formula="of:=([.$A$2])*([.$A$4]/([.B23]+[.$A$4]))" office:value-type="float" office:value="0.0218653562653563" calcext:value-type="float">
            <text:p>0.0218653563</text:p>
          </table:table-cell>
          <table:table-cell table:formula="of:=[.C23]/2" office:value-type="float" office:value="0.0109326781326781" calcext:value-type="float">
            <text:p>0.0109326781</text:p>
          </table:table-cell>
          <table:table-cell table:formula="of:=-[.C23]/2" office:value-type="float" office:value="-0.0109326781326781" calcext:value-type="float">
            <text:p>-0.0109326781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table:formula="of:=([.$G$2]*[.H23])/(1500+[.H23])" office:value-type="float" office:value="12.75" calcext:value-type="float">
            <text:p>12.75</text:p>
          </table:table-cell>
          <table:table-cell table:formula="of:=[.I23]/2" office:value-type="float" office:value="6.375" calcext:value-type="float">
            <text:p>6.375</text:p>
          </table:table-cell>
          <table:table-cell table:number-columns-repeated="4"/>
          <table:table-cell office:value-type="float" office:value="1512" calcext:value-type="float">
            <text:p>1512</text:p>
          </table:table-cell>
          <table:table-cell table:formula="of:=[.$M$12]/([.$N$11]+[.O23])" office:value-type="float" office:value="0.000868658790826963" calcext:value-type="float">
            <text:p>0.0008686588</text:p>
          </table:table-cell>
          <table:table-cell table:formula="of:=[.O23]*[.P23]" office:value-type="float" office:value="1.31341209173037" calcext:value-type="float">
            <text:p>1.3134120917</text:p>
          </table:table-cell>
          <table:table-cell table:formula="of:=[.$M$12]-[.Q23]" office:value-type="float" office:value="8.68658790826963" calcext:value-type="float">
            <text:p>8.6865879083</text:p>
          </table:table-cell>
          <table:table-cell table:formula="of:=[.$L$11]-[.Q23]" office:value-type="float" office:value="3.68658790826963" calcext:value-type="float">
            <text:p>3.6865879083</text:p>
          </table:table-cell>
          <table:table-cell table:number-columns-repeated="4"/>
          <table:table-cell office:value-type="float" office:value="1512" calcext:value-type="float">
            <text:p>1512</text:p>
          </table:table-cell>
          <table:table-cell table:formula="of:=[.$V$12]/([.$N$11]+[.X23])" office:value-type="float" office:value="0.00260597637248089" calcext:value-type="float">
            <text:p>0.0026059764</text:p>
          </table:table-cell>
          <table:table-cell table:formula="of:=[.X23]*[.Y23]" office:value-type="float" office:value="3.9402362751911" calcext:value-type="float">
            <text:p>3.9402362752</text:p>
          </table:table-cell>
          <table:table-cell table:formula="of:=[.$V$12]-[.Z23]" office:value-type="float" office:value="26.0597637248089" calcext:value-type="float">
            <text:p>26.0597637248</text:p>
          </table:table-cell>
          <table:table-cell table:formula="of:=[.$V$11]+[.Z23]" office:value-type="float" office:value="-11.0597637248089" calcext:value-type="float">
            <text:p>-11.0597637248</text:p>
          </table:table-cell>
          <table:table-cell/>
        </table:table-row>
        <table:table-row table:style-name="ro1">
          <table:table-cell/>
          <table:table-cell office:value-type="float" office:value="10052" calcext:value-type="float">
            <text:p>10052</text:p>
          </table:table-cell>
          <table:table-cell table:formula="of:=([.$A$2])*([.$A$4]/([.B24]+[.$A$4]))" office:value-type="float" office:value="0.0219148936170213" calcext:value-type="float">
            <text:p>0.0219148936</text:p>
          </table:table-cell>
          <table:table-cell table:formula="of:=[.C24]/2" office:value-type="float" office:value="0.0109574468085106" calcext:value-type="float">
            <text:p>0.0109574468</text:p>
          </table:table-cell>
          <table:table-cell table:formula="of:=-[.C24]/2" office:value-type="float" office:value="-0.0109574468085106" calcext:value-type="float">
            <text:p>-0.0109574468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table:formula="of:=([.$G$2]*[.H24])/(1500+[.H24])" office:value-type="float" office:value="12.8571428571429" calcext:value-type="float">
            <text:p>12.8571428571</text:p>
          </table:table-cell>
          <table:table-cell table:formula="of:=[.I24]/2" office:value-type="float" office:value="6.42857142857143" calcext:value-type="float">
            <text:p>6.4285714286</text:p>
          </table:table-cell>
          <table:table-cell table:number-columns-repeated="4"/>
          <table:table-cell office:value-type="float" office:value="1513" calcext:value-type="float">
            <text:p>1513</text:p>
          </table:table-cell>
          <table:table-cell table:formula="of:=[.$M$12]/([.$N$11]+[.O24])" office:value-type="float" office:value="0.000868583340571528" calcext:value-type="float">
            <text:p>0.0008685833</text:p>
          </table:table-cell>
          <table:table-cell table:formula="of:=[.O24]*[.P24]" office:value-type="float" office:value="1.31416659428472" calcext:value-type="float">
            <text:p>1.3141665943</text:p>
          </table:table-cell>
          <table:table-cell table:formula="of:=[.$M$12]-[.Q24]" office:value-type="float" office:value="8.68583340571528" calcext:value-type="float">
            <text:p>8.6858334057</text:p>
          </table:table-cell>
          <table:table-cell table:formula="of:=[.$L$11]-[.Q24]" office:value-type="float" office:value="3.68583340571528" calcext:value-type="float">
            <text:p>3.6858334057</text:p>
          </table:table-cell>
          <table:table-cell table:number-columns-repeated="4"/>
          <table:table-cell office:value-type="float" office:value="1513" calcext:value-type="float">
            <text:p>1513</text:p>
          </table:table-cell>
          <table:table-cell table:formula="of:=[.$V$12]/([.$N$11]+[.X24])" office:value-type="float" office:value="0.00260575002171458" calcext:value-type="float">
            <text:p>0.00260575</text:p>
          </table:table-cell>
          <table:table-cell table:formula="of:=[.X24]*[.Y24]" office:value-type="float" office:value="3.94249978285417" calcext:value-type="float">
            <text:p>3.9424997829</text:p>
          </table:table-cell>
          <table:table-cell table:formula="of:=[.$V$12]-[.Z24]" office:value-type="float" office:value="26.0575002171458" calcext:value-type="float">
            <text:p>26.0575002171</text:p>
          </table:table-cell>
          <table:table-cell table:formula="of:=[.$V$11]+[.Z24]" office:value-type="float" office:value="-11.0575002171458" calcext:value-type="float">
            <text:p>-11.0575002171</text:p>
          </table:table-cell>
          <table:table-cell/>
        </table:table-row>
        <table:table-row table:style-name="ro1">
          <table:table-cell/>
          <table:table-cell office:value-type="float" office:value="10050" calcext:value-type="float">
            <text:p>10050</text:p>
          </table:table-cell>
          <table:table-cell table:formula="of:=([.$A$2])*([.$A$4]/([.B25]+[.$A$4]))" office:value-type="float" office:value="0.0219192118226601" calcext:value-type="float">
            <text:p>0.0219192118</text:p>
          </table:table-cell>
          <table:table-cell table:formula="of:=[.C25]/2" office:value-type="float" office:value="0.0109596059113301" calcext:value-type="float">
            <text:p>0.0109596059</text:p>
          </table:table-cell>
          <table:table-cell table:formula="of:=-[.C25]/2" office:value-type="float" office:value="-0.0109596059113301" calcext:value-type="float">
            <text:p>-0.0109596059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table:formula="of:=([.$G$2]*[.H25])/(1500+[.H25])" office:value-type="float" office:value="12.9545454545455" calcext:value-type="float">
            <text:p>12.9545454545</text:p>
          </table:table-cell>
          <table:table-cell table:formula="of:=[.I25]/2" office:value-type="float" office:value="6.47727272727273" calcext:value-type="float">
            <text:p>6.4772727273</text:p>
          </table:table-cell>
          <table:table-cell table:number-columns-repeated="4"/>
          <table:table-cell office:value-type="float" office:value="1514" calcext:value-type="float">
            <text:p>1514</text:p>
          </table:table-cell>
          <table:table-cell table:formula="of:=[.$M$12]/([.$N$11]+[.O25])" office:value-type="float" office:value="0.000868507903421921" calcext:value-type="float">
            <text:p>0.0008685079</text:p>
          </table:table-cell>
          <table:table-cell table:formula="of:=[.O25]*[.P25]" office:value-type="float" office:value="1.31492096578079" calcext:value-type="float">
            <text:p>1.3149209658</text:p>
          </table:table-cell>
          <table:table-cell table:formula="of:=[.$M$12]-[.Q25]" office:value-type="float" office:value="8.68507903421921" calcext:value-type="float">
            <text:p>8.6850790342</text:p>
          </table:table-cell>
          <table:table-cell table:formula="of:=[.$L$11]-[.Q25]" office:value-type="float" office:value="3.68507903421921" calcext:value-type="float">
            <text:p>3.6850790342</text:p>
          </table:table-cell>
          <table:table-cell table:number-columns-repeated="4"/>
          <table:table-cell office:value-type="float" office:value="1514" calcext:value-type="float">
            <text:p>1514</text:p>
          </table:table-cell>
          <table:table-cell table:formula="of:=[.$V$12]/([.$N$11]+[.X25])" office:value-type="float" office:value="0.00260552371026576" calcext:value-type="float">
            <text:p>0.0026055237</text:p>
          </table:table-cell>
          <table:table-cell table:formula="of:=[.X25]*[.Y25]" office:value-type="float" office:value="3.94476289734237" calcext:value-type="float">
            <text:p>3.9447628973</text:p>
          </table:table-cell>
          <table:table-cell table:formula="of:=[.$V$12]-[.Z25]" office:value-type="float" office:value="26.0552371026576" calcext:value-type="float">
            <text:p>26.0552371027</text:p>
          </table:table-cell>
          <table:table-cell table:formula="of:=[.$V$11]+[.Z25]" office:value-type="float" office:value="-11.0552371026576" calcext:value-type="float">
            <text:p>-11.0552371027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([.$A$2])*([.$A$4]/([.B26]+[.$A$4]))" office:value-type="float" office:value="0.0220277227722772" calcext:value-type="float">
            <text:p>0.0220277228</text:p>
          </table:table-cell>
          <table:table-cell table:formula="of:=[.C26]/2" office:value-type="float" office:value="0.0110138613861386" calcext:value-type="float">
            <text:p>0.0110138614</text:p>
          </table:table-cell>
          <table:table-cell table:formula="of:=-[.C26]/2" office:value-type="float" office:value="-0.0110138613861386" calcext:value-type="float">
            <text:p>-0.011013861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([.$G$2]*[.H26])/(1500+[.H26])" office:value-type="float" office:value="13.0434782608696" calcext:value-type="float">
            <text:p>13.0434782609</text:p>
          </table:table-cell>
          <table:table-cell table:formula="of:=[.I26]/2" office:value-type="float" office:value="6.52173913043478" calcext:value-type="float">
            <text:p>6.5217391304</text:p>
          </table:table-cell>
          <table:table-cell table:number-columns-repeated="4"/>
          <table:table-cell office:value-type="float" office:value="1515" calcext:value-type="float">
            <text:p>1515</text:p>
          </table:table-cell>
          <table:table-cell table:formula="of:=[.$M$12]/([.$N$11]+[.O26])" office:value-type="float" office:value="0.000868432479374729" calcext:value-type="float">
            <text:p>0.0008684325</text:p>
          </table:table-cell>
          <table:table-cell table:formula="of:=[.O26]*[.P26]" office:value-type="float" office:value="1.31567520625271" calcext:value-type="float">
            <text:p>1.3156752063</text:p>
          </table:table-cell>
          <table:table-cell table:formula="of:=[.$M$12]-[.Q26]" office:value-type="float" office:value="8.68432479374729" calcext:value-type="float">
            <text:p>8.6843247937</text:p>
          </table:table-cell>
          <table:table-cell table:formula="of:=[.$L$11]-[.Q26]" office:value-type="float" office:value="3.68432479374729" calcext:value-type="float">
            <text:p>3.6843247937</text:p>
          </table:table-cell>
          <table:table-cell table:number-columns-repeated="4"/>
          <table:table-cell office:value-type="float" office:value="1515" calcext:value-type="float">
            <text:p>1515</text:p>
          </table:table-cell>
          <table:table-cell table:formula="of:=[.$V$12]/([.$N$11]+[.X26])" office:value-type="float" office:value="0.00260529743812419" calcext:value-type="float">
            <text:p>0.0026052974</text:p>
          </table:table-cell>
          <table:table-cell table:formula="of:=[.X26]*[.Y26]" office:value-type="float" office:value="3.94702561875814" calcext:value-type="float">
            <text:p>3.9470256188</text:p>
          </table:table-cell>
          <table:table-cell table:formula="of:=[.$V$12]-[.Z26]" office:value-type="float" office:value="26.0529743812419" calcext:value-type="float">
            <text:p>26.0529743812</text:p>
          </table:table-cell>
          <table:table-cell table:formula="of:=[.$V$11]+[.Z26]" office:value-type="float" office:value="-11.0529743812419" calcext:value-type="float">
            <text:p>-11.0529743812</text:p>
          </table:table-cell>
          <table:table-cell/>
        </table:table-row>
        <table:table-row table:style-name="ro1">
          <table:table-cell/>
          <table:table-cell office:value-type="float" office:value="12290" calcext:value-type="float">
            <text:p>12290</text:p>
          </table:table-cell>
          <table:table-cell table:formula="of:=([.$A$2])*([.$A$4]/([.B27]+[.$A$4]))" office:value-type="float" office:value="0.017956416464891" calcext:value-type="float">
            <text:p>0.0179564165</text:p>
          </table:table-cell>
          <table:table-cell table:formula="of:=[.C27]/2" office:value-type="float" office:value="0.00897820823244552" calcext:value-type="float">
            <text:p>0.0089782082</text:p>
          </table:table-cell>
          <table:table-cell table:formula="of:=-[.C27]/2" office:value-type="float" office:value="-0.00897820823244552" calcext:value-type="float">
            <text:p>-0.0089782082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table:formula="of:=([.$G$2]*[.H27])/(1500+[.H27])" office:value-type="float" office:value="13.125" calcext:value-type="float">
            <text:p>13.125</text:p>
          </table:table-cell>
          <table:table-cell table:formula="of:=[.I27]/2" office:value-type="float" office:value="6.5625" calcext:value-type="float">
            <text:p>6.5625</text:p>
          </table:table-cell>
          <table:table-cell table:number-columns-repeated="4"/>
          <table:table-cell office:value-type="float" office:value="1516" calcext:value-type="float">
            <text:p>1516</text:p>
          </table:table-cell>
          <table:table-cell table:formula="of:=[.$M$12]/([.$N$11]+[.O27])" office:value-type="float" office:value="0.000868357068426537" calcext:value-type="float">
            <text:p>0.0008683571</text:p>
          </table:table-cell>
          <table:table-cell table:formula="of:=[.O27]*[.P27]" office:value-type="float" office:value="1.31642931573463" calcext:value-type="float">
            <text:p>1.3164293157</text:p>
          </table:table-cell>
          <table:table-cell table:formula="of:=[.$M$12]-[.Q27]" office:value-type="float" office:value="8.68357068426537" calcext:value-type="float">
            <text:p>8.6835706843</text:p>
          </table:table-cell>
          <table:table-cell table:formula="of:=[.$L$11]-[.Q27]" office:value-type="float" office:value="3.68357068426537" calcext:value-type="float">
            <text:p>3.6835706843</text:p>
          </table:table-cell>
          <table:table-cell table:number-columns-repeated="4"/>
          <table:table-cell office:value-type="float" office:value="1516" calcext:value-type="float">
            <text:p>1516</text:p>
          </table:table-cell>
          <table:table-cell table:formula="of:=[.$V$12]/([.$N$11]+[.X27])" office:value-type="float" office:value="0.00260507120527961" calcext:value-type="float">
            <text:p>0.0026050712</text:p>
          </table:table-cell>
          <table:table-cell table:formula="of:=[.X27]*[.Y27]" office:value-type="float" office:value="3.94928794720389" calcext:value-type="float">
            <text:p>3.9492879472</text:p>
          </table:table-cell>
          <table:table-cell table:formula="of:=[.$V$12]-[.Z27]" office:value-type="float" office:value="26.0507120527961" calcext:value-type="float">
            <text:p>26.0507120528</text:p>
          </table:table-cell>
          <table:table-cell table:formula="of:=[.$V$11]+[.Z27]" office:value-type="float" office:value="-11.0507120527961" calcext:value-type="float">
            <text:p>-11.0507120528</text:p>
          </table:table-cell>
          <table:table-cell/>
        </table:table-row>
        <table:table-row table:style-name="ro1">
          <table:table-cell/>
          <table:table-cell table:style-name="ce2" office:value-type="float" office:value="12280" calcext:value-type="float">
            <text:p>12280</text:p>
          </table:table-cell>
          <table:table-cell table:formula="of:=([.$A$2])*([.$A$4]/([.B28]+[.$A$4]))" office:value-type="float" office:value="0.0179709208400646" calcext:value-type="float">
            <text:p>0.0179709208</text:p>
          </table:table-cell>
          <table:table-cell table:formula="of:=[.C28]/2" office:value-type="float" office:value="0.00898546042003231" calcext:value-type="float">
            <text:p>0.0089854604</text:p>
          </table:table-cell>
          <table:table-cell table:formula="of:=-[.C28]/2" office:value-type="float" office:value="-0.00898546042003231" calcext:value-type="float">
            <text:p>-0.0089854604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table:formula="of:=([.$G$2]*[.H28])/(1500+[.H28])" office:value-type="float" office:value="13.2" calcext:value-type="float">
            <text:p>13.2</text:p>
          </table:table-cell>
          <table:table-cell table:formula="of:=[.I28]/2" office:value-type="float" office:value="6.6" calcext:value-type="float">
            <text:p>6.6</text:p>
          </table:table-cell>
          <table:table-cell table:number-columns-repeated="4"/>
          <table:table-cell office:value-type="float" office:value="1517" calcext:value-type="float">
            <text:p>1517</text:p>
          </table:table-cell>
          <table:table-cell table:formula="of:=[.$M$12]/([.$N$11]+[.O28])" office:value-type="float" office:value="0.000868281670573934" calcext:value-type="float">
            <text:p>0.0008682817</text:p>
          </table:table-cell>
          <table:table-cell table:formula="of:=[.O28]*[.P28]" office:value-type="float" office:value="1.31718329426066" calcext:value-type="float">
            <text:p>1.3171832943</text:p>
          </table:table-cell>
          <table:table-cell table:formula="of:=[.$M$12]-[.Q28]" office:value-type="float" office:value="8.68281670573934" calcext:value-type="float">
            <text:p>8.6828167057</text:p>
          </table:table-cell>
          <table:table-cell table:formula="of:=[.$L$11]-[.Q28]" office:value-type="float" office:value="3.68281670573934" calcext:value-type="float">
            <text:p>3.6828167057</text:p>
          </table:table-cell>
          <table:table-cell table:number-columns-repeated="4"/>
          <table:table-cell office:value-type="float" office:value="1517" calcext:value-type="float">
            <text:p>1517</text:p>
          </table:table-cell>
          <table:table-cell table:formula="of:=[.$V$12]/([.$N$11]+[.X28])" office:value-type="float" office:value="0.0026048450117218" calcext:value-type="float">
            <text:p>0.002604845</text:p>
          </table:table-cell>
          <table:table-cell table:formula="of:=[.X28]*[.Y28]" office:value-type="float" office:value="3.95154988278197" calcext:value-type="float">
            <text:p>3.9515498828</text:p>
          </table:table-cell>
          <table:table-cell table:formula="of:=[.$V$12]-[.Z28]" office:value-type="float" office:value="26.048450117218" calcext:value-type="float">
            <text:p>26.0484501172</text:p>
          </table:table-cell>
          <table:table-cell table:formula="of:=[.$V$11]+[.Z28]" office:value-type="float" office:value="-11.048450117218" calcext:value-type="float">
            <text:p>-11.0484501172</text:p>
          </table:table-cell>
          <table:table-cell/>
        </table:table-row>
        <table:table-row table:style-name="ro1">
          <table:table-cell/>
          <table:table-cell office:value-type="float" office:value="12270" calcext:value-type="float">
            <text:p>12270</text:p>
          </table:table-cell>
          <table:table-cell table:formula="of:=([.$A$2])*([.$A$4]/([.B29]+[.$A$4]))" office:value-type="float" office:value="0.0179854486661277" calcext:value-type="float">
            <text:p>0.0179854487</text:p>
          </table:table-cell>
          <table:table-cell table:formula="of:=[.C29]/2" office:value-type="float" office:value="0.00899272433306387" calcext:value-type="float">
            <text:p>0.0089927243</text:p>
          </table:table-cell>
          <table:table-cell table:formula="of:=-[.C29]/2" office:value-type="float" office:value="-0.00899272433306387" calcext:value-type="float">
            <text:p>-0.0089927243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table:formula="of:=([.$G$2]*[.H29])/(1500+[.H29])" office:value-type="float" office:value="13.2692307692308" calcext:value-type="float">
            <text:p>13.2692307692</text:p>
          </table:table-cell>
          <table:table-cell table:formula="of:=[.I29]/2" office:value-type="float" office:value="6.63461538461539" calcext:value-type="float">
            <text:p>6.6346153846</text:p>
          </table:table-cell>
          <table:table-cell table:number-columns-repeated="4"/>
          <table:table-cell office:value-type="float" office:value="1518" calcext:value-type="float">
            <text:p>1518</text:p>
          </table:table-cell>
          <table:table-cell table:formula="of:=[.$M$12]/([.$N$11]+[.O29])" office:value-type="float" office:value="0.000868206285813509" calcext:value-type="float">
            <text:p>0.0008682063</text:p>
          </table:table-cell>
          <table:table-cell table:formula="of:=[.O29]*[.P29]" office:value-type="float" office:value="1.31793714186491" calcext:value-type="float">
            <text:p>1.3179371419</text:p>
          </table:table-cell>
          <table:table-cell table:formula="of:=[.$M$12]-[.Q29]" office:value-type="float" office:value="8.68206285813509" calcext:value-type="float">
            <text:p>8.6820628581</text:p>
          </table:table-cell>
          <table:table-cell table:formula="of:=[.$L$11]-[.Q29]" office:value-type="float" office:value="3.68206285813509" calcext:value-type="float">
            <text:p>3.6820628581</text:p>
          </table:table-cell>
          <table:table-cell table:number-columns-repeated="4"/>
          <table:table-cell office:value-type="float" office:value="1518" calcext:value-type="float">
            <text:p>1518</text:p>
          </table:table-cell>
          <table:table-cell table:formula="of:=[.$V$12]/([.$N$11]+[.X29])" office:value-type="float" office:value="0.00260461885744053" calcext:value-type="float">
            <text:p>0.0026046189</text:p>
          </table:table-cell>
          <table:table-cell table:formula="of:=[.X29]*[.Y29]" office:value-type="float" office:value="3.95381142559472" calcext:value-type="float">
            <text:p>3.9538114256</text:p>
          </table:table-cell>
          <table:table-cell table:formula="of:=[.$V$12]-[.Z29]" office:value-type="float" office:value="26.0461885744053" calcext:value-type="float">
            <text:p>26.0461885744</text:p>
          </table:table-cell>
          <table:table-cell table:formula="of:=[.$V$11]+[.Z29]" office:value-type="float" office:value="-11.0461885744053" calcext:value-type="float">
            <text:p>-11.0461885744</text:p>
          </table:table-cell>
          <table:table-cell/>
        </table:table-row>
        <table:table-row table:style-name="ro1">
          <table:table-cell/>
          <table:table-cell office:value-type="float" office:value="12260" calcext:value-type="float">
            <text:p>12260</text:p>
          </table:table-cell>
          <table:table-cell table:formula="of:=([.$A$2])*([.$A$4]/([.B30]+[.$A$4]))" office:value-type="float" office:value="0.018" calcext:value-type="float">
            <text:p>0.018</text:p>
          </table:table-cell>
          <table:table-cell table:formula="of:=[.C30]/2" office:value-type="float" office:value="0.009" calcext:value-type="float">
            <text:p>0.009</text:p>
          </table:table-cell>
          <table:table-cell table:formula="of:=-[.C30]/2" office:value-type="float" office:value="-0.009" calcext:value-type="float">
            <text:p>-0.009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table:formula="of:=([.$G$2]*[.H30])/(1500+[.H30])" office:value-type="float" office:value="13.3333333333333" calcext:value-type="float">
            <text:p>13.3333333333</text:p>
          </table:table-cell>
          <table:table-cell table:formula="of:=[.I30]/2" office:value-type="float" office:value="6.66666666666667" calcext:value-type="float">
            <text:p>6.6666666667</text:p>
          </table:table-cell>
          <table:table-cell table:number-columns-repeated="4"/>
          <table:table-cell office:value-type="float" office:value="1519" calcext:value-type="float">
            <text:p>1519</text:p>
          </table:table-cell>
          <table:table-cell table:formula="of:=[.$M$12]/([.$N$11]+[.O30])" office:value-type="float" office:value="0.000868130914141853" calcext:value-type="float">
            <text:p>0.0008681309</text:p>
          </table:table-cell>
          <table:table-cell table:formula="of:=[.O30]*[.P30]" office:value-type="float" office:value="1.31869085858147" calcext:value-type="float">
            <text:p>1.3186908586</text:p>
          </table:table-cell>
          <table:table-cell table:formula="of:=[.$M$12]-[.Q30]" office:value-type="float" office:value="8.68130914141853" calcext:value-type="float">
            <text:p>8.6813091414</text:p>
          </table:table-cell>
          <table:table-cell table:formula="of:=[.$L$11]-[.Q30]" office:value-type="float" office:value="3.68130914141853" calcext:value-type="float">
            <text:p>3.6813091414</text:p>
          </table:table-cell>
          <table:table-cell table:number-columns-repeated="4"/>
          <table:table-cell office:value-type="float" office:value="1519" calcext:value-type="float">
            <text:p>1519</text:p>
          </table:table-cell>
          <table:table-cell table:formula="of:=[.$V$12]/([.$N$11]+[.X30])" office:value-type="float" office:value="0.00260439274242556" calcext:value-type="float">
            <text:p>0.0026043927</text:p>
          </table:table-cell>
          <table:table-cell table:formula="of:=[.X30]*[.Y30]" office:value-type="float" office:value="3.95607257574442" calcext:value-type="float">
            <text:p>3.9560725757</text:p>
          </table:table-cell>
          <table:table-cell table:formula="of:=[.$V$12]-[.Z30]" office:value-type="float" office:value="26.0439274242556" calcext:value-type="float">
            <text:p>26.0439274243</text:p>
          </table:table-cell>
          <table:table-cell table:formula="of:=[.$V$11]+[.Z30]" office:value-type="float" office:value="-11.0439274242556" calcext:value-type="float">
            <text:p>-11.0439274243</text:p>
          </table:table-cell>
          <table:table-cell/>
        </table:table-row>
        <table:table-row table:style-name="ro1">
          <table:table-cell/>
          <table:table-cell office:value-type="float" office:value="12273" calcext:value-type="float">
            <text:p>12273</text:p>
          </table:table-cell>
          <table:table-cell table:formula="of:=([.$A$2])*([.$A$4]/([.B31]+[.$A$4]))" office:value-type="float" office:value="0.0179810878525822" calcext:value-type="float">
            <text:p>0.0179810879</text:p>
          </table:table-cell>
          <table:table-cell table:formula="of:=[.C31]/2" office:value-type="float" office:value="0.00899054392629112" calcext:value-type="float">
            <text:p>0.0089905439</text:p>
          </table:table-cell>
          <table:table-cell table:formula="of:=-[.C31]/2" office:value-type="float" office:value="-0.00899054392629112" calcext:value-type="float">
            <text:p>-0.0089905439</text:p>
          </table:table-cell>
          <table:table-cell table:number-columns-repeated="2"/>
          <table:table-cell office:value-type="float" office:value="2024" calcext:value-type="float">
            <text:p>2024</text:p>
          </table:table-cell>
          <table:table-cell table:formula="of:=([.$G$2]*[.H31])/(1500+[.H31])" office:value-type="float" office:value="8.61520998864926" calcext:value-type="float">
            <text:p>8.6152099886</text:p>
          </table:table-cell>
          <table:table-cell table:formula="of:=[.I31]/2" office:value-type="float" office:value="4.30760499432463" calcext:value-type="float">
            <text:p>4.3076049943</text:p>
          </table:table-cell>
          <table:table-cell table:number-columns-repeated="4"/>
          <table:table-cell office:value-type="float" office:value="1520" calcext:value-type="float">
            <text:p>1520</text:p>
          </table:table-cell>
          <table:table-cell table:formula="of:=[.$M$12]/([.$N$11]+[.O31])" office:value-type="float" office:value="0.000868055555555556" calcext:value-type="float">
            <text:p>0.0008680556</text:p>
          </table:table-cell>
          <table:table-cell table:formula="of:=[.O31]*[.P31]" office:value-type="float" office:value="1.31944444444444" calcext:value-type="float">
            <text:p>1.3194444444</text:p>
          </table:table-cell>
          <table:table-cell table:formula="of:=[.$M$12]-[.Q31]" office:value-type="float" office:value="8.68055555555556" calcext:value-type="float">
            <text:p>8.6805555556</text:p>
          </table:table-cell>
          <table:table-cell table:formula="of:=[.$L$11]-[.Q31]" office:value-type="float" office:value="3.68055555555556" calcext:value-type="float">
            <text:p>3.6805555556</text:p>
          </table:table-cell>
          <table:table-cell table:number-columns-repeated="4"/>
          <table:table-cell office:value-type="float" office:value="1520" calcext:value-type="float">
            <text:p>1520</text:p>
          </table:table-cell>
          <table:table-cell table:formula="of:=[.$V$12]/([.$N$11]+[.X31])" office:value-type="float" office:value="0.00260416666666667" calcext:value-type="float">
            <text:p>0.0026041667</text:p>
          </table:table-cell>
          <table:table-cell table:formula="of:=[.X31]*[.Y31]" office:value-type="float" office:value="3.95833333333333" calcext:value-type="float">
            <text:p>3.9583333333</text:p>
          </table:table-cell>
          <table:table-cell table:formula="of:=[.$V$12]-[.Z31]" office:value-type="float" office:value="26.0416666666667" calcext:value-type="float">
            <text:p>26.0416666667</text:p>
          </table:table-cell>
          <table:table-cell table:formula="of:=[.$V$11]+[.Z31]" office:value-type="float" office:value="-11.0416666666667" calcext:value-type="float">
            <text:p>-11.0416666667</text:p>
          </table:table-cell>
          <table:table-cell/>
        </table:table-row>
        <table:table-row table:style-name="ro1">
          <table:table-cell office:value-type="string" calcext:value-type="string">
            <text:p>2.2448 16dB</text:p>
          </table:table-cell>
          <table:table-cell office:value-type="float" office:value="12255" calcext:value-type="float">
            <text:p>12255</text:p>
          </table:table-cell>
          <table:table-cell table:formula="of:=([.$A$2])*([.$A$4]/([.B32]+[.$A$4]))" office:value-type="float" office:value="0.0180072845002023" calcext:value-type="float">
            <text:p>0.0180072845</text:p>
          </table:table-cell>
          <table:table-cell table:formula="of:=[.C32]/2" office:value-type="float" office:value="0.00900364225010117" calcext:value-type="float">
            <text:p>0.0090036423</text:p>
          </table:table-cell>
          <table:table-cell table:formula="of:=-[.C32]/2" office:value-type="float" office:value="-0.00900364225010117" calcext:value-type="float">
            <text:p>-0.0090036423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formula="of:=([.$G$2]*[.H32])/(1500+[.H32])" office:value-type="float" office:value="8.61702127659575" calcext:value-type="float">
            <text:p>8.6170212766</text:p>
          </table:table-cell>
          <table:table-cell table:formula="of:=[.I32]/2" office:value-type="float" office:value="4.30851063829787" calcext:value-type="float">
            <text:p>4.3085106383</text:p>
          </table:table-cell>
          <table:table-cell table:number-columns-repeated="4"/>
          <table:table-cell office:value-type="float" office:value="5212" calcext:value-type="float">
            <text:p>5212</text:p>
          </table:table-cell>
          <table:table-cell table:formula="of:=[.$M$12]/([.$N$11]+[.O32])" office:value-type="float" office:value="0.000657375755982119" calcext:value-type="float">
            <text:p>0.0006573758</text:p>
          </table:table-cell>
          <table:table-cell table:formula="of:=[.O32]*[.P32]" office:value-type="float" office:value="3.42624244017881" calcext:value-type="float">
            <text:p>3.4262424402</text:p>
          </table:table-cell>
          <table:table-cell table:formula="of:=[.$M$12]-[.Q32]" office:value-type="float" office:value="6.57375755982119" calcext:value-type="float">
            <text:p>6.5737575598</text:p>
          </table:table-cell>
          <table:table-cell table:formula="of:=[.$L$11]-[.Q32]" office:value-type="float" office:value="1.57375755982119" calcext:value-type="float">
            <text:p>1.5737575598</text:p>
          </table:table-cell>
          <table:table-cell table:number-columns-repeated="4"/>
          <table:table-cell office:value-type="float" office:value="1521" calcext:value-type="float">
            <text:p>1521</text:p>
          </table:table-cell>
          <table:table-cell table:formula="of:=[.$V$12]/([.$N$11]+[.X32])" office:value-type="float" office:value="0.00260394063015363" calcext:value-type="float">
            <text:p>0.0026039406</text:p>
          </table:table-cell>
          <table:table-cell table:formula="of:=[.X32]*[.Y32]" office:value-type="float" office:value="3.96059369846367" calcext:value-type="float">
            <text:p>3.9605936985</text:p>
          </table:table-cell>
          <table:table-cell table:formula="of:=[.$V$12]-[.Z32]" office:value-type="float" office:value="26.0394063015363" calcext:value-type="float">
            <text:p>26.0394063015</text:p>
          </table:table-cell>
          <table:table-cell table:formula="of:=[.$V$11]+[.Z32]" office:value-type="float" office:value="-11.0394063015363" calcext:value-type="float">
            <text:p>-11.0394063015</text:p>
          </table:table-cell>
          <table:table-cell/>
        </table:table-row>
        <table:table-row table:style-name="ro1">
          <table:table-cell office:value-type="string" calcext:value-type="string">
            <text:p>3.3672 24dB</text:p>
          </table:table-cell>
          <table:table-cell office:value-type="float" office:value="11146" calcext:value-type="float">
            <text:p>11146</text:p>
          </table:table-cell>
          <table:table-cell table:formula="of:=([.$A$2])*([.$A$4]/([.B33]+[.$A$4]))" office:value-type="float" office:value="0.0197830339676329" calcext:value-type="float">
            <text:p>0.019783034</text:p>
          </table:table-cell>
          <table:table-cell table:formula="of:=[.C33]/2" office:value-type="float" office:value="0.00989151698381647" calcext:value-type="float">
            <text:p>0.009891517</text:p>
          </table:table-cell>
          <table:table-cell table:formula="of:=-[.C33]/2" office:value-type="float" office:value="-0.00989151698381647" calcext:value-type="float">
            <text:p>-0.009891517</text:p>
          </table:table-cell>
          <table:table-cell table:number-columns-repeated="2"/>
          <table:table-cell office:value-type="float" office:value="2026" calcext:value-type="float">
            <text:p>2026</text:p>
          </table:table-cell>
          <table:table-cell table:formula="of:=([.$G$2]*[.H33])/(1500+[.H33])" office:value-type="float" office:value="8.61883153715258" calcext:value-type="float">
            <text:p>8.6188315372</text:p>
          </table:table-cell>
          <table:table-cell table:formula="of:=[.I33]/2" office:value-type="float" office:value="4.30941576857629" calcext:value-type="float">
            <text:p>4.3094157686</text:p>
          </table:table-cell>
          <table:table-cell/>
          <table:table-cell office:value-type="string" calcext:value-type="string">
            <text:p>Both Drop V+ and V-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11145" calcext:value-type="float">
            <text:p>11145</text:p>
          </table:table-cell>
          <table:table-cell table:formula="of:=([.$A$2])*([.$A$4]/([.B34]+[.$A$4]))" office:value-type="float" office:value="0.0197847932414406" calcext:value-type="float">
            <text:p>0.0197847932</text:p>
          </table:table-cell>
          <table:table-cell table:formula="of:=[.C34]/2" office:value-type="float" office:value="0.00989239662072032" calcext:value-type="float">
            <text:p>0.0098923966</text:p>
          </table:table-cell>
          <table:table-cell table:formula="of:=-[.C34]/2" office:value-type="float" office:value="-0.00989239662072032" calcext:value-type="float">
            <text:p>-0.0098923966</text:p>
          </table:table-cell>
          <table:table-cell table:number-columns-repeated="2"/>
          <table:table-cell office:value-type="float" office:value="2027" calcext:value-type="float">
            <text:p>2027</text:p>
          </table:table-cell>
          <table:table-cell table:formula="of:=([.$G$2]*[.H34])/(1500+[.H34])" office:value-type="float" office:value="8.62064077119365" calcext:value-type="float">
            <text:p>8.6206407712</text:p>
          </table:table-cell>
          <table:table-cell table:formula="of:=[.I34]/2" office:value-type="float" office:value="4.31032038559682" calcext:value-type="float">
            <text:p>4.3103203856</text:p>
          </table:table-cell>
          <table:table-cell/>
          <table:table-cell office:value-type="string" calcext:value-type="string">
            <text:p>Irs = <text:s/>((V+) + abs(V-) ) / Rp + Rpot + Rn <text:s text:c="4"/>or <text:s text:c="3"/>(Vpp) <text:s/>/( all R in series) 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145" calcext:value-type="float">
            <text:p>11145</text:p>
          </table:table-cell>
          <table:table-cell table:formula="of:=([.$A$2])*([.$A$4]/([.B35]+[.$A$4]))" office:value-type="float" office:value="0.0197847932414406" calcext:value-type="float">
            <text:p>0.0197847932</text:p>
          </table:table-cell>
          <table:table-cell table:formula="of:=[.C35]/2" office:value-type="float" office:value="0.00989239662072032" calcext:value-type="float">
            <text:p>0.0098923966</text:p>
          </table:table-cell>
          <table:table-cell table:formula="of:=-[.C35]/2" office:value-type="float" office:value="-0.00989239662072032" calcext:value-type="float">
            <text:p>-0.0098923966</text:p>
          </table:table-cell>
          <table:table-cell table:number-columns-repeated="2"/>
          <table:table-cell office:value-type="float" office:value="2028" calcext:value-type="float">
            <text:p>2028</text:p>
          </table:table-cell>
          <table:table-cell table:formula="of:=([.$G$2]*[.H35])/(1500+[.H35])" office:value-type="float" office:value="8.62244897959184" calcext:value-type="float">
            <text:p>8.6224489796</text:p>
          </table:table-cell>
          <table:table-cell table:formula="of:=[.I35]/2" office:value-type="float" office:value="4.31122448979592" calcext:value-type="float">
            <text:p>4.3112244898</text:p>
          </table:table-cell>
          <table:table-cell/>
          <table:table-cell office:value-type="string" calcext:value-type="string">
            <text:p>Adj V+ Max = <text:s text:c="2"/>(Vpp/2) <text:s/>- <text:s text:c="2"/>( Irs * Rp) 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000" calcext:value-type="float">
            <text:p>11000</text:p>
          </table:table-cell>
          <table:table-cell table:formula="of:=([.$A$2])*([.$A$4]/([.B36]+[.$A$4]))" office:value-type="float" office:value="0.0200432432432432" calcext:value-type="float">
            <text:p>0.0200432432</text:p>
          </table:table-cell>
          <table:table-cell table:formula="of:=[.C36]/2" office:value-type="float" office:value="0.0100216216216216" calcext:value-type="float">
            <text:p>0.0100216216</text:p>
          </table:table-cell>
          <table:table-cell table:formula="of:=-[.C36]/2" office:value-type="float" office:value="-0.0100216216216216" calcext:value-type="float">
            <text:p>-0.0100216216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table:formula="of:=([.$G$2]*[.H36])/(1500+[.H36])" office:value-type="float" office:value="8.62425616321904" calcext:value-type="float">
            <text:p>8.6242561632</text:p>
          </table:table-cell>
          <table:table-cell table:formula="of:=[.I36]/2" office:value-type="float" office:value="4.31212808160952" calcext:value-type="float">
            <text:p>4.3121280816</text:p>
          </table:table-cell>
          <table:table-cell/>
          <table:table-cell office:value-type="string" calcext:value-type="string">
            <text:p>Adj V- Min = <text:s text:c="2"/>( Irs * Rn) <text:s/>- (Vpp/2)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Vdrop = Irs * Resta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S1803Z</text:p>
          </table:table-cell>
          <table:table-cell office:value-type="string" calcext:value-type="string">
            <text:p>dB Range</text:p>
          </table:table-cell>
          <table:table-cell office:value-type="string" calcext:value-type="string">
            <text:p>dB Range/256</text:p>
          </table:table-cell>
          <table:table-cell office:value-type="string" calcext:value-type="string">
            <text:p>in mV range</text:p>
          </table:table-cell>
          <table:table-cell office:value-type="string" calcext:value-type="string">
            <text:p>in V range</text:p>
          </table:table-cell>
          <table:table-cell office:value-type="string" calcext:value-type="string">
            <text:p>mV- min</text:p>
          </table:table-cell>
          <table:table-cell office:value-type="string" calcext:value-type="string">
            <text:p>V- Min</text:p>
          </table:table-cell>
          <table:table-cell office:value-type="string" calcext:value-type="string">
            <text:p>dB Range/255</text:p>
          </table:table-cell>
          <table:table-cell table:number-columns-repeated="3"/>
          <table:table-cell office:value-type="string" calcext:value-type="string">
            <text:p>abs at pot center is the difference between v+ and V- <text:s/>voltage drops div by 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6 steps</text:p>
          </table:table-cell>
          <table:table-cell office:value-type="float" office:value="23" calcext:value-type="float">
            <text:p>23</text:p>
          </table:table-cell>
          <table:table-cell table:formula="of:=[.B39]/256" office:value-type="float" office:value="0.08984375" calcext:value-type="float">
            <text:p>0.08984375</text:p>
          </table:table-cell>
          <table:table-cell table:formula="of:=(([.B39]/2)*0.0061)*2" office:value-type="float" office:value="0.1403" calcext:value-type="float">
            <text:p>0.1403</text:p>
          </table:table-cell>
          <table:table-cell table:formula="of:=[.D39]*23" office:value-type="float" office:value="3.2269" calcext:value-type="float">
            <text:p>3.2269</text:p>
          </table:table-cell>
          <table:table-cell table:formula="of:=([.B39]/2)*-0.0061" office:value-type="float" office:value="-0.07015" calcext:value-type="float">
            <text:p>-0.07015</text:p>
          </table:table-cell>
          <table:table-cell table:formula="of:=[.F39]*23" office:value-type="float" office:value="-1.61345" calcext:value-type="float">
            <text:p>-1.61345</text:p>
          </table:table-cell>
          <table:table-cell table:formula="of:=[.B39]/255" office:value-type="float" office:value="0.0901960784313726" calcext:value-type="float">
            <text:p>0.090196078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40]/256" office:value-type="float" office:value="0.09375" calcext:value-type="float">
            <text:p>0.09375</text:p>
          </table:table-cell>
          <table:table-cell table:formula="of:=(([.B40]/2)*0.0061)*2" office:value-type="float" office:value="0.1464" calcext:value-type="float">
            <text:p>0.1464</text:p>
          </table:table-cell>
          <table:table-cell table:formula="of:=[.D40]*23" office:value-type="float" office:value="3.3672" calcext:value-type="float">
            <text:p>3.3672</text:p>
          </table:table-cell>
          <table:table-cell table:formula="of:=([.B40]/2)*-0.0061" office:value-type="float" office:value="-0.0732" calcext:value-type="float">
            <text:p>-0.0732</text:p>
          </table:table-cell>
          <table:table-cell table:formula="of:=[.F40]*23" office:value-type="float" office:value="-1.6836" calcext:value-type="float">
            <text:p>-1.6836</text:p>
          </table:table-cell>
          <table:table-cell table:formula="of:=[.B40]/255" office:value-type="float" office:value="0.0941176470588235" calcext:value-type="float">
            <text:p>0.094117647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41]/256" office:value-type="float" office:value="0.09765625" calcext:value-type="float">
            <text:p>0.09765625</text:p>
          </table:table-cell>
          <table:table-cell table:formula="of:=(([.B41]/2)*0.0061)*2" office:value-type="float" office:value="0.1525" calcext:value-type="float">
            <text:p>0.1525</text:p>
          </table:table-cell>
          <table:table-cell table:formula="of:=[.D41]*23" office:value-type="float" office:value="3.5075" calcext:value-type="float">
            <text:p>3.5075</text:p>
          </table:table-cell>
          <table:table-cell table:formula="of:=([.B41]/2)*-0.0061" office:value-type="float" office:value="-0.07625" calcext:value-type="float">
            <text:p>-0.07625</text:p>
          </table:table-cell>
          <table:table-cell table:formula="of:=[.F41]*23" office:value-type="float" office:value="-1.75375" calcext:value-type="float">
            <text:p>-1.75375</text:p>
          </table:table-cell>
          <table:table-cell table:formula="of:=[.B41]/255" office:value-type="float" office:value="0.0980392156862745" calcext:value-type="float">
            <text:p>0.0980392157</text:p>
          </table:table-cell>
          <table:table-cell table:number-columns-repeated="5"/>
          <table:table-cell office:value-type="string" calcext:value-type="string">
            <text:p>Voltage swing: (adj V+) + abs( adj V-) 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42]/256" office:value-type="float" office:value="0.1015625" calcext:value-type="float">
            <text:p>0.1015625</text:p>
          </table:table-cell>
          <table:table-cell table:formula="of:=(([.B42]/2)*0.0061)*2" office:value-type="float" office:value="0.1586" calcext:value-type="float">
            <text:p>0.1586</text:p>
          </table:table-cell>
          <table:table-cell table:formula="of:=[.D42]*23" office:value-type="float" office:value="3.6478" calcext:value-type="float">
            <text:p>3.6478</text:p>
          </table:table-cell>
          <table:table-cell table:formula="of:=([.B42]/2)*-0.0061" office:value-type="float" office:value="-0.0793" calcext:value-type="float">
            <text:p>-0.0793</text:p>
          </table:table-cell>
          <table:table-cell table:formula="of:=[.F42]*23" office:value-type="float" office:value="-1.8239" calcext:value-type="float">
            <text:p>-1.8239</text:p>
          </table:table-cell>
          <table:table-cell table:formula="of:=[.B42]/255" office:value-type="float" office:value="0.101960784313725" calcext:value-type="float">
            <text:p>0.1019607843</text:p>
          </table:table-cell>
          <table:table-cell table:number-columns-repeated="5"/>
          <table:table-cell office:value-type="string" calcext:value-type="string">
            <text:p>Pot Center Voltage: Volt swing / 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43]/256" office:value-type="float" office:value="0.10546875" calcext:value-type="float">
            <text:p>0.10546875</text:p>
          </table:table-cell>
          <table:table-cell table:formula="of:=(([.B43]/2)*0.0061)*2" office:value-type="float" office:value="0.1647" calcext:value-type="float">
            <text:p>0.1647</text:p>
          </table:table-cell>
          <table:table-cell table:formula="of:=[.D43]*23" office:value-type="float" office:value="3.7881" calcext:value-type="float">
            <text:p>3.7881</text:p>
          </table:table-cell>
          <table:table-cell table:formula="of:=([.B43]/2)*-0.0061" office:value-type="float" office:value="-0.08235" calcext:value-type="float">
            <text:p>-0.08235</text:p>
          </table:table-cell>
          <table:table-cell table:formula="of:=[.F43]*23" office:value-type="float" office:value="-1.89405" calcext:value-type="float">
            <text:p>-1.89405</text:p>
          </table:table-cell>
          <table:table-cell table:formula="of:=[.B43]/255" office:value-type="float" office:value="0.105882352941176" calcext:value-type="float">
            <text:p>0.1058823529</text:p>
          </table:table-cell>
          <table:table-cell table:number-columns-repeated="3"/>
          <table:table-cell table:style-name="ce4" office:value-type="string" calcext:value-type="string">
            <text:p>V+</text:p>
          </table:table-cell>
          <table:table-cell table:style-name="ce4" office:value-type="string" calcext:value-type="string">
            <text:p>V-</text:p>
          </table:table-cell>
          <table:table-cell table:style-name="ce4" office:value-type="string" calcext:value-type="string">
            <text:p>Rpot_max</text:p>
          </table:table-cell>
          <table:table-cell table:style-name="ce4" office:value-type="string" calcext:value-type="string">
            <text:p>Rp</text:p>
          </table:table-cell>
          <table:table-cell table:style-name="ce4" office:value-type="string" calcext:value-type="string">
            <text:p>Rn</text:p>
          </table:table-cell>
          <table:table-cell office:value-type="string" calcext:value-type="string">
            <text:p>Irs</text:p>
          </table:table-cell>
          <table:table-cell office:value-type="string" calcext:value-type="string">
            <text:p>Adj V+ Max</text:p>
          </table:table-cell>
          <table:table-cell/>
          <table:table-cell office:value-type="string" calcext:value-type="string">
            <text:p>Adj V- Min</text:p>
          </table:table-cell>
          <table:table-cell table:number-columns-repeated="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44]/256" office:value-type="float" office:value="0.109375" calcext:value-type="float">
            <text:p>0.109375</text:p>
          </table:table-cell>
          <table:table-cell table:formula="of:=(([.B44]/2)*0.0061)*2" office:value-type="float" office:value="0.1708" calcext:value-type="float">
            <text:p>0.1708</text:p>
          </table:table-cell>
          <table:table-cell table:formula="of:=[.D44]*23" office:value-type="float" office:value="3.9284" calcext:value-type="float">
            <text:p>3.9284</text:p>
          </table:table-cell>
          <table:table-cell table:formula="of:=([.B44]/2)*-0.0061" office:value-type="float" office:value="-0.0854" calcext:value-type="float">
            <text:p>-0.0854</text:p>
          </table:table-cell>
          <table:table-cell table:formula="of:=[.F44]*23" office:value-type="float" office:value="-1.9642" calcext:value-type="float">
            <text:p>-1.9642</text:p>
          </table:table-cell>
          <table:table-cell table:formula="of:=[.B44]/255" office:value-type="float" office:value="0.109803921568627" calcext:value-type="float">
            <text:p>0.10980392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5212" calcext:value-type="float">
            <text:p>5212</text:p>
          </table:table-cell>
          <table:table-cell table:formula="of:=([.M45]/([.N44]+[.O44]+[.P44]))" office:value-type="float" office:value="0.000489620054837446" calcext:value-type="float">
            <text:p>0.0004896201</text:p>
          </table:table-cell>
          <table:table-cell table:style-name="ce5" table:formula="of:=([.M45]/2)-([.Q44]*[.O44])" office:value-type="float" office:value="2.44810027418723" calcext:value-type="float">
            <text:p>2.4481002742</text:p>
          </table:table-cell>
          <table:table-cell table:formula="of:= IF( ([.L60]&gt;[.M60])  AND( [.S57]&lt;0);(-ABS([.R45]-[.T45])/2);ABS([.R45]-[.T45])/2)" office:value-type="float" office:value="0" calcext:value-type="float">
            <text:p>0</text:p>
          </table:table-cell>
          <table:table-cell table:formula="of:=([.Q44]*[.P44])-([.M45]/2)" office:value-type="float" office:value="-2.44810027418723" calcext:value-type="float">
            <text:p>-2.44810027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45]/256" office:value-type="float" office:value="0.11328125" calcext:value-type="float">
            <text:p>0.11328125</text:p>
          </table:table-cell>
          <table:table-cell table:formula="of:=(([.B45]/2)*0.0061)*2" office:value-type="float" office:value="0.1769" calcext:value-type="float">
            <text:p>0.1769</text:p>
          </table:table-cell>
          <table:table-cell table:formula="of:=[.D45]*23" office:value-type="float" office:value="4.0687" calcext:value-type="float">
            <text:p>4.0687</text:p>
          </table:table-cell>
          <table:table-cell table:formula="of:=([.B45]/2)*-0.0061" office:value-type="float" office:value="-0.08845" calcext:value-type="float">
            <text:p>-0.08845</text:p>
          </table:table-cell>
          <table:table-cell table:formula="of:=[.F45]*23" office:value-type="float" office:value="-2.03435" calcext:value-type="float">
            <text:p>-2.03435</text:p>
          </table:table-cell>
          <table:table-cell table:formula="of:=[.B45]/255" office:value-type="float" office:value="0.113725490196078" calcext:value-type="float">
            <text:p>0.1137254902</text:p>
          </table:table-cell>
          <table:table-cell table:number-columns-repeated="3"/>
          <table:table-cell office:value-type="string" calcext:value-type="string">
            <text:p>Vol rail to rail</text:p>
          </table:table-cell>
          <table:table-cell table:formula="of:=[.L44]+ABS([.M44]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v drop </text:p>
          </table:table-cell>
          <table:table-cell table:formula="of:=[.Q44]*[.O44]" office:value-type="float" office:value="2.55189972581277" calcext:value-type="float">
            <text:p>2.5518997258</text:p>
          </table:table-cell>
          <table:table-cell/>
          <table:table-cell table:formula="of:=[.Q44]*[.P44]" office:value-type="float" office:value="2.55189972581277" calcext:value-type="float">
            <text:p>2.5518997258</text:p>
          </table:table-cell>
          <table:table-cell table:number-columns-repeated="3"/>
          <table:table-cell office:value-type="string" calcext:value-type="string">
            <text:p>abs at pot center is the diffance between v+ and V- <text:s/>voltagw drops div by 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46]/256" office:value-type="float" office:value="0.1171875" calcext:value-type="float">
            <text:p>0.1171875</text:p>
          </table:table-cell>
          <table:table-cell table:formula="of:=(([.B46]/2)*0.0061)*2" office:value-type="float" office:value="0.183" calcext:value-type="float">
            <text:p>0.183</text:p>
          </table:table-cell>
          <table:table-cell table:formula="of:=[.D46]*23" office:value-type="float" office:value="4.209" calcext:value-type="float">
            <text:p>4.209</text:p>
          </table:table-cell>
          <table:table-cell table:formula="of:=([.B46]/2)*-0.0061" office:value-type="float" office:value="-0.0915" calcext:value-type="float">
            <text:p>-0.0915</text:p>
          </table:table-cell>
          <table:table-cell table:formula="of:=[.F46]*23" office:value-type="float" office:value="-2.1045" calcext:value-type="float">
            <text:p>-2.1045</text:p>
          </table:table-cell>
          <table:table-cell table:formula="of:=[.B46]/255" office:value-type="float" office:value="0.117647058823529" calcext:value-type="float">
            <text:p>0.1176470588</text:p>
          </table:table-cell>
          <table:table-cell table:number-columns-repeated="10"/>
          <table:table-cell office:value-type="string" calcext:value-type="string">
            <text:p>Abs b + -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40" calcext:value-type="float">
            <text:p>40.0</text:p>
          </table:table-cell>
          <table:table-cell table:formula="of:=[.B47]/256" office:value-type="float" office:value="0.15625" calcext:value-type="float">
            <text:p>0.15625</text:p>
          </table:table-cell>
          <table:table-cell table:formula="of:=(([.B47]/2)*0.0061)*2" office:value-type="float" office:value="0.244" calcext:value-type="float">
            <text:p>0.244</text:p>
          </table:table-cell>
          <table:table-cell table:formula="of:=[.D47]*23" office:value-type="float" office:value="5.612" calcext:value-type="float">
            <text:p>5.612</text:p>
          </table:table-cell>
          <table:table-cell table:formula="of:=([.B47]/2)*-0.0061" office:value-type="float" office:value="-0.122" calcext:value-type="float">
            <text:p>-0.122</text:p>
          </table:table-cell>
          <table:table-cell table:formula="of:=[.F47]*23" office:value-type="float" office:value="-2.806" calcext:value-type="float">
            <text:p>-2.806</text:p>
          </table:table-cell>
          <table:table-cell table:formula="of:=[.B47]/255" office:value-type="float" office:value="0.156862745098039" calcext:value-type="float">
            <text:p>0.1568627451</text:p>
          </table:table-cell>
          <table:table-cell table:number-columns-repeated="15"/>
          <table:table-cell office:value-type="string" calcext:value-type="string">
            <text:p>when ((Rpot/2) + Rp) &gt; <text:s/>((Rpot/2) + Rn) and Vmid &lt;0 <text:s text:c="2"/>then -Vmin <text:s/>else Vmin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48]/256" office:value-type="float" office:value="0.17578125" calcext:value-type="float">
            <text:p>0.17578125</text:p>
          </table:table-cell>
          <table:table-cell table:formula="of:=(([.B48]/2)*0.0061)*2" office:value-type="float" office:value="0.2745" calcext:value-type="float">
            <text:p>0.2745</text:p>
          </table:table-cell>
          <table:table-cell table:formula="of:=[.D48]*23" office:value-type="float" office:value="6.3135" calcext:value-type="float">
            <text:p>6.3135</text:p>
          </table:table-cell>
          <table:table-cell table:formula="of:=([.B48]/2)*-0.0061" office:value-type="float" office:value="-0.13725" calcext:value-type="float">
            <text:p>-0.13725</text:p>
          </table:table-cell>
          <table:table-cell table:formula="of:=[.F48]*23" office:value-type="float" office:value="-3.15675" calcext:value-type="float">
            <text:p>-3.15675</text:p>
          </table:table-cell>
          <table:table-cell table:formula="of:=[.B48]/255" office:value-type="float" office:value="0.176470588235294" calcext:value-type="float">
            <text:p>0.1764705882</text:p>
          </table:table-cell>
          <table:table-cell table:number-columns-repeated="6"/>
          <table:table-cell table:number-columns-repeated="2" office:value-type="float" office:value="5210" calcext:value-type="float">
            <text:p>5210</text:p>
          </table:table-cell>
          <table:table-cell table:formula="of:=([.$M$45]/([.$N$44]+[.O48]+[.P48]))" office:value-type="float" office:value="0.000489715964740451" calcext:value-type="float">
            <text:p>0.000489716</text:p>
          </table:table-cell>
          <table:table-cell table:style-name="ce5" table:formula="of:=([.$M$45]/2)-([.Q48]*[.O48])" office:value-type="float" office:value="2.44857982370225" calcext:value-type="float">
            <text:p>2.4485798237</text:p>
          </table:table-cell>
          <table:table-cell table:formula="of:= IF( ([.L64]&gt;[.M64])  AND( [.S61]&lt;0);(-ABS([.R49]-[.T49])/2);ABS([.R49]-[.T49])/2)" office:value-type="float" office:value="0" calcext:value-type="float">
            <text:p>0</text:p>
          </table:table-cell>
          <table:table-cell table:style-name="ce5" table:formula="of:=([.Q48]*[.P48])-([.$M$45]/2)" office:value-type="float" office:value="-2.44857982370225" calcext:value-type="float">
            <text:p>-2.44857982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49]/256" office:value-type="float" office:value="0.1953125" calcext:value-type="float">
            <text:p>0.1953125</text:p>
          </table:table-cell>
          <table:table-cell table:formula="of:=(([.B49]/2)*0.0061)*2" office:value-type="float" office:value="0.305" calcext:value-type="float">
            <text:p>0.305</text:p>
          </table:table-cell>
          <table:table-cell table:formula="of:=[.D49]*23" office:value-type="float" office:value="7.015" calcext:value-type="float">
            <text:p>7.015</text:p>
          </table:table-cell>
          <table:table-cell table:formula="of:=([.B49]/2)*-0.0061" office:value-type="float" office:value="-0.1525" calcext:value-type="float">
            <text:p>-0.1525</text:p>
          </table:table-cell>
          <table:table-cell table:formula="of:=[.F49]*23" office:value-type="float" office:value="-3.5075" calcext:value-type="float">
            <text:p>-3.5075</text:p>
          </table:table-cell>
          <table:table-cell table:formula="of:=[.B49]/255" office:value-type="float" office:value="0.196078431372549" calcext:value-type="float">
            <text:p>0.196078431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50]/256" office:value-type="float" office:value="0.21484375" calcext:value-type="float">
            <text:p>0.21484375</text:p>
          </table:table-cell>
          <table:table-cell table:formula="of:=(([.B50]/2)*0.0061)*2" office:value-type="float" office:value="0.3355" calcext:value-type="float">
            <text:p>0.3355</text:p>
          </table:table-cell>
          <table:table-cell table:formula="of:=[.D50]*23" office:value-type="float" office:value="7.7165" calcext:value-type="float">
            <text:p>7.7165</text:p>
          </table:table-cell>
          <table:table-cell table:formula="of:=([.B50]/2)*-0.0061" office:value-type="float" office:value="-0.16775" calcext:value-type="float">
            <text:p>-0.16775</text:p>
          </table:table-cell>
          <table:table-cell table:formula="of:=[.F50]*23" office:value-type="float" office:value="-3.85825" calcext:value-type="float">
            <text:p>-3.85825</text:p>
          </table:table-cell>
          <table:table-cell table:formula="of:=[.B50]/255" office:value-type="float" office:value="0.215686274509804" calcext:value-type="float">
            <text:p>0.2156862745</text:p>
          </table:table-cell>
          <table:table-cell/>
          <table:table-cell office:value-type="string" calcext:value-type="string">
            <text:p>DS1844</text:p>
          </table:table-cell>
          <table:table-cell office:value-type="string" calcext:value-type="string">
            <text:p>dB Range</text:p>
          </table:table-cell>
          <table:table-cell office:value-type="string" calcext:value-type="string">
            <text:p>dB Range/64</text:p>
          </table:table-cell>
          <table:table-cell office:value-type="string" calcext:value-type="string">
            <text:p>in mV range</text:p>
          </table:table-cell>
          <table:table-cell office:value-type="string" calcext:value-type="string">
            <text:p>in V range</text:p>
          </table:table-cell>
          <table:table-cell office:value-type="string" calcext:value-type="string">
            <text:p>mV- min</text:p>
          </table:table-cell>
          <table:table-cell office:value-type="string" calcext:value-type="string">
            <text:p>V- Min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51]/256" office:value-type="float" office:value="0.234375" calcext:value-type="float">
            <text:p>0.234375</text:p>
          </table:table-cell>
          <table:table-cell table:formula="of:=(([.B51]/2)*0.0061)*2" office:value-type="float" office:value="0.366" calcext:value-type="float">
            <text:p>0.366</text:p>
          </table:table-cell>
          <table:table-cell table:formula="of:=[.D51]*23" office:value-type="float" office:value="8.418" calcext:value-type="float">
            <text:p>8.418</text:p>
          </table:table-cell>
          <table:table-cell table:formula="of:=([.B51]/2)*-0.0061" office:value-type="float" office:value="-0.183" calcext:value-type="float">
            <text:p>-0.183</text:p>
          </table:table-cell>
          <table:table-cell table:formula="of:=[.F51]*23" office:value-type="float" office:value="-4.209" calcext:value-type="float">
            <text:p>-4.209</text:p>
          </table:table-cell>
          <table:table-cell table:formula="of:=[.B51]/255" office:value-type="float" office:value="0.235294117647059" calcext:value-type="float">
            <text:p>0.2352941176</text:p>
          </table:table-cell>
          <table:table-cell/>
          <table:table-cell office:value-type="string" calcext:value-type="string">
            <text:p>64 steps</text:p>
          </table:table-cell>
          <table:table-cell office:value-type="float" office:value="23" calcext:value-type="float">
            <text:p>23</text:p>
          </table:table-cell>
          <table:table-cell table:formula="of:=[.K51]/64" office:value-type="float" office:value="0.359375" calcext:value-type="float">
            <text:p>0.359375</text:p>
          </table:table-cell>
          <table:table-cell table:formula="of:=(([.K51]/2)*0.0061)*2" office:value-type="float" office:value="0.1403" calcext:value-type="float">
            <text:p>0.1403</text:p>
          </table:table-cell>
          <table:table-cell table:formula="of:=[.M51]*23" office:value-type="float" office:value="3.2269" calcext:value-type="float">
            <text:p>3.2269</text:p>
          </table:table-cell>
          <table:table-cell table:formula="of:=([.K51]/2)*-0.0061" office:value-type="float" office:value="-0.07015" calcext:value-type="float">
            <text:p>-0.07015</text:p>
          </table:table-cell>
          <table:table-cell table:formula="of:=[.O51]*23" office:value-type="float" office:value="-1.61345" calcext:value-type="float">
            <text:p>-1.61345</text:p>
          </table:table-cell>
          <table:table-cell table:number-columns-repeated="6"/>
          <table:table-cell table:number-columns-repeated="2" office:value-type="float" office:value="5110" calcext:value-type="float">
            <text:p>5110</text:p>
          </table:table-cell>
          <table:table-cell table:formula="of:=([.$M$45]/([.$N$44]+[.W51]+[.X51]))" office:value-type="float" office:value="0.000494559841740851" calcext:value-type="float">
            <text:p>0.0004945598</text:p>
          </table:table-cell>
          <table:table-cell table:style-name="ce5" table:formula="of:=([.$M$45]/2)-([.Y51]*[.W51])" office:value-type="float" office:value="2.47279920870425" calcext:value-type="float">
            <text:p>2.4727992087</text:p>
          </table:table-cell>
          <table:table-cell/>
          <table:table-cell table:style-name="ce5" table:formula="of:=([.Y51]*[.X51])-([.$M$45]/2)" office:value-type="float" office:value="-2.47279920870425" calcext:value-type="float">
            <text:p>-2.4727992087</text:p>
          </table:table-cell>
          <table:table-cell/>
        </table:table-row>
        <table:table-row table:style-name="ro1">
          <table:table-cell/>
          <table:table-cell office:value-type="float" office:value="35.1" calcext:value-type="float">
            <text:p>35.1</text:p>
          </table:table-cell>
          <table:table-cell table:formula="of:=[.B52]/256" office:value-type="float" office:value="0.137109375" calcext:value-type="float">
            <text:p>0.137109375</text:p>
          </table:table-cell>
          <table:table-cell table:formula="of:=(([.B52]/2)*0.0061)*2" office:value-type="float" office:value="0.21411" calcext:value-type="float">
            <text:p>0.21411</text:p>
          </table:table-cell>
          <table:table-cell table:formula="of:=[.D52]*23" office:value-type="float" office:value="4.92453" calcext:value-type="float">
            <text:p>4.92453</text:p>
          </table:table-cell>
          <table:table-cell table:formula="of:=([.B52]/2)*-0.0061" office:value-type="float" office:value="-0.107055" calcext:value-type="float">
            <text:p>-0.107055</text:p>
          </table:table-cell>
          <table:table-cell table:formula="of:=[.F52]*23" office:value-type="float" office:value="-2.462265" calcext:value-type="float">
            <text:p>-2.462265</text:p>
          </table:table-cell>
          <table:table-cell table:formula="of:=[.B52]/255" office:value-type="float" office:value="0.137647058823529" calcext:value-type="float">
            <text:p>0.137647058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K52]/64" office:value-type="float" office:value="0.375" calcext:value-type="float">
            <text:p>0.375</text:p>
          </table:table-cell>
          <table:table-cell table:formula="of:=(([.K52]/2)*0.0061)*2" office:value-type="float" office:value="0.1464" calcext:value-type="float">
            <text:p>0.1464</text:p>
          </table:table-cell>
          <table:table-cell table:formula="of:=[.M52]*23" office:value-type="float" office:value="3.3672" calcext:value-type="float">
            <text:p>3.3672</text:p>
          </table:table-cell>
          <table:table-cell table:formula="of:=([.K52]/2)*-0.0061" office:value-type="float" office:value="-0.0732" calcext:value-type="float">
            <text:p>-0.0732</text:p>
          </table:table-cell>
          <table:table-cell table:formula="of:=[.O52]*23" office:value-type="float" office:value="-1.6836" calcext:value-type="float">
            <text:p>-1.6836</text:p>
          </table:table-cell>
          <table:table-cell table:number-columns-repeated="6"/>
          <table:table-cell table:number-columns-repeated="2" office:value-type="float" office:value="5200" calcext:value-type="float">
            <text:p>5200</text:p>
          </table:table-cell>
          <table:table-cell table:formula="of:=([.$M$45]/([.$N$44]+[.W52]+[.X52]))" office:value-type="float" office:value="0.000490196078431373" calcext:value-type="float">
            <text:p>0.0004901961</text:p>
          </table:table-cell>
          <table:table-cell table:style-name="ce5" table:formula="of:=([.$M$45]/2)-([.Y52]*[.W52])" office:value-type="float" office:value="2.45098039215686" calcext:value-type="float">
            <text:p>2.4509803922</text:p>
          </table:table-cell>
          <table:table-cell/>
          <table:table-cell table:style-name="ce5" table:formula="of:=([.Y52]*[.X52])-([.$M$45]/2)" office:value-type="float" office:value="-2.45098039215686" calcext:value-type="float">
            <text:p>-2.4509803922</text:p>
          </table:table-cell>
          <table:table-cell/>
        </table:table-row>
        <table:table-row table:style-name="ro1">
          <table:table-cell/>
          <table:table-cell office:value-type="float" office:value="36.1" calcext:value-type="float">
            <text:p>36.1</text:p>
          </table:table-cell>
          <table:table-cell table:formula="of:=[.B53]/256" office:value-type="float" office:value="0.141015625" calcext:value-type="float">
            <text:p>0.141015625</text:p>
          </table:table-cell>
          <table:table-cell table:formula="of:=(([.B53]/2)*0.0061)*2" office:value-type="float" office:value="0.22021" calcext:value-type="float">
            <text:p>0.22021</text:p>
          </table:table-cell>
          <table:table-cell table:formula="of:=[.D53]*23" office:value-type="float" office:value="5.06483" calcext:value-type="float">
            <text:p>5.06483</text:p>
          </table:table-cell>
          <table:table-cell table:formula="of:=([.B53]/2)*-0.0061" office:value-type="float" office:value="-0.110105" calcext:value-type="float">
            <text:p>-0.110105</text:p>
          </table:table-cell>
          <table:table-cell table:formula="of:=[.F53]*23" office:value-type="float" office:value="-2.532415" calcext:value-type="float">
            <text:p>-2.532415</text:p>
          </table:table-cell>
          <table:table-cell table:formula="of:=[.B53]/255" office:value-type="float" office:value="0.14156862745098" calcext:value-type="float">
            <text:p>0.141568627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K53]/64" office:value-type="float" office:value="0.390625" calcext:value-type="float">
            <text:p>0.390625</text:p>
          </table:table-cell>
          <table:table-cell table:formula="of:=(([.K53]/2)*0.0061)*2" office:value-type="float" office:value="0.1525" calcext:value-type="float">
            <text:p>0.1525</text:p>
          </table:table-cell>
          <table:table-cell table:formula="of:=[.M53]*23" office:value-type="float" office:value="3.5075" calcext:value-type="float">
            <text:p>3.5075</text:p>
          </table:table-cell>
          <table:table-cell table:formula="of:=([.K53]/2)*-0.0061" office:value-type="float" office:value="-0.07625" calcext:value-type="float">
            <text:p>-0.07625</text:p>
          </table:table-cell>
          <table:table-cell table:formula="of:=[.O53]*23" office:value-type="float" office:value="-1.75375" calcext:value-type="float">
            <text:p>-1.75375</text:p>
          </table:table-cell>
          <table:table-cell table:number-columns-repeated="6"/>
          <table:table-cell table:number-columns-repeated="2" office:value-type="float" office:value="5201" calcext:value-type="float">
            <text:p>5201</text:p>
          </table:table-cell>
          <table:table-cell table:formula="of:=([.$M$45]/([.$N$44]+[.W53]+[.X53]))" office:value-type="float" office:value="0.00049014802470346" calcext:value-type="float">
            <text:p>0.000490148</text:p>
          </table:table-cell>
          <table:table-cell table:style-name="ce5" table:formula="of:=([.$M$45]/2)-([.Y53]*[.W53])" office:value-type="float" office:value="2.4507401235173" calcext:value-type="float">
            <text:p>2.4507401235</text:p>
          </table:table-cell>
          <table:table-cell/>
          <table:table-cell table:style-name="ce5" table:formula="of:=([.Y53]*[.X53])-([.$M$45]/2)" office:value-type="float" office:value="-2.4507401235173" calcext:value-type="float">
            <text:p>-2.450740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.1" calcext:value-type="float">
            <text:p>37.1</text:p>
          </table:table-cell>
          <table:table-cell table:formula="of:=[.B54]/256" office:value-type="float" office:value="0.144921875" calcext:value-type="float">
            <text:p>0.144921875</text:p>
          </table:table-cell>
          <table:table-cell table:formula="of:=(([.B54]/2)*0.0061)*2" office:value-type="float" office:value="0.22631" calcext:value-type="float">
            <text:p>0.22631</text:p>
          </table:table-cell>
          <table:table-cell table:formula="of:=[.D54]*23" office:value-type="float" office:value="5.20513" calcext:value-type="float">
            <text:p>5.20513</text:p>
          </table:table-cell>
          <table:table-cell table:formula="of:=([.B54]/2)*-0.0061" office:value-type="float" office:value="-0.113155" calcext:value-type="float">
            <text:p>-0.113155</text:p>
          </table:table-cell>
          <table:table-cell table:formula="of:=[.F54]*23" office:value-type="float" office:value="-2.602565" calcext:value-type="float">
            <text:p>-2.602565</text:p>
          </table:table-cell>
          <table:table-cell table:formula="of:=[.B54]/255" office:value-type="float" office:value="0.145490196078431" calcext:value-type="float">
            <text:p>0.145490196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K54]/64" office:value-type="float" office:value="0.40625" calcext:value-type="float">
            <text:p>0.40625</text:p>
          </table:table-cell>
          <table:table-cell table:formula="of:=(([.K54]/2)*0.0061)*2" office:value-type="float" office:value="0.1586" calcext:value-type="float">
            <text:p>0.1586</text:p>
          </table:table-cell>
          <table:table-cell table:formula="of:=[.M54]*23" office:value-type="float" office:value="3.6478" calcext:value-type="float">
            <text:p>3.6478</text:p>
          </table:table-cell>
          <table:table-cell table:formula="of:=([.K54]/2)*-0.0061" office:value-type="float" office:value="-0.0793" calcext:value-type="float">
            <text:p>-0.0793</text:p>
          </table:table-cell>
          <table:table-cell table:formula="of:=[.O54]*23" office:value-type="float" office:value="-1.8239" calcext:value-type="float">
            <text:p>-1.8239</text:p>
          </table:table-cell>
          <table:table-cell table:number-columns-repeated="6"/>
          <table:table-cell table:number-columns-repeated="2" office:value-type="float" office:value="5202" calcext:value-type="float">
            <text:p>5202</text:p>
          </table:table-cell>
          <table:table-cell table:formula="of:=([.$M$45]/([.$N$44]+[.W54]+[.X54]))" office:value-type="float" office:value="0.000490099980396001" calcext:value-type="float">
            <text:p>0.0004901</text:p>
          </table:table-cell>
          <table:table-cell table:style-name="ce5" table:formula="of:=([.$M$45]/2)-([.Y54]*[.W54])" office:value-type="float" office:value="2.45049990198" calcext:value-type="float">
            <text:p>2.450499902</text:p>
          </table:table-cell>
          <table:table-cell/>
          <table:table-cell table:style-name="ce5" table:formula="of:=([.Y54]*[.X54])-([.$M$45]/2)" office:value-type="float" office:value="-2.45049990198" calcext:value-type="float">
            <text:p>-2.450499902</text:p>
          </table:table-cell>
          <table:table-cell/>
        </table:table-row>
        <table:table-row table:style-name="ro1">
          <table:table-cell/>
          <table:table-cell office:value-type="float" office:value="38.1" calcext:value-type="float">
            <text:p>38.1</text:p>
          </table:table-cell>
          <table:table-cell table:formula="of:=[.B55]/256" office:value-type="float" office:value="0.148828125" calcext:value-type="float">
            <text:p>0.148828125</text:p>
          </table:table-cell>
          <table:table-cell table:formula="of:=(([.B55]/2)*0.0061)*2" office:value-type="float" office:value="0.23241" calcext:value-type="float">
            <text:p>0.23241</text:p>
          </table:table-cell>
          <table:table-cell table:formula="of:=[.D55]*23" office:value-type="float" office:value="5.34543" calcext:value-type="float">
            <text:p>5.34543</text:p>
          </table:table-cell>
          <table:table-cell table:formula="of:=([.B55]/2)*-0.0061" office:value-type="float" office:value="-0.116205" calcext:value-type="float">
            <text:p>-0.116205</text:p>
          </table:table-cell>
          <table:table-cell table:formula="of:=[.F55]*23" office:value-type="float" office:value="-2.672715" calcext:value-type="float">
            <text:p>-2.672715</text:p>
          </table:table-cell>
          <table:table-cell table:formula="of:=[.B55]/255" office:value-type="float" office:value="0.149411764705882" calcext:value-type="float">
            <text:p>0.149411764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K55]/64" office:value-type="float" office:value="0.421875" calcext:value-type="float">
            <text:p>0.421875</text:p>
          </table:table-cell>
          <table:table-cell table:formula="of:=(([.K55]/2)*0.0061)*2" office:value-type="float" office:value="0.1647" calcext:value-type="float">
            <text:p>0.1647</text:p>
          </table:table-cell>
          <table:table-cell table:formula="of:=[.M55]*23" office:value-type="float" office:value="3.7881" calcext:value-type="float">
            <text:p>3.7881</text:p>
          </table:table-cell>
          <table:table-cell table:formula="of:=([.K55]/2)*-0.0061" office:value-type="float" office:value="-0.08235" calcext:value-type="float">
            <text:p>-0.08235</text:p>
          </table:table-cell>
          <table:table-cell table:formula="of:=[.O55]*23" office:value-type="float" office:value="-1.89405" calcext:value-type="float">
            <text:p>-1.89405</text:p>
          </table:table-cell>
          <table:table-cell table:number-columns-repeated="6"/>
          <table:table-cell table:number-columns-repeated="2" office:value-type="float" office:value="5203" calcext:value-type="float">
            <text:p>5203</text:p>
          </table:table-cell>
          <table:table-cell table:formula="of:=([.$M$45]/([.$N$44]+[.W55]+[.X55]))" office:value-type="float" office:value="0.000490051945506224" calcext:value-type="float">
            <text:p>0.0004900519</text:p>
          </table:table-cell>
          <table:table-cell table:style-name="ce5" table:formula="of:=([.$M$45]/2)-([.Y55]*[.W55])" office:value-type="float" office:value="2.45025972753112" calcext:value-type="float">
            <text:p>2.4502597275</text:p>
          </table:table-cell>
          <table:table-cell/>
          <table:table-cell table:style-name="ce5" table:formula="of:=([.Y55]*[.X55])-([.$M$45]/2)" office:value-type="float" office:value="-2.45025972753112" calcext:value-type="float">
            <text:p>-2.4502597275</text:p>
          </table:table-cell>
          <table:table-cell/>
        </table:table-row>
        <table:table-row table:style-name="ro1">
          <table:table-cell/>
          <table:table-cell office:value-type="float" office:value="39.1" calcext:value-type="float">
            <text:p>39.1</text:p>
          </table:table-cell>
          <table:table-cell table:formula="of:=[.B56]/256" office:value-type="float" office:value="0.152734375" calcext:value-type="float">
            <text:p>0.152734375</text:p>
          </table:table-cell>
          <table:table-cell table:formula="of:=(([.B56]/2)*0.0061)*2" office:value-type="float" office:value="0.23851" calcext:value-type="float">
            <text:p>0.23851</text:p>
          </table:table-cell>
          <table:table-cell table:formula="of:=[.D56]*23" office:value-type="float" office:value="5.48573" calcext:value-type="float">
            <text:p>5.48573</text:p>
          </table:table-cell>
          <table:table-cell table:formula="of:=([.B56]/2)*-0.0061" office:value-type="float" office:value="-0.119255" calcext:value-type="float">
            <text:p>-0.119255</text:p>
          </table:table-cell>
          <table:table-cell table:formula="of:=[.F56]*23" office:value-type="float" office:value="-2.742865" calcext:value-type="float">
            <text:p>-2.742865</text:p>
          </table:table-cell>
          <table:table-cell table:formula="of:=[.B56]/255" office:value-type="float" office:value="0.153333333333333" calcext:value-type="float">
            <text:p>0.153333333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K56]/64" office:value-type="float" office:value="0.4375" calcext:value-type="float">
            <text:p>0.4375</text:p>
          </table:table-cell>
          <table:table-cell table:formula="of:=(([.K56]/2)*0.0061)*2" office:value-type="float" office:value="0.1708" calcext:value-type="float">
            <text:p>0.1708</text:p>
          </table:table-cell>
          <table:table-cell table:formula="of:=[.M56]*23" office:value-type="float" office:value="3.9284" calcext:value-type="float">
            <text:p>3.9284</text:p>
          </table:table-cell>
          <table:table-cell table:formula="of:=([.K56]/2)*-0.0061" office:value-type="float" office:value="-0.0854" calcext:value-type="float">
            <text:p>-0.0854</text:p>
          </table:table-cell>
          <table:table-cell table:formula="of:=[.O56]*23" office:value-type="float" office:value="-1.9642" calcext:value-type="float">
            <text:p>-1.9642</text:p>
          </table:table-cell>
          <table:table-cell table:number-columns-repeated="6"/>
          <table:table-cell table:number-columns-repeated="2" office:value-type="float" office:value="5204" calcext:value-type="float">
            <text:p>5204</text:p>
          </table:table-cell>
          <table:table-cell table:formula="of:=([.$M$45]/([.$N$44]+[.W56]+[.X56]))" office:value-type="float" office:value="0.00049000392003136" calcext:value-type="float">
            <text:p>0.0004900039</text:p>
          </table:table-cell>
          <table:table-cell table:style-name="ce5" table:formula="of:=([.$M$45]/2)-([.Y56]*[.W56])" office:value-type="float" office:value="2.4500196001568" calcext:value-type="float">
            <text:p>2.4500196002</text:p>
          </table:table-cell>
          <table:table-cell/>
          <table:table-cell table:style-name="ce5" table:formula="of:=([.Y56]*[.X56])-([.$M$45]/2)" office:value-type="float" office:value="-2.4500196001568" calcext:value-type="float">
            <text:p>-2.4500196002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57]/256" office:value-type="float" office:value="0.12109375" calcext:value-type="float">
            <text:p>0.12109375</text:p>
          </table:table-cell>
          <table:table-cell table:formula="of:=(([.B57]/2)*0.0061)*2" office:value-type="float" office:value="0.1891" calcext:value-type="float">
            <text:p>0.1891</text:p>
          </table:table-cell>
          <table:table-cell table:formula="of:=[.D57]*23" office:value-type="float" office:value="4.3493" calcext:value-type="float">
            <text:p>4.3493</text:p>
          </table:table-cell>
          <table:table-cell table:formula="of:=([.B57]/2)*-0.0061" office:value-type="float" office:value="-0.09455" calcext:value-type="float">
            <text:p>-0.09455</text:p>
          </table:table-cell>
          <table:table-cell table:formula="of:=[.F57]*23" office:value-type="float" office:value="-2.17465" calcext:value-type="float">
            <text:p>-2.17465</text:p>
          </table:table-cell>
          <table:table-cell table:formula="of:=[.B57]/255" office:value-type="float" office:value="0.12156862745098" calcext:value-type="float">
            <text:p>0.121568627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K57]/64" office:value-type="float" office:value="0.453125" calcext:value-type="float">
            <text:p>0.453125</text:p>
          </table:table-cell>
          <table:table-cell table:formula="of:=(([.K57]/2)*0.0061)*2" office:value-type="float" office:value="0.1769" calcext:value-type="float">
            <text:p>0.1769</text:p>
          </table:table-cell>
          <table:table-cell table:formula="of:=[.M57]*23" office:value-type="float" office:value="4.0687" calcext:value-type="float">
            <text:p>4.0687</text:p>
          </table:table-cell>
          <table:table-cell table:formula="of:=([.K57]/2)*-0.0061" office:value-type="float" office:value="-0.08845" calcext:value-type="float">
            <text:p>-0.08845</text:p>
          </table:table-cell>
          <table:table-cell table:formula="of:=[.O57]*23" office:value-type="float" office:value="-2.03435" calcext:value-type="float">
            <text:p>-2.03435</text:p>
          </table:table-cell>
          <table:table-cell table:number-columns-repeated="2"/>
          <table:table-cell table:style-name="ce5" table:formula="of:=-ABS([.R45]-[.T45])/2" office:value-type="float" office:value="-0" calcext:value-type="float">
            <text:p>0</text:p>
          </table:table-cell>
          <table:table-cell table:number-columns-repeated="3"/>
          <table:table-cell table:number-columns-repeated="2" office:value-type="float" office:value="5205" calcext:value-type="float">
            <text:p>5205</text:p>
          </table:table-cell>
          <table:table-cell table:formula="of:=([.$M$45]/([.$N$44]+[.W57]+[.X57]))" office:value-type="float" office:value="0.000489955903968643" calcext:value-type="float">
            <text:p>0.0004899559</text:p>
          </table:table-cell>
          <table:table-cell table:style-name="ce5" table:formula="of:=([.$M$45]/2)-([.Y57]*[.W57])" office:value-type="float" office:value="2.44977951984321" calcext:value-type="float">
            <text:p>2.4497795198</text:p>
          </table:table-cell>
          <table:table-cell/>
          <table:table-cell table:style-name="ce5" table:formula="of:=([.Y57]*[.X57])-([.$M$45]/2)" office:value-type="float" office:value="-2.44977951984321" calcext:value-type="float">
            <text:p>-2.4497795198</text:p>
          </table:table-cell>
          <table:table-cell/>
        </table:table-row>
        <table:table-row table:style-name="ro1">
          <table:table-cell office:value-type="string" calcext:value-type="string">
            <text:p>D: 0.0029 V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[.B58]/256" office:value-type="float" office:value="0.125" calcext:value-type="float">
            <text:p>0.125</text:p>
          </table:table-cell>
          <table:table-cell table:style-name="ce2" table:formula="of:=(([.B58]/2)*0.0061)*2" office:value-type="float" office:value="0.1952" calcext:value-type="float">
            <text:p>0.1952</text:p>
          </table:table-cell>
          <table:table-cell table:style-name="ce2" table:formula="of:=[.D58]*23" office:value-type="float" office:value="4.4896" calcext:value-type="float">
            <text:p>4.4896</text:p>
          </table:table-cell>
          <table:table-cell table:style-name="ce2" table:formula="of:=([.B58]/2)*-0.0061" office:value-type="float" office:value="-0.0976" calcext:value-type="float">
            <text:p>-0.0976</text:p>
          </table:table-cell>
          <table:table-cell table:style-name="ce2" table:formula="of:=[.F58]*23" office:value-type="float" office:value="-2.2448" calcext:value-type="float">
            <text:p>-2.2448</text:p>
          </table:table-cell>
          <table:table-cell table:formula="of:=[.B58]/255" office:value-type="float" office:value="0.125490196078431" calcext:value-type="float">
            <text:p>0.125490196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K58]/64" office:value-type="float" office:value="0.46875" calcext:value-type="float">
            <text:p>0.46875</text:p>
          </table:table-cell>
          <table:table-cell table:formula="of:=(([.K58]/2)*0.0061)*2" office:value-type="float" office:value="0.183" calcext:value-type="float">
            <text:p>0.183</text:p>
          </table:table-cell>
          <table:table-cell table:formula="of:=[.M58]*23" office:value-type="float" office:value="4.209" calcext:value-type="float">
            <text:p>4.209</text:p>
          </table:table-cell>
          <table:table-cell table:formula="of:=([.K58]/2)*-0.0061" office:value-type="float" office:value="-0.0915" calcext:value-type="float">
            <text:p>-0.0915</text:p>
          </table:table-cell>
          <table:table-cell table:formula="of:=[.O58]*23" office:value-type="float" office:value="-2.1045" calcext:value-type="float">
            <text:p>-2.1045</text:p>
          </table:table-cell>
          <table:table-cell table:number-columns-repeated="6"/>
          <table:table-cell table:number-columns-repeated="2" office:value-type="float" office:value="5206" calcext:value-type="float">
            <text:p>5206</text:p>
          </table:table-cell>
          <table:table-cell table:formula="of:=([.$M$45]/([.$N$44]+[.W58]+[.X58]))" office:value-type="float" office:value="0.000489907897315305" calcext:value-type="float">
            <text:p>0.0004899079</text:p>
          </table:table-cell>
          <table:table-cell table:style-name="ce5" table:formula="of:=([.$M$45]/2)-([.Y58]*[.W58])" office:value-type="float" office:value="2.44953948657652" calcext:value-type="float">
            <text:p>2.4495394866</text:p>
          </table:table-cell>
          <table:table-cell/>
          <table:table-cell table:style-name="ce5" table:formula="of:=([.Y58]*[.X58])-([.$M$45]/2)" office:value-type="float" office:value="-2.44953948657652" calcext:value-type="float">
            <text:p>-2.4495394866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59]/256" office:value-type="float" office:value="0.12890625" calcext:value-type="float">
            <text:p>0.12890625</text:p>
          </table:table-cell>
          <table:table-cell table:formula="of:=(([.B59]/2)*0.0061)*2" office:value-type="float" office:value="0.2013" calcext:value-type="float">
            <text:p>0.2013</text:p>
          </table:table-cell>
          <table:table-cell table:formula="of:=[.D59]*23" office:value-type="float" office:value="4.6299" calcext:value-type="float">
            <text:p>4.6299</text:p>
          </table:table-cell>
          <table:table-cell table:formula="of:=([.B59]/2)*-0.0061" office:value-type="float" office:value="-0.10065" calcext:value-type="float">
            <text:p>-0.10065</text:p>
          </table:table-cell>
          <table:table-cell table:formula="of:=[.F59]*23" office:value-type="float" office:value="-2.31495" calcext:value-type="float">
            <text:p>-2.31495</text:p>
          </table:table-cell>
          <table:table-cell table:formula="of:=[.B59]/255" office:value-type="float" office:value="0.129411764705882" calcext:value-type="float">
            <text:p>0.129411764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K59]/64" office:value-type="float" office:value="0.484375" calcext:value-type="float">
            <text:p>0.484375</text:p>
          </table:table-cell>
          <table:table-cell table:formula="of:=(([.K59]/2)*0.0061)*2" office:value-type="float" office:value="0.1891" calcext:value-type="float">
            <text:p>0.1891</text:p>
          </table:table-cell>
          <table:table-cell table:formula="of:=[.M59]*23" office:value-type="float" office:value="4.3493" calcext:value-type="float">
            <text:p>4.3493</text:p>
          </table:table-cell>
          <table:table-cell table:formula="of:=([.K59]/2)*-0.0061" office:value-type="float" office:value="-0.09455" calcext:value-type="float">
            <text:p>-0.09455</text:p>
          </table:table-cell>
          <table:table-cell table:formula="of:=[.O59]*23" office:value-type="float" office:value="-2.17465" calcext:value-type="float">
            <text:p>-2.17465</text:p>
          </table:table-cell>
          <table:table-cell table:number-columns-repeated="6"/>
          <table:table-cell table:number-columns-repeated="2" office:value-type="float" office:value="5207" calcext:value-type="float">
            <text:p>5207</text:p>
          </table:table-cell>
          <table:table-cell table:formula="of:=([.$M$45]/([.$N$44]+[.W59]+[.X59]))" office:value-type="float" office:value="0.00048985990006858" calcext:value-type="float">
            <text:p>0.0004898599</text:p>
          </table:table-cell>
          <table:table-cell table:style-name="ce5" table:formula="of:=([.$M$45]/2)-([.Y59]*[.W59])" office:value-type="float" office:value="2.4492995003429" calcext:value-type="float">
            <text:p>2.4492995003</text:p>
          </table:table-cell>
          <table:table-cell/>
          <table:table-cell table:style-name="ce5" table:formula="of:=([.Y59]*[.X59])-([.$M$45]/2)" office:value-type="float" office:value="-2.4492995003429" calcext:value-type="float">
            <text:p>-2.4492995003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60]/256" office:value-type="float" office:value="0.1328125" calcext:value-type="float">
            <text:p>0.1328125</text:p>
          </table:table-cell>
          <table:table-cell table:formula="of:=(([.B60]/2)*0.0061)*2" office:value-type="float" office:value="0.2074" calcext:value-type="float">
            <text:p>0.2074</text:p>
          </table:table-cell>
          <table:table-cell table:formula="of:=[.D60]*23" office:value-type="float" office:value="4.7702" calcext:value-type="float">
            <text:p>4.7702</text:p>
          </table:table-cell>
          <table:table-cell table:formula="of:=([.B60]/2)*-0.0061" office:value-type="float" office:value="-0.1037" calcext:value-type="float">
            <text:p>-0.1037</text:p>
          </table:table-cell>
          <table:table-cell table:formula="of:=[.F60]*23" office:value-type="float" office:value="-2.3851" calcext:value-type="float">
            <text:p>-2.3851</text:p>
          </table:table-cell>
          <table:table-cell table:formula="of:=[.B60]/255" office:value-type="float" office:value="0.133333333333333" calcext:value-type="float">
            <text:p>0.133333333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K60]/64" office:value-type="float" office:value="0.5" calcext:value-type="float">
            <text:p>0.5</text:p>
          </table:table-cell>
          <table:table-cell table:formula="of:=(([.K60]/2)*0.0061)*2" office:value-type="float" office:value="0.1952" calcext:value-type="float">
            <text:p>0.1952</text:p>
          </table:table-cell>
          <table:table-cell table:formula="of:=[.M60]*23" office:value-type="float" office:value="4.4896" calcext:value-type="float">
            <text:p>4.4896</text:p>
          </table:table-cell>
          <table:table-cell table:formula="of:=([.K60]/2)*-0.0061" office:value-type="float" office:value="-0.0976" calcext:value-type="float">
            <text:p>-0.0976</text:p>
          </table:table-cell>
          <table:table-cell table:formula="of:=[.O60]*23" office:value-type="float" office:value="-2.2448" calcext:value-type="float">
            <text:p>-2.2448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5208" calcext:value-type="float">
            <text:p>5208</text:p>
          </table:table-cell>
          <table:table-cell table:formula="of:=([.$M$45]/([.$N$44]+[.W60]+[.X60]))" office:value-type="float" office:value="0.000489811912225705" calcext:value-type="float">
            <text:p>0.0004898119</text:p>
          </table:table-cell>
          <table:table-cell table:style-name="ce5" table:formula="of:=([.$M$45]/2)-([.Y60]*[.W60])" office:value-type="float" office:value="2.44905956112853" calcext:value-type="float">
            <text:p>2.4490595611</text:p>
          </table:table-cell>
          <table:table-cell/>
          <table:table-cell table:style-name="ce5" table:formula="of:=([.Y60]*[.X60])-([.$M$45]/2)" office:value-type="float" office:value="-2.44905956112853" calcext:value-type="float">
            <text:p>-2.4490595611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61]/256" office:value-type="float" office:value="0.13671875" calcext:value-type="float">
            <text:p>0.13671875</text:p>
          </table:table-cell>
          <table:table-cell table:formula="of:=(([.B61]/2)*0.0061)*2" office:value-type="float" office:value="0.2135" calcext:value-type="float">
            <text:p>0.2135</text:p>
          </table:table-cell>
          <table:table-cell table:formula="of:=[.D61]*23" office:value-type="float" office:value="4.9105" calcext:value-type="float">
            <text:p>4.9105</text:p>
          </table:table-cell>
          <table:table-cell table:formula="of:=([.B61]/2)*-0.0061" office:value-type="float" office:value="-0.10675" calcext:value-type="float">
            <text:p>-0.10675</text:p>
          </table:table-cell>
          <table:table-cell table:formula="of:=[.F61]*23" office:value-type="float" office:value="-2.45525" calcext:value-type="float">
            <text:p>-2.45525</text:p>
          </table:table-cell>
          <table:table-cell table:formula="of:=[.B61]/255" office:value-type="float" office:value="0.137254901960784" calcext:value-type="float">
            <text:p>0.13725490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K61]/64" office:value-type="float" office:value="0.515625" calcext:value-type="float">
            <text:p>0.515625</text:p>
          </table:table-cell>
          <table:table-cell table:formula="of:=(([.K61]/2)*0.0061)*2" office:value-type="float" office:value="0.2013" calcext:value-type="float">
            <text:p>0.2013</text:p>
          </table:table-cell>
          <table:table-cell table:formula="of:=[.M61]*23" office:value-type="float" office:value="4.6299" calcext:value-type="float">
            <text:p>4.6299</text:p>
          </table:table-cell>
          <table:table-cell table:formula="of:=([.K61]/2)*-0.0061" office:value-type="float" office:value="-0.10065" calcext:value-type="float">
            <text:p>-0.10065</text:p>
          </table:table-cell>
          <table:table-cell table:formula="of:=[.O61]*23" office:value-type="float" office:value="-2.31495" calcext:value-type="float">
            <text:p>-2.31495</text:p>
          </table:table-cell>
          <table:table-cell table:number-columns-repeated="2"/>
          <table:table-cell table:style-name="ce6" table:formula="of:= (IF([.L60]&gt;[.M60]) AND( [.S57]&lt;0))" office:value-type="boolean" office:boolean-value="false" calcext:value-type="boolean">
            <text:p>FALSE</text:p>
          </table:table-cell>
          <table:table-cell table:style-name="ce5" table:formula="of:=-ABS([.R45]-[.T45])/2" office:value-type="float" office:value="-0" calcext:value-type="float">
            <text:p>0</text:p>
          </table:table-cell>
          <table:table-cell table:style-name="ce5" table:formula="of:=ABS([.R45]-[.T45])/2" office:value-type="float" office:value="0" calcext:value-type="float">
            <text:p>0</text:p>
          </table:table-cell>
          <table:table-cell/>
          <table:table-cell table:number-columns-repeated="2" office:value-type="float" office:value="5209" calcext:value-type="float">
            <text:p>5209</text:p>
          </table:table-cell>
          <table:table-cell table:formula="of:=([.$M$45]/([.$N$44]+[.W61]+[.X61]))" office:value-type="float" office:value="0.000489763933783916" calcext:value-type="float">
            <text:p>0.0004897639</text:p>
          </table:table-cell>
          <table:table-cell table:style-name="ce5" table:formula="of:=([.$M$45]/2)-([.Y61]*[.W61])" office:value-type="float" office:value="2.44881966891958" calcext:value-type="float">
            <text:p>2.4488196689</text:p>
          </table:table-cell>
          <table:table-cell/>
          <table:table-cell table:style-name="ce5" table:formula="of:=([.Y61]*[.X61])-([.$M$45]/2)" office:value-type="float" office:value="-2.44881966891958" calcext:value-type="float">
            <text:p>-2.4488196689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B62]/256" office:value-type="float" office:value="0.140625" calcext:value-type="float">
            <text:p>0.140625</text:p>
          </table:table-cell>
          <table:table-cell table:formula="of:=(([.B62]/2)*0.0061)*2" office:value-type="float" office:value="0.2196" calcext:value-type="float">
            <text:p>0.2196</text:p>
          </table:table-cell>
          <table:table-cell table:formula="of:=[.D62]*23" office:value-type="float" office:value="5.0508" calcext:value-type="float">
            <text:p>5.0508</text:p>
          </table:table-cell>
          <table:table-cell table:formula="of:=([.B62]/2)*-0.0061" office:value-type="float" office:value="-0.1098" calcext:value-type="float">
            <text:p>-0.1098</text:p>
          </table:table-cell>
          <table:table-cell table:formula="of:=[.F62]*23" office:value-type="float" office:value="-2.5254" calcext:value-type="float">
            <text:p>-2.5254</text:p>
          </table:table-cell>
          <table:table-cell table:formula="of:=[.B62]/255" office:value-type="float" office:value="0.141176470588235" calcext:value-type="float">
            <text:p>0.141176470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K62]/64" office:value-type="float" office:value="0.53125" calcext:value-type="float">
            <text:p>0.53125</text:p>
          </table:table-cell>
          <table:table-cell table:formula="of:=(([.K62]/2)*0.0061)*2" office:value-type="float" office:value="0.2074" calcext:value-type="float">
            <text:p>0.2074</text:p>
          </table:table-cell>
          <table:table-cell table:formula="of:=[.M62]*23" office:value-type="float" office:value="4.7702" calcext:value-type="float">
            <text:p>4.7702</text:p>
          </table:table-cell>
          <table:table-cell table:formula="of:=([.K62]/2)*-0.0061" office:value-type="float" office:value="-0.1037" calcext:value-type="float">
            <text:p>-0.1037</text:p>
          </table:table-cell>
          <table:table-cell table:formula="of:=[.O62]*23" office:value-type="float" office:value="-2.3851" calcext:value-type="float">
            <text:p>-2.3851</text:p>
          </table:table-cell>
          <table:table-cell table:number-columns-repeated="6"/>
          <table:table-cell table:number-columns-repeated="2" office:value-type="float" office:value="5210" calcext:value-type="float">
            <text:p>5210</text:p>
          </table:table-cell>
          <table:table-cell table:formula="of:=([.$M$45]/([.$N$44]+[.W62]+[.X62]))" office:value-type="float" office:value="0.000489715964740451" calcext:value-type="float">
            <text:p>0.000489716</text:p>
          </table:table-cell>
          <table:table-cell table:style-name="ce5" table:formula="of:=([.$M$45]/2)-([.Y62]*[.W62])" office:value-type="float" office:value="2.44857982370225" calcext:value-type="float">
            <text:p>2.4485798237</text:p>
          </table:table-cell>
          <table:table-cell/>
          <table:table-cell table:style-name="ce5" table:formula="of:=([.Y62]*[.X62])-([.$M$45]/2)" office:value-type="float" office:value="-2.44857982370225" calcext:value-type="float">
            <text:p>-2.4485798237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63]/256" office:value-type="float" office:value="0.14453125" calcext:value-type="float">
            <text:p>0.14453125</text:p>
          </table:table-cell>
          <table:table-cell table:formula="of:=(([.B63]/2)*0.0061)*2" office:value-type="float" office:value="0.2257" calcext:value-type="float">
            <text:p>0.2257</text:p>
          </table:table-cell>
          <table:table-cell table:formula="of:=[.D63]*23" office:value-type="float" office:value="5.1911" calcext:value-type="float">
            <text:p>5.1911</text:p>
          </table:table-cell>
          <table:table-cell table:formula="of:=([.B63]/2)*-0.0061" office:value-type="float" office:value="-0.11285" calcext:value-type="float">
            <text:p>-0.11285</text:p>
          </table:table-cell>
          <table:table-cell table:formula="of:=[.F63]*23" office:value-type="float" office:value="-2.59555" calcext:value-type="float">
            <text:p>-2.59555</text:p>
          </table:table-cell>
          <table:table-cell table:formula="of:=[.B63]/255" office:value-type="float" office:value="0.145098039215686" calcext:value-type="float">
            <text:p>0.145098039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K63]/64" office:value-type="float" office:value="0.546875" calcext:value-type="float">
            <text:p>0.546875</text:p>
          </table:table-cell>
          <table:table-cell table:formula="of:=(([.K63]/2)*0.0061)*2" office:value-type="float" office:value="0.2135" calcext:value-type="float">
            <text:p>0.2135</text:p>
          </table:table-cell>
          <table:table-cell table:formula="of:=[.M63]*23" office:value-type="float" office:value="4.9105" calcext:value-type="float">
            <text:p>4.9105</text:p>
          </table:table-cell>
          <table:table-cell table:formula="of:=([.K63]/2)*-0.0061" office:value-type="float" office:value="-0.10675" calcext:value-type="float">
            <text:p>-0.10675</text:p>
          </table:table-cell>
          <table:table-cell table:formula="of:=[.O63]*23" office:value-type="float" office:value="-2.45525" calcext:value-type="float">
            <text:p>-2.45525</text:p>
          </table:table-cell>
          <table:table-cell table:number-columns-repeated="2"/>
          <table:table-cell table:style-name="ce7"/>
          <table:table-cell table:number-columns-repeated="3"/>
          <table:table-cell table:number-columns-repeated="2" office:value-type="float" office:value="5211" calcext:value-type="float">
            <text:p>5211</text:p>
          </table:table-cell>
          <table:table-cell table:formula="of:=([.$M$45]/([.$N$44]+[.W63]+[.X63]))" office:value-type="float" office:value="0.000489668005092547" calcext:value-type="float">
            <text:p>0.000489668</text:p>
          </table:table-cell>
          <table:table-cell table:style-name="ce5" table:formula="of:=([.$M$45]/2)-([.Y63]*[.W63])" office:value-type="float" office:value="2.44834002546274" calcext:value-type="float">
            <text:p>2.4483400255</text:p>
          </table:table-cell>
          <table:table-cell/>
          <table:table-cell table:style-name="ce5" table:formula="of:=([.Y63]*[.X63])-([.$M$45]/2)" office:value-type="float" office:value="-2.44834002546274" calcext:value-type="float">
            <text:p>-2.4483400255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64]/256" office:value-type="float" office:value="0.1484375" calcext:value-type="float">
            <text:p>0.1484375</text:p>
          </table:table-cell>
          <table:table-cell table:formula="of:=(([.B64]/2)*0.0061)*2" office:value-type="float" office:value="0.2318" calcext:value-type="float">
            <text:p>0.2318</text:p>
          </table:table-cell>
          <table:table-cell table:formula="of:=[.D64]*23" office:value-type="float" office:value="5.3314" calcext:value-type="float">
            <text:p>5.3314</text:p>
          </table:table-cell>
          <table:table-cell table:formula="of:=([.B64]/2)*-0.0061" office:value-type="float" office:value="-0.1159" calcext:value-type="float">
            <text:p>-0.1159</text:p>
          </table:table-cell>
          <table:table-cell table:formula="of:=[.F64]*23" office:value-type="float" office:value="-2.6657" calcext:value-type="float">
            <text:p>-2.6657</text:p>
          </table:table-cell>
          <table:table-cell table:formula="of:=[.B64]/255" office:value-type="float" office:value="0.149019607843137" calcext:value-type="float">
            <text:p>0.149019607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K64]/64" office:value-type="float" office:value="0.5625" calcext:value-type="float">
            <text:p>0.5625</text:p>
          </table:table-cell>
          <table:table-cell table:formula="of:=(([.K64]/2)*0.0061)*2" office:value-type="float" office:value="0.2196" calcext:value-type="float">
            <text:p>0.2196</text:p>
          </table:table-cell>
          <table:table-cell table:formula="of:=[.M64]*23" office:value-type="float" office:value="5.0508" calcext:value-type="float">
            <text:p>5.0508</text:p>
          </table:table-cell>
          <table:table-cell table:formula="of:=([.K64]/2)*-0.0061" office:value-type="float" office:value="-0.1098" calcext:value-type="float">
            <text:p>-0.1098</text:p>
          </table:table-cell>
          <table:table-cell table:formula="of:=[.O64]*23" office:value-type="float" office:value="-2.5254" calcext:value-type="float">
            <text:p>-2.5254</text:p>
          </table:table-cell>
          <table:table-cell table:number-columns-repeated="6"/>
          <table:table-cell table:number-columns-repeated="2" office:value-type="float" office:value="5212" calcext:value-type="float">
            <text:p>5212</text:p>
          </table:table-cell>
          <table:table-cell table:formula="of:=([.$M$45]/([.$N$44]+[.W64]+[.X64]))" office:value-type="float" office:value="0.000489620054837446" calcext:value-type="float">
            <text:p>0.0004896201</text:p>
          </table:table-cell>
          <table:table-cell table:style-name="ce5" table:formula="of:=([.$M$45]/2)-([.Y64]*[.W64])" office:value-type="float" office:value="2.44810027418723" calcext:value-type="float">
            <text:p>2.4481002742</text:p>
          </table:table-cell>
          <table:table-cell/>
          <table:table-cell table:style-name="ce5" table:formula="of:=([.Y64]*[.X64])-([.$M$45]/2)" office:value-type="float" office:value="-2.44810027418723" calcext:value-type="float">
            <text:p>-2.448100274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B65]/256" office:value-type="float" office:value="0.15234375" calcext:value-type="float">
            <text:p>0.15234375</text:p>
          </table:table-cell>
          <table:table-cell table:formula="of:=(([.B65]/2)*0.0061)*2" office:value-type="float" office:value="0.2379" calcext:value-type="float">
            <text:p>0.2379</text:p>
          </table:table-cell>
          <table:table-cell table:formula="of:=[.D65]*23" office:value-type="float" office:value="5.4717" calcext:value-type="float">
            <text:p>5.4717</text:p>
          </table:table-cell>
          <table:table-cell table:formula="of:=([.B65]/2)*-0.0061" office:value-type="float" office:value="-0.11895" calcext:value-type="float">
            <text:p>-0.11895</text:p>
          </table:table-cell>
          <table:table-cell table:formula="of:=[.F65]*23" office:value-type="float" office:value="-2.73585" calcext:value-type="float">
            <text:p>-2.73585</text:p>
          </table:table-cell>
          <table:table-cell table:formula="of:=[.B65]/255" office:value-type="float" office:value="0.152941176470588" calcext:value-type="float">
            <text:p>0.152941176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K65]/64" office:value-type="float" office:value="0.578125" calcext:value-type="float">
            <text:p>0.578125</text:p>
          </table:table-cell>
          <table:table-cell table:formula="of:=(([.K65]/2)*0.0061)*2" office:value-type="float" office:value="0.2257" calcext:value-type="float">
            <text:p>0.2257</text:p>
          </table:table-cell>
          <table:table-cell table:formula="of:=[.M65]*23" office:value-type="float" office:value="5.1911" calcext:value-type="float">
            <text:p>5.1911</text:p>
          </table:table-cell>
          <table:table-cell table:formula="of:=([.K65]/2)*-0.0061" office:value-type="float" office:value="-0.11285" calcext:value-type="float">
            <text:p>-0.11285</text:p>
          </table:table-cell>
          <table:table-cell table:formula="of:=[.O65]*23" office:value-type="float" office:value="-2.59555" calcext:value-type="float">
            <text:p>-2.59555</text:p>
          </table:table-cell>
          <table:table-cell table:number-columns-repeated="6"/>
          <table:table-cell table:number-columns-repeated="2" office:value-type="float" office:value="5213" calcext:value-type="float">
            <text:p>5213</text:p>
          </table:table-cell>
          <table:table-cell table:formula="of:=([.$M$45]/([.$N$44]+[.W65]+[.X65]))" office:value-type="float" office:value="0.000489572113972388" calcext:value-type="float">
            <text:p>0.0004895721</text:p>
          </table:table-cell>
          <table:table-cell table:style-name="ce5" table:formula="of:=([.$M$45]/2)-([.Y65]*[.W65])" office:value-type="float" office:value="2.44786056986194" calcext:value-type="float">
            <text:p>2.4478605699</text:p>
          </table:table-cell>
          <table:table-cell/>
          <table:table-cell table:style-name="ce5" table:formula="of:=([.Y65]*[.X65])-([.$M$45]/2)" office:value-type="float" office:value="-2.44786056986194" calcext:value-type="float">
            <text:p>-2.4478605699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66]/256" office:value-type="float" office:value="0.15625" calcext:value-type="float">
            <text:p>0.15625</text:p>
          </table:table-cell>
          <table:table-cell table:formula="of:=(([.B66]/2)*0.0061)*2" office:value-type="float" office:value="0.244" calcext:value-type="float">
            <text:p>0.244</text:p>
          </table:table-cell>
          <table:table-cell table:formula="of:=[.D66]*23" office:value-type="float" office:value="5.612" calcext:value-type="float">
            <text:p>5.612</text:p>
          </table:table-cell>
          <table:table-cell table:formula="of:=([.B66]/2)*-0.0061" office:value-type="float" office:value="-0.122" calcext:value-type="float">
            <text:p>-0.122</text:p>
          </table:table-cell>
          <table:table-cell table:formula="of:=[.F66]*23" office:value-type="float" office:value="-2.806" calcext:value-type="float">
            <text:p>-2.806</text:p>
          </table:table-cell>
          <table:table-cell table:formula="of:=[.B66]/255" office:value-type="float" office:value="0.156862745098039" calcext:value-type="float">
            <text:p>0.156862745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K66]/64" office:value-type="float" office:value="0.59375" calcext:value-type="float">
            <text:p>0.59375</text:p>
          </table:table-cell>
          <table:table-cell table:formula="of:=(([.K66]/2)*0.0061)*2" office:value-type="float" office:value="0.2318" calcext:value-type="float">
            <text:p>0.2318</text:p>
          </table:table-cell>
          <table:table-cell table:formula="of:=[.M66]*23" office:value-type="float" office:value="5.3314" calcext:value-type="float">
            <text:p>5.3314</text:p>
          </table:table-cell>
          <table:table-cell table:formula="of:=([.K66]/2)*-0.0061" office:value-type="float" office:value="-0.1159" calcext:value-type="float">
            <text:p>-0.1159</text:p>
          </table:table-cell>
          <table:table-cell table:formula="of:=[.O66]*23" office:value-type="float" office:value="-2.6657" calcext:value-type="float">
            <text:p>-2.6657</text:p>
          </table:table-cell>
          <table:table-cell table:number-columns-repeated="6"/>
          <table:table-cell table:number-columns-repeated="2" office:value-type="float" office:value="5214" calcext:value-type="float">
            <text:p>5214</text:p>
          </table:table-cell>
          <table:table-cell table:formula="of:=([.$M$45]/([.$N$44]+[.W66]+[.X66]))" office:value-type="float" office:value="0.000489524182494615" calcext:value-type="float">
            <text:p>0.0004895242</text:p>
          </table:table-cell>
          <table:table-cell table:style-name="ce5" table:formula="of:=([.$M$45]/2)-([.Y66]*[.W66])" office:value-type="float" office:value="2.44762091247308" calcext:value-type="float">
            <text:p>2.4476209125</text:p>
          </table:table-cell>
          <table:table-cell/>
          <table:table-cell table:style-name="ce5" table:formula="of:=([.Y66]*[.X66])-([.$M$45]/2)" office:value-type="float" office:value="-2.44762091247308" calcext:value-type="float">
            <text:p>-2.4476209125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67]/256" office:value-type="float" office:value="0.16015625" calcext:value-type="float">
            <text:p>0.16015625</text:p>
          </table:table-cell>
          <table:table-cell table:formula="of:=(([.B67]/2)*0.0061)*2" office:value-type="float" office:value="0.2501" calcext:value-type="float">
            <text:p>0.2501</text:p>
          </table:table-cell>
          <table:table-cell table:formula="of:=[.D67]*23" office:value-type="float" office:value="5.7523" calcext:value-type="float">
            <text:p>5.7523</text:p>
          </table:table-cell>
          <table:table-cell table:formula="of:=([.B67]/2)*-0.0061" office:value-type="float" office:value="-0.12505" calcext:value-type="float">
            <text:p>-0.12505</text:p>
          </table:table-cell>
          <table:table-cell table:formula="of:=[.F67]*23" office:value-type="float" office:value="-2.87615" calcext:value-type="float">
            <text:p>-2.87615</text:p>
          </table:table-cell>
          <table:table-cell table:formula="of:=[.B67]/255" office:value-type="float" office:value="0.16078431372549" calcext:value-type="float">
            <text:p>0.160784313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K67]/64" office:value-type="float" office:value="0.609375" calcext:value-type="float">
            <text:p>0.609375</text:p>
          </table:table-cell>
          <table:table-cell table:formula="of:=(([.K67]/2)*0.0061)*2" office:value-type="float" office:value="0.2379" calcext:value-type="float">
            <text:p>0.2379</text:p>
          </table:table-cell>
          <table:table-cell table:formula="of:=[.M67]*23" office:value-type="float" office:value="5.4717" calcext:value-type="float">
            <text:p>5.4717</text:p>
          </table:table-cell>
          <table:table-cell table:formula="of:=([.K67]/2)*-0.0061" office:value-type="float" office:value="-0.11895" calcext:value-type="float">
            <text:p>-0.11895</text:p>
          </table:table-cell>
          <table:table-cell table:formula="of:=[.O67]*23" office:value-type="float" office:value="-2.73585" calcext:value-type="float">
            <text:p>-2.73585</text:p>
          </table:table-cell>
          <table:table-cell table:number-columns-repeated="6"/>
          <table:table-cell table:number-columns-repeated="2" office:value-type="float" office:value="5215" calcext:value-type="float">
            <text:p>5215</text:p>
          </table:table-cell>
          <table:table-cell table:formula="of:=([.$M$45]/([.$N$44]+[.W67]+[.X67]))" office:value-type="float" office:value="0.000489476260401371" calcext:value-type="float">
            <text:p>0.0004894763</text:p>
          </table:table-cell>
          <table:table-cell table:style-name="ce5" table:formula="of:=([.$M$45]/2)-([.Y67]*[.W67])" office:value-type="float" office:value="2.44738130200685" calcext:value-type="float">
            <text:p>2.447381302</text:p>
          </table:table-cell>
          <table:table-cell/>
          <table:table-cell table:style-name="ce5" table:formula="of:=([.Y67]*[.X67])-([.$M$45]/2)" office:value-type="float" office:value="-2.44738130200685" calcext:value-type="float">
            <text:p>-2.447381302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68]/256" office:value-type="float" office:value="0.1640625" calcext:value-type="float">
            <text:p>0.1640625</text:p>
          </table:table-cell>
          <table:table-cell table:formula="of:=(([.B68]/2)*0.0061)*2" office:value-type="float" office:value="0.2562" calcext:value-type="float">
            <text:p>0.2562</text:p>
          </table:table-cell>
          <table:table-cell table:formula="of:=[.D68]*23" office:value-type="float" office:value="5.8926" calcext:value-type="float">
            <text:p>5.8926</text:p>
          </table:table-cell>
          <table:table-cell table:formula="of:=([.B68]/2)*-0.0061" office:value-type="float" office:value="-0.1281" calcext:value-type="float">
            <text:p>-0.1281</text:p>
          </table:table-cell>
          <table:table-cell table:formula="of:=[.F68]*23" office:value-type="float" office:value="-2.9463" calcext:value-type="float">
            <text:p>-2.9463</text:p>
          </table:table-cell>
          <table:table-cell table:formula="of:=[.B68]/255" office:value-type="float" office:value="0.164705882352941" calcext:value-type="float">
            <text:p>0.164705882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K68]/64" office:value-type="float" office:value="0.625" calcext:value-type="float">
            <text:p>0.625</text:p>
          </table:table-cell>
          <table:table-cell table:formula="of:=(([.K68]/2)*0.0061)*2" office:value-type="float" office:value="0.244" calcext:value-type="float">
            <text:p>0.244</text:p>
          </table:table-cell>
          <table:table-cell table:formula="of:=[.M68]*23" office:value-type="float" office:value="5.612" calcext:value-type="float">
            <text:p>5.612</text:p>
          </table:table-cell>
          <table:table-cell table:formula="of:=([.K68]/2)*-0.0061" office:value-type="float" office:value="-0.122" calcext:value-type="float">
            <text:p>-0.122</text:p>
          </table:table-cell>
          <table:table-cell table:formula="of:=[.O68]*23" office:value-type="float" office:value="-2.806" calcext:value-type="float">
            <text:p>-2.806</text:p>
          </table:table-cell>
          <table:table-cell table:number-columns-repeated="6"/>
          <table:table-cell table:number-columns-repeated="2" office:value-type="float" office:value="5216" calcext:value-type="float">
            <text:p>5216</text:p>
          </table:table-cell>
          <table:table-cell table:formula="of:=([.$M$45]/([.$N$44]+[.W68]+[.X68]))" office:value-type="float" office:value="0.000489428347689898" calcext:value-type="float">
            <text:p>0.0004894283</text:p>
          </table:table-cell>
          <table:table-cell table:style-name="ce5" table:formula="of:=([.$M$45]/2)-([.Y68]*[.W68])" office:value-type="float" office:value="2.44714173844949" calcext:value-type="float">
            <text:p>2.4471417384</text:p>
          </table:table-cell>
          <table:table-cell/>
          <table:table-cell table:style-name="ce5" table:formula="of:=([.Y68]*[.X68])-([.$M$45]/2)" office:value-type="float" office:value="-2.44714173844949" calcext:value-type="float">
            <text:p>-2.4471417384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B69]/256" office:value-type="float" office:value="0.16796875" calcext:value-type="float">
            <text:p>0.16796875</text:p>
          </table:table-cell>
          <table:table-cell table:formula="of:=(([.B69]/2)*0.0061)*2" office:value-type="float" office:value="0.2623" calcext:value-type="float">
            <text:p>0.2623</text:p>
          </table:table-cell>
          <table:table-cell table:formula="of:=[.D69]*23" office:value-type="float" office:value="6.0329" calcext:value-type="float">
            <text:p>6.0329</text:p>
          </table:table-cell>
          <table:table-cell table:formula="of:=([.B69]/2)*-0.0061" office:value-type="float" office:value="-0.13115" calcext:value-type="float">
            <text:p>-0.13115</text:p>
          </table:table-cell>
          <table:table-cell table:formula="of:=[.F69]*23" office:value-type="float" office:value="-3.01645" calcext:value-type="float">
            <text:p>-3.01645</text:p>
          </table:table-cell>
          <table:table-cell table:formula="of:=[.B69]/255" office:value-type="float" office:value="0.168627450980392" calcext:value-type="float">
            <text:p>0.16862745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K69]/64" office:value-type="float" office:value="0.640625" calcext:value-type="float">
            <text:p>0.640625</text:p>
          </table:table-cell>
          <table:table-cell table:formula="of:=(([.K69]/2)*0.0061)*2" office:value-type="float" office:value="0.2501" calcext:value-type="float">
            <text:p>0.2501</text:p>
          </table:table-cell>
          <table:table-cell table:formula="of:=[.M69]*23" office:value-type="float" office:value="5.7523" calcext:value-type="float">
            <text:p>5.7523</text:p>
          </table:table-cell>
          <table:table-cell table:formula="of:=([.K69]/2)*-0.0061" office:value-type="float" office:value="-0.12505" calcext:value-type="float">
            <text:p>-0.12505</text:p>
          </table:table-cell>
          <table:table-cell table:formula="of:=[.O69]*23" office:value-type="float" office:value="-2.87615" calcext:value-type="float">
            <text:p>-2.87615</text:p>
          </table:table-cell>
          <table:table-cell table:number-columns-repeated="6"/>
          <table:table-cell table:number-columns-repeated="2" office:value-type="float" office:value="5217" calcext:value-type="float">
            <text:p>5217</text:p>
          </table:table-cell>
          <table:table-cell table:formula="of:=([.$M$45]/([.$N$44]+[.W69]+[.X69]))" office:value-type="float" office:value="0.000489380444357444" calcext:value-type="float">
            <text:p>0.0004893804</text:p>
          </table:table-cell>
          <table:table-cell table:style-name="ce5" table:formula="of:=([.$M$45]/2)-([.Y69]*[.W69])" office:value-type="float" office:value="2.44690222178722" calcext:value-type="float">
            <text:p>2.4469022218</text:p>
          </table:table-cell>
          <table:table-cell/>
          <table:table-cell table:style-name="ce5" table:formula="of:=([.Y69]*[.X69])-([.$M$45]/2)" office:value-type="float" office:value="-2.44690222178722" calcext:value-type="float">
            <text:p>-2.4469022218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70]/256" office:value-type="float" office:value="0.171875" calcext:value-type="float">
            <text:p>0.171875</text:p>
          </table:table-cell>
          <table:table-cell table:formula="of:=(([.B70]/2)*0.0061)*2" office:value-type="float" office:value="0.2684" calcext:value-type="float">
            <text:p>0.2684</text:p>
          </table:table-cell>
          <table:table-cell table:formula="of:=[.D70]*23" office:value-type="float" office:value="6.1732" calcext:value-type="float">
            <text:p>6.1732</text:p>
          </table:table-cell>
          <table:table-cell table:formula="of:=([.B70]/2)*-0.0061" office:value-type="float" office:value="-0.1342" calcext:value-type="float">
            <text:p>-0.1342</text:p>
          </table:table-cell>
          <table:table-cell table:formula="of:=[.F70]*23" office:value-type="float" office:value="-3.0866" calcext:value-type="float">
            <text:p>-3.0866</text:p>
          </table:table-cell>
          <table:table-cell table:formula="of:=[.B70]/255" office:value-type="float" office:value="0.172549019607843" calcext:value-type="float">
            <text:p>0.172549019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K70]/64" office:value-type="float" office:value="0.65625" calcext:value-type="float">
            <text:p>0.65625</text:p>
          </table:table-cell>
          <table:table-cell table:formula="of:=(([.K70]/2)*0.0061)*2" office:value-type="float" office:value="0.2562" calcext:value-type="float">
            <text:p>0.2562</text:p>
          </table:table-cell>
          <table:table-cell table:formula="of:=[.M70]*23" office:value-type="float" office:value="5.8926" calcext:value-type="float">
            <text:p>5.8926</text:p>
          </table:table-cell>
          <table:table-cell table:formula="of:=([.K70]/2)*-0.0061" office:value-type="float" office:value="-0.1281" calcext:value-type="float">
            <text:p>-0.1281</text:p>
          </table:table-cell>
          <table:table-cell table:formula="of:=[.O70]*23" office:value-type="float" office:value="-2.9463" calcext:value-type="float">
            <text:p>-2.9463</text:p>
          </table:table-cell>
          <table:table-cell table:number-columns-repeated="6"/>
          <table:table-cell table:number-columns-repeated="2" office:value-type="float" office:value="5218" calcext:value-type="float">
            <text:p>5218</text:p>
          </table:table-cell>
          <table:table-cell table:formula="of:=([.$M$45]/([.$N$44]+[.W70]+[.X70]))" office:value-type="float" office:value="0.000489332550401253" calcext:value-type="float">
            <text:p>0.0004893326</text:p>
          </table:table-cell>
          <table:table-cell table:style-name="ce5" table:formula="of:=([.$M$45]/2)-([.Y70]*[.W70])" office:value-type="float" office:value="2.44666275200626" calcext:value-type="float">
            <text:p>2.446662752</text:p>
          </table:table-cell>
          <table:table-cell/>
          <table:table-cell table:style-name="ce5" table:formula="of:=([.Y70]*[.X70])-([.$M$45]/2)" office:value-type="float" office:value="-2.44666275200626" calcext:value-type="float">
            <text:p>-2.44666275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71]/256" office:value-type="float" office:value="0.17578125" calcext:value-type="float">
            <text:p>0.17578125</text:p>
          </table:table-cell>
          <table:table-cell table:formula="of:=(([.B71]/2)*0.0061)*2" office:value-type="float" office:value="0.2745" calcext:value-type="float">
            <text:p>0.2745</text:p>
          </table:table-cell>
          <table:table-cell table:formula="of:=[.D71]*23" office:value-type="float" office:value="6.3135" calcext:value-type="float">
            <text:p>6.3135</text:p>
          </table:table-cell>
          <table:table-cell table:formula="of:=([.B71]/2)*-0.0061" office:value-type="float" office:value="-0.13725" calcext:value-type="float">
            <text:p>-0.13725</text:p>
          </table:table-cell>
          <table:table-cell table:formula="of:=[.F71]*23" office:value-type="float" office:value="-3.15675" calcext:value-type="float">
            <text:p>-3.15675</text:p>
          </table:table-cell>
          <table:table-cell table:formula="of:=[.B71]/255" office:value-type="float" office:value="0.176470588235294" calcext:value-type="float">
            <text:p>0.176470588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K71]/64" office:value-type="float" office:value="0.671875" calcext:value-type="float">
            <text:p>0.671875</text:p>
          </table:table-cell>
          <table:table-cell table:formula="of:=(([.K71]/2)*0.0061)*2" office:value-type="float" office:value="0.2623" calcext:value-type="float">
            <text:p>0.2623</text:p>
          </table:table-cell>
          <table:table-cell table:formula="of:=[.M71]*23" office:value-type="float" office:value="6.0329" calcext:value-type="float">
            <text:p>6.0329</text:p>
          </table:table-cell>
          <table:table-cell table:formula="of:=([.K71]/2)*-0.0061" office:value-type="float" office:value="-0.13115" calcext:value-type="float">
            <text:p>-0.13115</text:p>
          </table:table-cell>
          <table:table-cell table:formula="of:=[.O71]*23" office:value-type="float" office:value="-3.01645" calcext:value-type="float">
            <text:p>-3.01645</text:p>
          </table:table-cell>
          <table:table-cell table:number-columns-repeated="6"/>
          <table:table-cell table:number-columns-repeated="2" office:value-type="float" office:value="5219" calcext:value-type="float">
            <text:p>5219</text:p>
          </table:table-cell>
          <table:table-cell table:formula="of:=([.$M$45]/([.$N$44]+[.W71]+[.X71]))" office:value-type="float" office:value="0.000489284665818573" calcext:value-type="float">
            <text:p>0.0004892847</text:p>
          </table:table-cell>
          <table:table-cell table:style-name="ce5" table:formula="of:=([.$M$45]/2)-([.Y71]*[.W71])" office:value-type="float" office:value="2.44642332909287" calcext:value-type="float">
            <text:p>2.4464233291</text:p>
          </table:table-cell>
          <table:table-cell/>
          <table:table-cell table:style-name="ce5" table:formula="of:=([.Y71]*[.X71])-([.$M$45]/2)" office:value-type="float" office:value="-2.44642332909287" calcext:value-type="float">
            <text:p>-2.4464233291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B72]/256" office:value-type="float" office:value="0.1796875" calcext:value-type="float">
            <text:p>0.1796875</text:p>
          </table:table-cell>
          <table:table-cell table:formula="of:=(([.B72]/2)*0.0061)*2" office:value-type="float" office:value="0.2806" calcext:value-type="float">
            <text:p>0.2806</text:p>
          </table:table-cell>
          <table:table-cell table:formula="of:=[.D72]*23" office:value-type="float" office:value="6.4538" calcext:value-type="float">
            <text:p>6.4538</text:p>
          </table:table-cell>
          <table:table-cell table:formula="of:=([.B72]/2)*-0.0061" office:value-type="float" office:value="-0.1403" calcext:value-type="float">
            <text:p>-0.1403</text:p>
          </table:table-cell>
          <table:table-cell table:formula="of:=[.F72]*23" office:value-type="float" office:value="-3.2269" calcext:value-type="float">
            <text:p>-3.2269</text:p>
          </table:table-cell>
          <table:table-cell table:formula="of:=[.B72]/255" office:value-type="float" office:value="0.180392156862745" calcext:value-type="float">
            <text:p>0.180392156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K72]/64" office:value-type="float" office:value="0.6875" calcext:value-type="float">
            <text:p>0.6875</text:p>
          </table:table-cell>
          <table:table-cell table:formula="of:=(([.K72]/2)*0.0061)*2" office:value-type="float" office:value="0.2684" calcext:value-type="float">
            <text:p>0.2684</text:p>
          </table:table-cell>
          <table:table-cell table:formula="of:=[.M72]*23" office:value-type="float" office:value="6.1732" calcext:value-type="float">
            <text:p>6.1732</text:p>
          </table:table-cell>
          <table:table-cell table:formula="of:=([.K72]/2)*-0.0061" office:value-type="float" office:value="-0.1342" calcext:value-type="float">
            <text:p>-0.1342</text:p>
          </table:table-cell>
          <table:table-cell table:formula="of:=[.O72]*23" office:value-type="float" office:value="-3.0866" calcext:value-type="float">
            <text:p>-3.0866</text:p>
          </table:table-cell>
          <table:table-cell table:number-columns-repeated="6"/>
          <table:table-cell office:value-type="float" office:value="15212" calcext:value-type="float">
            <text:p>15212</text:p>
          </table:table-cell>
          <table:table-cell office:value-type="float" office:value="513" calcext:value-type="float">
            <text:p>513</text:p>
          </table:table-cell>
          <table:table-cell table:formula="of:=([.$M$45]/([.$N$44]+[.W72]+[.X72]))" office:value-type="float" office:value="0.000388726919339164" calcext:value-type="float">
            <text:p>0.0003887269</text:p>
          </table:table-cell>
          <table:table-cell table:style-name="ce5" table:formula="of:=([.$M$45]/2)-([.Y72]*[.W72])" office:value-type="float" office:value="-0.913313896987367" calcext:value-type="float">
            <text:p>-0.913313897</text:p>
          </table:table-cell>
          <table:table-cell/>
          <table:table-cell table:style-name="ce5" table:formula="of:=([.Y72]*[.X72])-([.$M$45]/2)" office:value-type="float" office:value="-4.80058309037901" calcext:value-type="float">
            <text:p>-4.8005830904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73]/256" office:value-type="float" office:value="0.18359375" calcext:value-type="float">
            <text:p>0.18359375</text:p>
          </table:table-cell>
          <table:table-cell table:formula="of:=(([.B73]/2)*0.0061)*2" office:value-type="float" office:value="0.2867" calcext:value-type="float">
            <text:p>0.2867</text:p>
          </table:table-cell>
          <table:table-cell table:formula="of:=[.D73]*23" office:value-type="float" office:value="6.5941" calcext:value-type="float">
            <text:p>6.5941</text:p>
          </table:table-cell>
          <table:table-cell table:formula="of:=([.B73]/2)*-0.0061" office:value-type="float" office:value="-0.14335" calcext:value-type="float">
            <text:p>-0.14335</text:p>
          </table:table-cell>
          <table:table-cell table:formula="of:=[.F73]*23" office:value-type="float" office:value="-3.29705" calcext:value-type="float">
            <text:p>-3.29705</text:p>
          </table:table-cell>
          <table:table-cell table:formula="of:=[.B73]/255" office:value-type="float" office:value="0.184313725490196" calcext:value-type="float">
            <text:p>0.184313725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K73]/64" office:value-type="float" office:value="0.703125" calcext:value-type="float">
            <text:p>0.703125</text:p>
          </table:table-cell>
          <table:table-cell table:formula="of:=(([.K73]/2)*0.0061)*2" office:value-type="float" office:value="0.2745" calcext:value-type="float">
            <text:p>0.2745</text:p>
          </table:table-cell>
          <table:table-cell table:formula="of:=[.M73]*23" office:value-type="float" office:value="6.3135" calcext:value-type="float">
            <text:p>6.3135</text:p>
          </table:table-cell>
          <table:table-cell table:formula="of:=([.K73]/2)*-0.0061" office:value-type="float" office:value="-0.13725" calcext:value-type="float">
            <text:p>-0.13725</text:p>
          </table:table-cell>
          <table:table-cell table:formula="of:=[.O73]*23" office:value-type="float" office:value="-3.15675" calcext:value-type="float">
            <text:p>-3.156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: 0.004365 V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B74]/256" office:value-type="float" office:value="0.1875" calcext:value-type="float">
            <text:p>0.1875</text:p>
          </table:table-cell>
          <table:table-cell table:style-name="ce2" table:formula="of:=(([.B74]/2)*0.0061)*2" office:value-type="float" office:value="0.2928" calcext:value-type="float">
            <text:p>0.2928</text:p>
          </table:table-cell>
          <table:table-cell table:style-name="ce2" table:formula="of:=[.D74]*23" office:value-type="float" office:value="6.7344" calcext:value-type="float">
            <text:p>6.7344</text:p>
          </table:table-cell>
          <table:table-cell table:style-name="ce2" table:formula="of:=([.B74]/2)*-0.0061" office:value-type="float" office:value="-0.1464" calcext:value-type="float">
            <text:p>-0.1464</text:p>
          </table:table-cell>
          <table:table-cell table:style-name="ce2" table:formula="of:=[.F74]*23" office:value-type="float" office:value="-3.3672" calcext:value-type="float">
            <text:p>-3.3672</text:p>
          </table:table-cell>
          <table:table-cell table:formula="of:=[.B74]/255" office:value-type="float" office:value="0.188235294117647" calcext:value-type="float">
            <text:p>0.188235294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K74]/64" office:value-type="float" office:value="0.71875" calcext:value-type="float">
            <text:p>0.71875</text:p>
          </table:table-cell>
          <table:table-cell table:formula="of:=(([.K74]/2)*0.0061)*2" office:value-type="float" office:value="0.2806" calcext:value-type="float">
            <text:p>0.2806</text:p>
          </table:table-cell>
          <table:table-cell table:formula="of:=[.M74]*23" office:value-type="float" office:value="6.4538" calcext:value-type="float">
            <text:p>6.4538</text:p>
          </table:table-cell>
          <table:table-cell table:formula="of:=([.K74]/2)*-0.0061" office:value-type="float" office:value="-0.1403" calcext:value-type="float">
            <text:p>-0.1403</text:p>
          </table:table-cell>
          <table:table-cell table:formula="of:=[.O74]*23" office:value-type="float" office:value="-3.2269" calcext:value-type="float">
            <text:p>-3.22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B75]/256" office:value-type="float" office:value="0.19140625" calcext:value-type="float">
            <text:p>0.19140625</text:p>
          </table:table-cell>
          <table:table-cell table:formula="of:=(([.B75]/2)*0.0061)*2" office:value-type="float" office:value="0.2989" calcext:value-type="float">
            <text:p>0.2989</text:p>
          </table:table-cell>
          <table:table-cell table:formula="of:=[.D75]*23" office:value-type="float" office:value="6.8747" calcext:value-type="float">
            <text:p>6.8747</text:p>
          </table:table-cell>
          <table:table-cell table:formula="of:=([.B75]/2)*-0.0061" office:value-type="float" office:value="-0.14945" calcext:value-type="float">
            <text:p>-0.14945</text:p>
          </table:table-cell>
          <table:table-cell table:formula="of:=[.F75]*23" office:value-type="float" office:value="-3.43735" calcext:value-type="float">
            <text:p>-3.43735</text:p>
          </table:table-cell>
          <table:table-cell table:formula="of:=[.B75]/255" office:value-type="float" office:value="0.192156862745098" calcext:value-type="float">
            <text:p>0.192156862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K75]/64" office:value-type="float" office:value="0.734375" calcext:value-type="float">
            <text:p>0.734375</text:p>
          </table:table-cell>
          <table:table-cell table:formula="of:=(([.K75]/2)*0.0061)*2" office:value-type="float" office:value="0.2867" calcext:value-type="float">
            <text:p>0.2867</text:p>
          </table:table-cell>
          <table:table-cell table:formula="of:=[.M75]*23" office:value-type="float" office:value="6.5941" calcext:value-type="float">
            <text:p>6.5941</text:p>
          </table:table-cell>
          <table:table-cell table:formula="of:=([.K75]/2)*-0.0061" office:value-type="float" office:value="-0.14335" calcext:value-type="float">
            <text:p>-0.14335</text:p>
          </table:table-cell>
          <table:table-cell table:formula="of:=[.O75]*23" office:value-type="float" office:value="-3.29705" calcext:value-type="float">
            <text:p>-3.29705</text:p>
          </table:table-cell>
          <table:table-cell table:number-columns-repeated="6"/>
          <table:table-cell office:value-type="float" office:value="48000" calcext:value-type="float">
            <text:p>48000</text:p>
          </table:table-cell>
          <table:table-cell table:formula="of:=[.W75]" office:value-type="float" office:value="48000" calcext:value-type="float">
            <text:p>48000</text:p>
          </table:table-cell>
          <table:table-cell table:formula="of:=([.$M$45]/([.$N$44]+[.W75]+[.X75]))" office:value-type="float" office:value="0.0000943396226415094" calcext:value-type="float">
            <text:p>9.43396226415094E-005</text:p>
          </table:table-cell>
          <table:table-cell table:style-name="ce5" table:formula="of:=([.$M$45]/2)-([.Y75]*[.W75])" office:value-type="float" office:value="0.471698113207547" calcext:value-type="float">
            <text:p>0.4716981132</text:p>
          </table:table-cell>
          <table:table-cell/>
          <table:table-cell table:style-name="ce5" table:formula="of:=([.Y75]*[.X75])-([.$M$45]/2)" office:value-type="float" office:value="-0.471698113207547" calcext:value-type="float">
            <text:p>-0.471698113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76]/256" office:value-type="float" office:value="0.1953125" calcext:value-type="float">
            <text:p>0.1953125</text:p>
          </table:table-cell>
          <table:table-cell table:formula="of:=(([.B76]/2)*0.0061)*2" office:value-type="float" office:value="0.305" calcext:value-type="float">
            <text:p>0.305</text:p>
          </table:table-cell>
          <table:table-cell table:formula="of:=[.D76]*23" office:value-type="float" office:value="7.015" calcext:value-type="float">
            <text:p>7.015</text:p>
          </table:table-cell>
          <table:table-cell table:formula="of:=([.B76]/2)*-0.0061" office:value-type="float" office:value="-0.1525" calcext:value-type="float">
            <text:p>-0.1525</text:p>
          </table:table-cell>
          <table:table-cell table:formula="of:=[.F76]*23" office:value-type="float" office:value="-3.5075" calcext:value-type="float">
            <text:p>-3.5075</text:p>
          </table:table-cell>
          <table:table-cell table:formula="of:=[.B76]/255" office:value-type="float" office:value="0.196078431372549" calcext:value-type="float">
            <text:p>0.196078431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K76]/64" office:value-type="float" office:value="0.75" calcext:value-type="float">
            <text:p>0.75</text:p>
          </table:table-cell>
          <table:table-cell table:formula="of:=(([.K76]/2)*0.0061)*2" office:value-type="float" office:value="0.2928" calcext:value-type="float">
            <text:p>0.2928</text:p>
          </table:table-cell>
          <table:table-cell table:formula="of:=[.M76]*23" office:value-type="float" office:value="6.7344" calcext:value-type="float">
            <text:p>6.7344</text:p>
          </table:table-cell>
          <table:table-cell table:formula="of:=([.K76]/2)*-0.0061" office:value-type="float" office:value="-0.1464" calcext:value-type="float">
            <text:p>-0.1464</text:p>
          </table:table-cell>
          <table:table-cell table:formula="of:=[.O76]*23" office:value-type="float" office:value="-3.3672" calcext:value-type="float">
            <text:p>-3.3672</text:p>
          </table:table-cell>
          <table:table-cell table:number-columns-repeated="6"/>
          <table:table-cell office:value-type="float" office:value="5219" calcext:value-type="float">
            <text:p>5219</text:p>
          </table:table-cell>
          <table:table-cell table:formula="of:=[.W76]" office:value-type="float" office:value="5219" calcext:value-type="float">
            <text:p>5219</text:p>
          </table:table-cell>
          <table:table-cell table:formula="of:=([.$M$45]/([.$N$44]+[.W76]+[.X76]))" office:value-type="float" office:value="0.000489284665818573" calcext:value-type="float">
            <text:p>0.0004892847</text:p>
          </table:table-cell>
          <table:table-cell table:style-name="ce5" table:formula="of:=([.$M$45]/2)-([.Y76]*[.W76])" office:value-type="float" office:value="2.44642332909287" calcext:value-type="float">
            <text:p>2.4464233291</text:p>
          </table:table-cell>
          <table:table-cell/>
          <table:table-cell table:style-name="ce5" table:formula="of:=([.Y76]*[.X76])-([.$M$45]/2)" office:value-type="float" office:value="-2.44642332909287" calcext:value-type="float">
            <text:p>-2.4464233291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B77]/256" office:value-type="float" office:value="0.19921875" calcext:value-type="float">
            <text:p>0.19921875</text:p>
          </table:table-cell>
          <table:table-cell table:formula="of:=(([.B77]/2)*0.0061)*2" office:value-type="float" office:value="0.3111" calcext:value-type="float">
            <text:p>0.3111</text:p>
          </table:table-cell>
          <table:table-cell table:formula="of:=[.D77]*23" office:value-type="float" office:value="7.1553" calcext:value-type="float">
            <text:p>7.1553</text:p>
          </table:table-cell>
          <table:table-cell table:formula="of:=([.B77]/2)*-0.0061" office:value-type="float" office:value="-0.15555" calcext:value-type="float">
            <text:p>-0.15555</text:p>
          </table:table-cell>
          <table:table-cell table:formula="of:=[.F77]*23" office:value-type="float" office:value="-3.57765" calcext:value-type="float">
            <text:p>-3.57765</text:p>
          </table:table-cell>
          <table:table-cell table:formula="of:=[.B77]/255" office:value-type="float" office:value="0.2" calcext:value-type="float">
            <text:p>0.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K77]/64" office:value-type="float" office:value="0.765625" calcext:value-type="float">
            <text:p>0.765625</text:p>
          </table:table-cell>
          <table:table-cell table:formula="of:=(([.K77]/2)*0.0061)*2" office:value-type="float" office:value="0.2989" calcext:value-type="float">
            <text:p>0.2989</text:p>
          </table:table-cell>
          <table:table-cell table:formula="of:=[.M77]*23" office:value-type="float" office:value="6.8747" calcext:value-type="float">
            <text:p>6.8747</text:p>
          </table:table-cell>
          <table:table-cell table:formula="of:=([.K77]/2)*-0.0061" office:value-type="float" office:value="-0.14945" calcext:value-type="float">
            <text:p>-0.14945</text:p>
          </table:table-cell>
          <table:table-cell table:formula="of:=[.O77]*23" office:value-type="float" office:value="-3.43735" calcext:value-type="float">
            <text:p>-3.437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B78]/256" office:value-type="float" office:value="0.203125" calcext:value-type="float">
            <text:p>0.203125</text:p>
          </table:table-cell>
          <table:table-cell table:formula="of:=(([.B78]/2)*0.0061)*2" office:value-type="float" office:value="0.3172" calcext:value-type="float">
            <text:p>0.3172</text:p>
          </table:table-cell>
          <table:table-cell table:formula="of:=[.D78]*23" office:value-type="float" office:value="7.2956" calcext:value-type="float">
            <text:p>7.2956</text:p>
          </table:table-cell>
          <table:table-cell table:formula="of:=([.B78]/2)*-0.0061" office:value-type="float" office:value="-0.1586" calcext:value-type="float">
            <text:p>-0.1586</text:p>
          </table:table-cell>
          <table:table-cell table:formula="of:=[.F78]*23" office:value-type="float" office:value="-3.6478" calcext:value-type="float">
            <text:p>-3.6478</text:p>
          </table:table-cell>
          <table:table-cell table:formula="of:=[.B78]/255" office:value-type="float" office:value="0.203921568627451" calcext:value-type="float">
            <text:p>0.203921568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B79]/256" office:value-type="float" office:value="0.20703125" calcext:value-type="float">
            <text:p>0.20703125</text:p>
          </table:table-cell>
          <table:table-cell table:formula="of:=(([.B79]/2)*0.0061)*2" office:value-type="float" office:value="0.3233" calcext:value-type="float">
            <text:p>0.3233</text:p>
          </table:table-cell>
          <table:table-cell table:formula="of:=[.D79]*23" office:value-type="float" office:value="7.4359" calcext:value-type="float">
            <text:p>7.4359</text:p>
          </table:table-cell>
          <table:table-cell table:formula="of:=([.B79]/2)*-0.0061" office:value-type="float" office:value="-0.16165" calcext:value-type="float">
            <text:p>-0.16165</text:p>
          </table:table-cell>
          <table:table-cell table:formula="of:=[.F79]*23" office:value-type="float" office:value="-3.71795" calcext:value-type="float">
            <text:p>-3.71795</text:p>
          </table:table-cell>
          <table:table-cell table:formula="of:=[.B79]/255" office:value-type="float" office:value="0.207843137254902" calcext:value-type="float">
            <text:p>0.207843137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B80]/256" office:value-type="float" office:value="0.2109375" calcext:value-type="float">
            <text:p>0.2109375</text:p>
          </table:table-cell>
          <table:table-cell table:formula="of:=(([.B80]/2)*0.0061)*2" office:value-type="float" office:value="0.3294" calcext:value-type="float">
            <text:p>0.3294</text:p>
          </table:table-cell>
          <table:table-cell table:formula="of:=[.D80]*23" office:value-type="float" office:value="7.5762" calcext:value-type="float">
            <text:p>7.5762</text:p>
          </table:table-cell>
          <table:table-cell table:formula="of:=([.B80]/2)*-0.0061" office:value-type="float" office:value="-0.1647" calcext:value-type="float">
            <text:p>-0.1647</text:p>
          </table:table-cell>
          <table:table-cell table:formula="of:=[.F80]*23" office:value-type="float" office:value="-3.7881" calcext:value-type="float">
            <text:p>-3.7881</text:p>
          </table:table-cell>
          <table:table-cell table:formula="of:=[.B80]/255" office:value-type="float" office:value="0.211764705882353" calcext:value-type="float">
            <text:p>0.211764705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81]/256" office:value-type="float" office:value="0.21484375" calcext:value-type="float">
            <text:p>0.21484375</text:p>
          </table:table-cell>
          <table:table-cell table:formula="of:=(([.B81]/2)*0.0061)*2" office:value-type="float" office:value="0.3355" calcext:value-type="float">
            <text:p>0.3355</text:p>
          </table:table-cell>
          <table:table-cell table:formula="of:=[.D81]*23" office:value-type="float" office:value="7.7165" calcext:value-type="float">
            <text:p>7.7165</text:p>
          </table:table-cell>
          <table:table-cell table:formula="of:=([.B81]/2)*-0.0061" office:value-type="float" office:value="-0.16775" calcext:value-type="float">
            <text:p>-0.16775</text:p>
          </table:table-cell>
          <table:table-cell table:formula="of:=[.F81]*23" office:value-type="float" office:value="-3.85825" calcext:value-type="float">
            <text:p>-3.85825</text:p>
          </table:table-cell>
          <table:table-cell table:formula="of:=[.B81]/255" office:value-type="float" office:value="0.215686274509804" calcext:value-type="float">
            <text:p>0.215686274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B82]/256" office:value-type="float" office:value="0.21875" calcext:value-type="float">
            <text:p>0.21875</text:p>
          </table:table-cell>
          <table:table-cell table:formula="of:=(([.B82]/2)*0.0061)*2" office:value-type="float" office:value="0.3416" calcext:value-type="float">
            <text:p>0.3416</text:p>
          </table:table-cell>
          <table:table-cell table:formula="of:=[.D82]*23" office:value-type="float" office:value="7.8568" calcext:value-type="float">
            <text:p>7.8568</text:p>
          </table:table-cell>
          <table:table-cell table:formula="of:=([.B82]/2)*-0.0061" office:value-type="float" office:value="-0.1708" calcext:value-type="float">
            <text:p>-0.1708</text:p>
          </table:table-cell>
          <table:table-cell table:formula="of:=[.F82]*23" office:value-type="float" office:value="-3.9284" calcext:value-type="float">
            <text:p>-3.9284</text:p>
          </table:table-cell>
          <table:table-cell table:formula="of:=[.B82]/255" office:value-type="float" office:value="0.219607843137255" calcext:value-type="float">
            <text:p>0.219607843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83]/256" office:value-type="float" office:value="0.22265625" calcext:value-type="float">
            <text:p>0.22265625</text:p>
          </table:table-cell>
          <table:table-cell table:formula="of:=(([.B83]/2)*0.0061)*2" office:value-type="float" office:value="0.3477" calcext:value-type="float">
            <text:p>0.3477</text:p>
          </table:table-cell>
          <table:table-cell table:formula="of:=[.D83]*23" office:value-type="float" office:value="7.9971" calcext:value-type="float">
            <text:p>7.9971</text:p>
          </table:table-cell>
          <table:table-cell table:formula="of:=([.B83]/2)*-0.0061" office:value-type="float" office:value="-0.17385" calcext:value-type="float">
            <text:p>-0.17385</text:p>
          </table:table-cell>
          <table:table-cell table:formula="of:=[.F83]*23" office:value-type="float" office:value="-3.99855" calcext:value-type="float">
            <text:p>-3.99855</text:p>
          </table:table-cell>
          <table:table-cell table:formula="of:=[.B83]/255" office:value-type="float" office:value="0.223529411764706" calcext:value-type="float">
            <text:p>0.223529411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B84]/256" office:value-type="float" office:value="0.2265625" calcext:value-type="float">
            <text:p>0.2265625</text:p>
          </table:table-cell>
          <table:table-cell table:formula="of:=(([.B84]/2)*0.0061)*2" office:value-type="float" office:value="0.3538" calcext:value-type="float">
            <text:p>0.3538</text:p>
          </table:table-cell>
          <table:table-cell table:formula="of:=[.D84]*23" office:value-type="float" office:value="8.1374" calcext:value-type="float">
            <text:p>8.1374</text:p>
          </table:table-cell>
          <table:table-cell table:formula="of:=([.B84]/2)*-0.0061" office:value-type="float" office:value="-0.1769" calcext:value-type="float">
            <text:p>-0.1769</text:p>
          </table:table-cell>
          <table:table-cell table:formula="of:=[.F84]*23" office:value-type="float" office:value="-4.0687" calcext:value-type="float">
            <text:p>-4.0687</text:p>
          </table:table-cell>
          <table:table-cell table:formula="of:=[.B84]/255" office:value-type="float" office:value="0.227450980392157" calcext:value-type="float">
            <text:p>0.227450980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B85]/256" office:value-type="float" office:value="0.23046875" calcext:value-type="float">
            <text:p>0.23046875</text:p>
          </table:table-cell>
          <table:table-cell table:formula="of:=(([.B85]/2)*0.0061)*2" office:value-type="float" office:value="0.3599" calcext:value-type="float">
            <text:p>0.3599</text:p>
          </table:table-cell>
          <table:table-cell table:formula="of:=[.D85]*23" office:value-type="float" office:value="8.2777" calcext:value-type="float">
            <text:p>8.2777</text:p>
          </table:table-cell>
          <table:table-cell table:formula="of:=([.B85]/2)*-0.0061" office:value-type="float" office:value="-0.17995" calcext:value-type="float">
            <text:p>-0.17995</text:p>
          </table:table-cell>
          <table:table-cell table:formula="of:=[.F85]*23" office:value-type="float" office:value="-4.13885" calcext:value-type="float">
            <text:p>-4.13885</text:p>
          </table:table-cell>
          <table:table-cell table:formula="of:=[.B85]/255" office:value-type="float" office:value="0.231372549019608" calcext:value-type="float">
            <text:p>0.23137254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86]/256" office:value-type="float" office:value="0.234375" calcext:value-type="float">
            <text:p>0.234375</text:p>
          </table:table-cell>
          <table:table-cell table:formula="of:=(([.B86]/2)*0.0061)*2" office:value-type="float" office:value="0.366" calcext:value-type="float">
            <text:p>0.366</text:p>
          </table:table-cell>
          <table:table-cell table:formula="of:=[.D86]*23" office:value-type="float" office:value="8.418" calcext:value-type="float">
            <text:p>8.418</text:p>
          </table:table-cell>
          <table:table-cell table:formula="of:=([.B86]/2)*-0.0061" office:value-type="float" office:value="-0.183" calcext:value-type="float">
            <text:p>-0.183</text:p>
          </table:table-cell>
          <table:table-cell table:formula="of:=[.F86]*23" office:value-type="float" office:value="-4.209" calcext:value-type="float">
            <text:p>-4.209</text:p>
          </table:table-cell>
          <table:table-cell table:formula="of:=[.B86]/255" office:value-type="float" office:value="0.235294117647059" calcext:value-type="float">
            <text:p>0.2352941176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3P0" style:volatile="true">
      <number:number number:decimal-places="4" number:min-integer-digits="1"/>
    </number:number-style>
    <number:number-style style:name="N123">
      <style:text-properties fo:color="#ff0000"/>
      <number:text>-</number:text>
      <number:number number:decimal-places="4" number:min-integer-digits="1"/>
      <style:map style:condition="value()&gt;=0" style:apply-style-name="N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12:42:44.051537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20:59:35.328718090</meta:creation-date>
    <dc:date>2016-04-18T17:24:40.449969963</dc:date>
    <meta:editing-duration>PT12H55M7S</meta:editing-duration>
    <meta:editing-cycles>43</meta:editing-cycles>
    <meta:generator>LibreOffice/4.2.8.2$Linux_X86_64 LibreOffice_project/420m0$Build-2</meta:generator>
    <meta:document-statistic meta:table-count="1" meta:cell-count="1201" meta:object-count="0"/>
  </office:meta>
</office:document-meta>
</file>